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2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8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8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8">
      <style:table-cell-properties fo:border-bottom="0.74pt solid #000000" fo:background-color="#ffff38" style:diagonal-bl-tr="none" style:diagonal-tl-br="none" style:text-align-source="fix" style:repeat-content="false" fo:wrap-option="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8">
      <style:table-cell-properties fo:border-bottom="0.74pt solid #000000" fo:background-color="#b4c7dc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8">
      <style:table-cell-properties fo:border-bottom="0.74pt solid #000000" fo:background-color="#dee7e5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8">
      <style:table-cell-properties fo:border-bottom="0.06pt solid #000000" fo:background-color="#dee7e5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2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2">
      <style:table-cell-properties fo:border-bottom="0.74pt solid #000000" fo:background-color="#b4c7dc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2">
      <style:table-cell-properties fo:border-bottom="0.74pt solid #000000" fo:background-color="#dee7e5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order-bottom="0.06pt solid #000000" fo:background-color="#dee7e5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2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0.06pt solid #000000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2">
      <style:table-cell-properties fo:border-bottom="0.74pt solid #000000" fo:background-color="#b4c7d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2">
      <style:table-cell-properties fo:border-bottom="0.74pt solid #000000" fo:background-color="#dee7e5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2">
      <style:table-cell-properties fo:border-bottom="0.06pt solid #000000" fo:background-color="#dee7e5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8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8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8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Instancia</text:p>
          </table:table-cell>
          <table:table-cell table:style-name="ce1" office:value-type="string" calcext:value-type="string">
            <text:p>Elitism_ratio</text:p>
          </table:table-cell>
          <table:table-cell table:style-name="ce1" office:value-type="string" calcext:value-type="string">
            <text:p>Mutation_ratio</text:p>
          </table:table-cell>
          <table:table-cell table:style-name="ce1" office:value-type="string" calcext:value-type="string">
            <text:p>Crossover_bias</text:p>
          </table:table-cell>
          <table:table-cell table:style-name="ce1" office:value-type="string" calcext:value-type="string">
            <text:p>Melhor_objetivo</text:p>
          </table:table-cell>
          <table:table-cell table:style-name="ce1" office:value-type="string" calcext:value-type="string">
            <text:p>Media_objetivo</text:p>
          </table:table-cell>
          <table:table-cell table:style-name="ce1" office:value-type="string" calcext:value-type="string">
            <text:p>Desvio_padrao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2" calcext:value-type="float">
            <text:p>784,200</text:p>
          </table:table-cell>
          <table:table-cell office:value-type="float" office:value="0.421637021355784" calcext:value-type="float">
            <text:p>0,42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2" calcext:value-type="float">
            <text:p>784,200</text:p>
          </table:table-cell>
          <table:table-cell office:value-type="float" office:value="0.632455532033676" calcext:value-type="float">
            <text:p>0,63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5" calcext:value-type="float">
            <text:p>784,500</text:p>
          </table:table-cell>
          <table:table-cell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5" calcext:value-type="float">
            <text:p>784,500</text:p>
          </table:table-cell>
          <table:table-cell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6" calcext:value-type="float">
            <text:p>784,600</text:p>
          </table:table-cell>
          <table:table-cell office:value-type="float" office:value="0.699205898780101" calcext:value-type="float">
            <text:p>0,69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7" calcext:value-type="float">
            <text:p>784,700</text:p>
          </table:table-cell>
          <table:table-cell office:value-type="float" office:value="0.823272602348565" calcext:value-type="float">
            <text:p>0,82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8" calcext:value-type="float">
            <text:p>784,800</text:p>
          </table:table-cell>
          <table:table-cell office:value-type="float" office:value="0.788810637746616" calcext:value-type="float">
            <text:p>0,7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8" calcext:value-type="float">
            <text:p>784,800</text:p>
          </table:table-cell>
          <table:table-cell office:value-type="float" office:value="0.918936583472682" calcext:value-type="float">
            <text:p>0,91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737864787372622" calcext:value-type="float">
            <text:p>0,7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737864787372622" calcext:value-type="float">
            <text:p>0,7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994428926011753" calcext:value-type="float">
            <text:p>0,99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994428926011753" calcext:value-type="float">
            <text:p>0,99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2" calcext:value-type="float">
            <text:p>785,200</text:p>
          </table:table-cell>
          <table:table-cell office:value-type="float" office:value="0.788810637746615" calcext:value-type="float">
            <text:p>0,7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4" calcext:value-type="float">
            <text:p>785,400</text:p>
          </table:table-cell>
          <table:table-cell office:value-type="float" office:value="0.966091783079296" calcext:value-type="float">
            <text:p>0,96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9" calcext:value-type="float">
            <text:p>785,900</text:p>
          </table:table-cell>
          <table:table-cell office:value-type="float" office:value="4.30632609592497" calcext:value-type="float">
            <text:p>4,30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2" calcext:value-type="float">
            <text:p>786,200</text:p>
          </table:table-cell>
          <table:table-cell office:value-type="float" office:value="4.23739962188552" calcext:value-type="float">
            <text:p>4,23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4.08928138212843" calcext:value-type="float">
            <text:p>4,0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4.14326763155202" calcext:value-type="float">
            <text:p>4,14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5.85472269008343" calcext:value-type="float">
            <text:p>5,85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6" calcext:value-type="float">
            <text:p>786,600</text:p>
          </table:table-cell>
          <table:table-cell office:value-type="float" office:value="4.0879225911349" calcext:value-type="float">
            <text:p>4,08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7" calcext:value-type="float">
            <text:p>786,700</text:p>
          </table:table-cell>
          <table:table-cell office:value-type="float" office:value="5.75519089363874" calcext:value-type="float">
            <text:p>5,75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" calcext:value-type="float">
            <text:p>787,000</text:p>
          </table:table-cell>
          <table:table-cell office:value-type="float" office:value="8.44590630621329" calcext:value-type="float">
            <text:p>8,44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2" calcext:value-type="float">
            <text:p>787,200</text:p>
          </table:table-cell>
          <table:table-cell office:value-type="float" office:value="5.73100728008999" calcext:value-type="float">
            <text:p>5,73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3" calcext:value-type="float">
            <text:p>787,300</text:p>
          </table:table-cell>
          <table:table-cell office:value-type="float" office:value="8.38053299816505" calcext:value-type="float">
            <text:p>8,38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6" calcext:value-type="float">
            <text:p>787,600</text:p>
          </table:table-cell>
          <table:table-cell office:value-type="float" office:value="6.97933457509461" calcext:value-type="float">
            <text:p>6,97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6" calcext:value-type="float">
            <text:p>787,600</text:p>
          </table:table-cell>
          <table:table-cell office:value-type="float" office:value="9.29994026265163" calcext:value-type="float">
            <text:p>9,3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7" calcext:value-type="float">
            <text:p>787,700</text:p>
          </table:table-cell>
          <table:table-cell office:value-type="float" office:value="8.21989456542276" calcext:value-type="float">
            <text:p>8,2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7" calcext:value-type="float">
            <text:p>787,700</text:p>
          </table:table-cell>
          <table:table-cell office:value-type="float" office:value="8.21989456542276" calcext:value-type="float">
            <text:p>8,2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8" calcext:value-type="float">
            <text:p>787,800</text:p>
          </table:table-cell>
          <table:table-cell office:value-type="float" office:value="8.18942407417436" calcext:value-type="float">
            <text:p>8,1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9" calcext:value-type="float">
            <text:p>787,900</text:p>
          </table:table-cell>
          <table:table-cell office:value-type="float" office:value="5.38413306753175" calcext:value-type="float">
            <text:p>5,38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" calcext:value-type="float">
            <text:p>788,000</text:p>
          </table:table-cell>
          <table:table-cell office:value-type="float" office:value="9.53356643071673" calcext:value-type="float">
            <text:p>9,53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1" calcext:value-type="float">
            <text:p>788,100</text:p>
          </table:table-cell>
          <table:table-cell office:value-type="float" office:value="6.96738433305099" calcext:value-type="float">
            <text:p>6,9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2" calcext:value-type="float">
            <text:p>788,200</text:p>
          </table:table-cell>
          <table:table-cell office:value-type="float" office:value="8.0526048235614" calcext:value-type="float">
            <text:p>8,05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3" calcext:value-type="float">
            <text:p>788,300</text:p>
          </table:table-cell>
          <table:table-cell office:value-type="float" office:value="9.14148055112883" calcext:value-type="float">
            <text:p>9,14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5" calcext:value-type="float">
            <text:p>788,500</text:p>
          </table:table-cell>
          <table:table-cell office:value-type="float" office:value="9.96939761915879" calcext:value-type="float">
            <text:p>9,9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6" calcext:value-type="float">
            <text:p>788,600</text:p>
          </table:table-cell>
          <table:table-cell office:value-type="float" office:value="8.94675608499776" calcext:value-type="float">
            <text:p>8,94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8.90754985641082" calcext:value-type="float">
            <text:p>8,9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8.92001494767058" calcext:value-type="float">
            <text:p>8,9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9.87758405009376" calcext:value-type="float">
            <text:p>9,87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9.88882646671934" calcext:value-type="float">
            <text:p>9,8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5" calcext:value-type="float">
            <text:p>785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7.99722173980161" calcext:value-type="float">
            <text:p>7,99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6691728969106" calcext:value-type="float">
            <text:p>8,8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9.34285228872259" calcext:value-type="float">
            <text:p>9,34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9" calcext:value-type="float">
            <text:p>788,900</text:p>
          </table:table-cell>
          <table:table-cell office:value-type="float" office:value="6.24410833417301" calcext:value-type="float">
            <text:p>6,2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9" calcext:value-type="float">
            <text:p>788,900</text:p>
          </table:table-cell>
          <table:table-cell office:value-type="float" office:value="9.15848119383218" calcext:value-type="float">
            <text:p>9,15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2" calcext:value-type="float">
            <text:p>789,200</text:p>
          </table:table-cell>
          <table:table-cell office:value-type="float" office:value="7.5395254787317" calcext:value-type="float">
            <text:p>7,54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5" calcext:value-type="float">
            <text:p>785,000</text:p>
          </table:table-cell>
          <table:table-cell office:value-type="float" office:value="789.3" calcext:value-type="float">
            <text:p>789,300</text:p>
          </table:table-cell>
          <table:table-cell office:value-type="float" office:value="8.59004591890456" calcext:value-type="float">
            <text:p>8,59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3" calcext:value-type="float">
            <text:p>789,300</text:p>
          </table:table-cell>
          <table:table-cell office:value-type="float" office:value="9.6038186849468" calcext:value-type="float">
            <text:p>9,60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6" calcext:value-type="float">
            <text:p>789,600</text:p>
          </table:table-cell>
          <table:table-cell office:value-type="float" office:value="11.0272390016722" calcext:value-type="float">
            <text:p>11,02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7" calcext:value-type="float">
            <text:p>789,700</text:p>
          </table:table-cell>
          <table:table-cell office:value-type="float" office:value="7.07185344242308" calcext:value-type="float">
            <text:p>7,07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7" calcext:value-type="float">
            <text:p>789,700</text:p>
          </table:table-cell>
          <table:table-cell office:value-type="float" office:value="8.53814968245462" calcext:value-type="float">
            <text:p>8,5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" calcext:value-type="float">
            <text:p>790,000</text:p>
          </table:table-cell>
          <table:table-cell office:value-type="float" office:value="9.2255683353987" calcext:value-type="float">
            <text:p>9,22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" calcext:value-type="float">
            <text:p>790,000</text:p>
          </table:table-cell>
          <table:table-cell office:value-type="float" office:value="9.23760430703401" calcext:value-type="float">
            <text:p>9,2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1" calcext:value-type="float">
            <text:p>790,100</text:p>
          </table:table-cell>
          <table:table-cell office:value-type="float" office:value="11.0398268907523" calcext:value-type="float">
            <text:p>11,04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2" calcext:value-type="float">
            <text:p>790,200</text:p>
          </table:table-cell>
          <table:table-cell office:value-type="float" office:value="10.0752722599" calcext:value-type="float">
            <text:p>10,07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3" calcext:value-type="float">
            <text:p>790,300</text:p>
          </table:table-cell>
          <table:table-cell office:value-type="float" office:value="10.934654391734" calcext:value-type="float">
            <text:p>10,93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3" calcext:value-type="float">
            <text:p>790,300</text:p>
          </table:table-cell>
          <table:table-cell office:value-type="float" office:value="12.0004629540327" calcext:value-type="float">
            <text:p>12,0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5" calcext:value-type="float">
            <text:p>790,500</text:p>
          </table:table-cell>
          <table:table-cell office:value-type="float" office:value="12.1678081656293" calcext:value-type="float">
            <text:p>12,16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0.5007936208016" calcext:value-type="float">
            <text:p>10,50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1.9368709840095" calcext:value-type="float">
            <text:p>11,93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2.1216060542048" calcext:value-type="float">
            <text:p>12,12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7.0241658304371" calcext:value-type="float">
            <text:p>17,02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7" calcext:value-type="float">
            <text:p>790,700</text:p>
          </table:table-cell>
          <table:table-cell office:value-type="float" office:value="10.5940234723798" calcext:value-type="float">
            <text:p>10,59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8" calcext:value-type="float">
            <text:p>790,800</text:p>
          </table:table-cell>
          <table:table-cell office:value-type="float" office:value="12.7958326549441" calcext:value-type="float">
            <text:p>12,79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9" calcext:value-type="float">
            <text:p>790,900</text:p>
          </table:table-cell>
          <table:table-cell office:value-type="float" office:value="15.9335425369808" calcext:value-type="float">
            <text:p>15,93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" calcext:value-type="float">
            <text:p>791,000</text:p>
          </table:table-cell>
          <table:table-cell office:value-type="float" office:value="10.381607668265" calcext:value-type="float">
            <text:p>10,38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" calcext:value-type="float">
            <text:p>791,000</text:p>
          </table:table-cell>
          <table:table-cell office:value-type="float" office:value="11.3920049937567" calcext:value-type="float">
            <text:p>11,39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3" calcext:value-type="float">
            <text:p>791,300</text:p>
          </table:table-cell>
          <table:table-cell office:value-type="float" office:value="11.1957333142785" calcext:value-type="float">
            <text:p>11,19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3" calcext:value-type="float">
            <text:p>791,300</text:p>
          </table:table-cell>
          <table:table-cell office:value-type="float" office:value="15.0853129455993" calcext:value-type="float">
            <text:p>15,08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4" calcext:value-type="float">
            <text:p>791,400</text:p>
          </table:table-cell>
          <table:table-cell office:value-type="float" office:value="10.7103273111101" calcext:value-type="float">
            <text:p>10,71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4" calcext:value-type="float">
            <text:p>791,400</text:p>
          </table:table-cell>
          <table:table-cell office:value-type="float" office:value="11.0070684360349" calcext:value-type="float">
            <text:p>11,0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5" calcext:value-type="float">
            <text:p>791,500</text:p>
          </table:table-cell>
          <table:table-cell office:value-type="float" office:value="14.0257699333128" calcext:value-type="float">
            <text:p>14,02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5" calcext:value-type="float">
            <text:p>791,500</text:p>
          </table:table-cell>
          <table:table-cell office:value-type="float" office:value="14.6230411793626" calcext:value-type="float">
            <text:p>14,62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.7" calcext:value-type="float">
            <text:p>791,700</text:p>
          </table:table-cell>
          <table:table-cell office:value-type="float" office:value="10.4141997078775" calcext:value-type="float">
            <text:p>10,41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0.9219452886786" calcext:value-type="float">
            <text:p>10,92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1.9981480052363" calcext:value-type="float">
            <text:p>11,99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5.7536591869247" calcext:value-type="float">
            <text:p>15,7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.9" calcext:value-type="float">
            <text:p>791,900</text:p>
          </table:table-cell>
          <table:table-cell office:value-type="float" office:value="9.1706052144883" calcext:value-type="float">
            <text:p>9,17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0.1653004546513" calcext:value-type="float">
            <text:p>10,16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3.1064021675583" calcext:value-type="float">
            <text:p>13,10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3.3998341614945" calcext:value-type="float">
            <text:p>13,4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1.4192819388962" calcext:value-type="float">
            <text:p>11,41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4.6348138962468" calcext:value-type="float">
            <text:p>14,63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6.8773352293674" calcext:value-type="float">
            <text:p>16,87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4" calcext:value-type="float">
            <text:p>792,400</text:p>
          </table:table-cell>
          <table:table-cell office:value-type="float" office:value="15.4574685292687" calcext:value-type="float">
            <text:p>15,45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1.2076362856363" calcext:value-type="float">
            <text:p>11,2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2.5543263901777" calcext:value-type="float">
            <text:p>12,5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3.2685928249968" calcext:value-type="float">
            <text:p>13,2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0.1767709351575" calcext:value-type="float">
            <text:p>10,17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1.3436227801253" calcext:value-type="float">
            <text:p>11,3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2.6583305903003" calcext:value-type="float">
            <text:p>12,65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9" calcext:value-type="float">
            <text:p>792,900</text:p>
          </table:table-cell>
          <table:table-cell office:value-type="float" office:value="18.1686543255135" calcext:value-type="float">
            <text:p>18,1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" calcext:value-type="float">
            <text:p>793,000</text:p>
          </table:table-cell>
          <table:table-cell office:value-type="float" office:value="11.4600756251141" calcext:value-type="float">
            <text:p>11,46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" calcext:value-type="float">
            <text:p>793,000</text:p>
          </table:table-cell>
          <table:table-cell office:value-type="float" office:value="12.8495568449309" calcext:value-type="float">
            <text:p>12,85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2" calcext:value-type="float">
            <text:p>793,200</text:p>
          </table:table-cell>
          <table:table-cell office:value-type="float" office:value="13.5630216233535" calcext:value-type="float">
            <text:p>13,56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1.6814192440626" calcext:value-type="float">
            <text:p>11,68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1.7288817312933" calcext:value-type="float">
            <text:p>11,72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5.5995014165339" calcext:value-type="float">
            <text:p>15,6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4" calcext:value-type="float">
            <text:p>793,400</text:p>
          </table:table-cell>
          <table:table-cell office:value-type="float" office:value="9.07009739014233" calcext:value-type="float">
            <text:p>9,07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4" calcext:value-type="float">
            <text:p>793,400</text:p>
          </table:table-cell>
          <table:table-cell office:value-type="float" office:value="14.0174494430652" calcext:value-type="float">
            <text:p>14,01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5" calcext:value-type="float">
            <text:p>785,000</text:p>
          </table:table-cell>
          <table:table-cell office:value-type="float" office:value="793.5" calcext:value-type="float">
            <text:p>793,500</text:p>
          </table:table-cell>
          <table:table-cell office:value-type="float" office:value="10.6692705155195" calcext:value-type="float">
            <text:p>10,6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6" calcext:value-type="float">
            <text:p>793,600</text:p>
          </table:table-cell>
          <table:table-cell office:value-type="float" office:value="12.0756872360219" calcext:value-type="float">
            <text:p>12,07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6" calcext:value-type="float">
            <text:p>793,600</text:p>
          </table:table-cell>
          <table:table-cell office:value-type="float" office:value="15.7705773867386" calcext:value-type="float">
            <text:p>15,77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8" calcext:value-type="float">
            <text:p>793,800</text:p>
          </table:table-cell>
          <table:table-cell office:value-type="float" office:value="12.5857061780418" calcext:value-type="float">
            <text:p>12,58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" calcext:value-type="float">
            <text:p>794,000</text:p>
          </table:table-cell>
          <table:table-cell office:value-type="float" office:value="12.4275679215382" calcext:value-type="float">
            <text:p>12,4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" calcext:value-type="float">
            <text:p>794,000</text:p>
          </table:table-cell>
          <table:table-cell office:value-type="float" office:value="13.1740485635797" calcext:value-type="float">
            <text:p>13,17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3" calcext:value-type="float">
            <text:p>794,300</text:p>
          </table:table-cell>
          <table:table-cell office:value-type="float" office:value="12.1842338928451" calcext:value-type="float">
            <text:p>12,18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3" calcext:value-type="float">
            <text:p>794,300</text:p>
          </table:table-cell>
          <table:table-cell office:value-type="float" office:value="16.0072900059109" calcext:value-type="float">
            <text:p>16,0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5" calcext:value-type="float">
            <text:p>794,500</text:p>
          </table:table-cell>
          <table:table-cell office:value-type="float" office:value="13.5585151596085" calcext:value-type="float">
            <text:p>13,55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5" calcext:value-type="float">
            <text:p>794,500</text:p>
          </table:table-cell>
          <table:table-cell office:value-type="float" office:value="14.4779525869893" calcext:value-type="float">
            <text:p>14,47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6" calcext:value-type="float">
            <text:p>794,600</text:p>
          </table:table-cell>
          <table:table-cell office:value-type="float" office:value="11.6542791378198" calcext:value-type="float">
            <text:p>11,6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9" calcext:value-type="float">
            <text:p>794,900</text:p>
          </table:table-cell>
          <table:table-cell office:value-type="float" office:value="15.3438369821024" calcext:value-type="float">
            <text:p>15,3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5.3" calcext:value-type="float">
            <text:p>795,300</text:p>
          </table:table-cell>
          <table:table-cell office:value-type="float" office:value="14.0795359772023" calcext:value-type="float">
            <text:p>14,08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5.6" calcext:value-type="float">
            <text:p>795,600</text:p>
          </table:table-cell>
          <table:table-cell office:value-type="float" office:value="16.008331164324" calcext:value-type="float">
            <text:p>16,0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5.8" calcext:value-type="float">
            <text:p>795,800</text:p>
          </table:table-cell>
          <table:table-cell office:value-type="float" office:value="15.4976700757816" calcext:value-type="float">
            <text:p>15,49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1" calcext:value-type="float">
            <text:p>796,100</text:p>
          </table:table-cell>
          <table:table-cell office:value-type="float" office:value="17.2784387154756" calcext:value-type="float">
            <text:p>17,27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2" calcext:value-type="float">
            <text:p>796,200</text:p>
          </table:table-cell>
          <table:table-cell office:value-type="float" office:value="14.9502879942532" calcext:value-type="float">
            <text:p>14,95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4" calcext:value-type="float">
            <text:p>796,400</text:p>
          </table:table-cell>
          <table:table-cell office:value-type="float" office:value="10.4264620610786" calcext:value-type="float">
            <text:p>10,42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6" calcext:value-type="float">
            <text:p>796,600</text:p>
          </table:table-cell>
          <table:table-cell office:value-type="float" office:value="17.9950610508056" calcext:value-type="float">
            <text:p>17,99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7" calcext:value-type="float">
            <text:p>796,700</text:p>
          </table:table-cell>
          <table:table-cell office:value-type="float" office:value="16.7799483511323" calcext:value-type="float">
            <text:p>16,78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1" calcext:value-type="float">
            <text:p>797,100</text:p>
          </table:table-cell>
          <table:table-cell office:value-type="float" office:value="16.9276237093233" calcext:value-type="float">
            <text:p>16,9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1" calcext:value-type="float">
            <text:p>797,100</text:p>
          </table:table-cell>
          <table:table-cell office:value-type="float" office:value="21.599639914694" calcext:value-type="float">
            <text:p>21,6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6" calcext:value-type="float">
            <text:p>797,600</text:p>
          </table:table-cell>
          <table:table-cell office:value-type="float" office:value="16.9718721549641" calcext:value-type="float">
            <text:p>16,97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8" calcext:value-type="float">
            <text:p>797,800</text:p>
          </table:table-cell>
          <table:table-cell office:value-type="float" office:value="14.242346872775" calcext:value-type="float">
            <text:p>14,24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8" calcext:value-type="float">
            <text:p>797,800</text:p>
          </table:table-cell>
          <table:table-cell office:value-type="float" office:value="17.4279469052821" calcext:value-type="float">
            <text:p>17,4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9" calcext:value-type="float">
            <text:p>797,900</text:p>
          </table:table-cell>
          <table:table-cell office:value-type="float" office:value="14.5024902076237" calcext:value-type="float">
            <text:p>14,50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1" calcext:value-type="float">
            <text:p>798,100</text:p>
          </table:table-cell>
          <table:table-cell office:value-type="float" office:value="17.3362177087289" calcext:value-type="float">
            <text:p>17,33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4" calcext:value-type="float">
            <text:p>798,400</text:p>
          </table:table-cell>
          <table:table-cell office:value-type="float" office:value="23.1670263761043" calcext:value-type="float">
            <text:p>23,1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6" calcext:value-type="float">
            <text:p>786,000</text:p>
          </table:table-cell>
          <table:table-cell office:value-type="float" office:value="798.5" calcext:value-type="float">
            <text:p>798,500</text:p>
          </table:table-cell>
          <table:table-cell office:value-type="float" office:value="13.2518342545895" calcext:value-type="float">
            <text:p>13,25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8" calcext:value-type="float">
            <text:p>798,800</text:p>
          </table:table-cell>
          <table:table-cell office:value-type="float" office:value="17.743856526822" calcext:value-type="float">
            <text:p>17,7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9" calcext:value-type="float">
            <text:p>798,900</text:p>
          </table:table-cell>
          <table:table-cell office:value-type="float" office:value="15.307587080341" calcext:value-type="float">
            <text:p>15,3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1" calcext:value-type="float">
            <text:p>799,100</text:p>
          </table:table-cell>
          <table:table-cell office:value-type="float" office:value="11.5801554393713" calcext:value-type="float">
            <text:p>11,58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3" calcext:value-type="float">
            <text:p>799,300</text:p>
          </table:table-cell>
          <table:table-cell office:value-type="float" office:value="19.2067696398952" calcext:value-type="float">
            <text:p>19,2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9.5" calcext:value-type="float">
            <text:p>799,500</text:p>
          </table:table-cell>
          <table:table-cell office:value-type="float" office:value="15.8482385982376" calcext:value-type="float">
            <text:p>15,84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7" calcext:value-type="float">
            <text:p>799,700</text:p>
          </table:table-cell>
          <table:table-cell office:value-type="float" office:value="13.1997474723319" calcext:value-type="float">
            <text:p>13,2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2" calcext:value-type="float">
            <text:p>800,200</text:p>
          </table:table-cell>
          <table:table-cell office:value-type="float" office:value="17.9555005499708" calcext:value-type="float">
            <text:p>17,95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2" calcext:value-type="float">
            <text:p>800,200</text:p>
          </table:table-cell>
          <table:table-cell office:value-type="float" office:value="20.6763418212969" calcext:value-type="float">
            <text:p>20,67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3" calcext:value-type="float">
            <text:p>800,300</text:p>
          </table:table-cell>
          <table:table-cell office:value-type="float" office:value="16.2004801026252" calcext:value-type="float">
            <text:p>16,2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3" calcext:value-type="float">
            <text:p>800,300</text:p>
          </table:table-cell>
          <table:table-cell office:value-type="float" office:value="17.8639923371631" calcext:value-type="float">
            <text:p>17,86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5" calcext:value-type="float">
            <text:p>800,500</text:p>
          </table:table-cell>
          <table:table-cell office:value-type="float" office:value="21.1673228244754" calcext:value-type="float">
            <text:p>21,1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6" calcext:value-type="float">
            <text:p>800,600</text:p>
          </table:table-cell>
          <table:table-cell office:value-type="float" office:value="12.5184308565855" calcext:value-type="float">
            <text:p>12,51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8" calcext:value-type="float">
            <text:p>800,800</text:p>
          </table:table-cell>
          <table:table-cell office:value-type="float" office:value="20.0875859951143" calcext:value-type="float">
            <text:p>20,08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1" calcext:value-type="float">
            <text:p>801,100</text:p>
          </table:table-cell>
          <table:table-cell office:value-type="float" office:value="21.252189429693" calcext:value-type="float">
            <text:p>21,25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4" calcext:value-type="float">
            <text:p>801,400</text:p>
          </table:table-cell>
          <table:table-cell office:value-type="float" office:value="19.7607917070367" calcext:value-type="float">
            <text:p>19,76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6" calcext:value-type="float">
            <text:p>801,600</text:p>
          </table:table-cell>
          <table:table-cell office:value-type="float" office:value="16.5542877963519" calcext:value-type="float">
            <text:p>16,5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6" calcext:value-type="float">
            <text:p>786,000</text:p>
          </table:table-cell>
          <table:table-cell office:value-type="float" office:value="802.5" calcext:value-type="float">
            <text:p>802,500</text:p>
          </table:table-cell>
          <table:table-cell office:value-type="float" office:value="12.5277469819774" calcext:value-type="float">
            <text:p>12,5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802.5" calcext:value-type="float">
            <text:p>802,500</text:p>
          </table:table-cell>
          <table:table-cell office:value-type="float" office:value="16.6349698593722" calcext:value-type="float">
            <text:p>16,63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2.7" calcext:value-type="float">
            <text:p>802,700</text:p>
          </table:table-cell>
          <table:table-cell office:value-type="float" office:value="20.0113856480643" calcext:value-type="float">
            <text:p>20,01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4.3" calcext:value-type="float">
            <text:p>804,300</text:p>
          </table:table-cell>
          <table:table-cell office:value-type="float" office:value="20.3199409447961" calcext:value-type="float">
            <text:p>20,3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5" calcext:value-type="float">
            <text:p>785,000</text:p>
          </table:table-cell>
          <table:table-cell office:value-type="float" office:value="805.3" calcext:value-type="float">
            <text:p>805,300</text:p>
          </table:table-cell>
          <table:table-cell office:value-type="float" office:value="18.5175592344132" calcext:value-type="float">
            <text:p>18,51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805.4" calcext:value-type="float">
            <text:p>805,400</text:p>
          </table:table-cell>
          <table:table-cell office:value-type="float" office:value="16.4059609762902" calcext:value-type="float">
            <text:p>16,40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5.7" calcext:value-type="float">
            <text:p>805,700</text:p>
          </table:table-cell>
          <table:table-cell office:value-type="float" office:value="22.4303861362711" calcext:value-type="float">
            <text:p>22,43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2" calcext:value-type="float">
            <text:p>807,200</text:p>
          </table:table-cell>
          <table:table-cell office:value-type="float" office:value="23.9759138396109" calcext:value-type="float">
            <text:p>23,97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3" calcext:value-type="float">
            <text:p>807,300</text:p>
          </table:table-cell>
          <table:table-cell office:value-type="float" office:value="18.9856671085205" calcext:value-type="float">
            <text:p>18,98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7" calcext:value-type="float">
            <text:p>807,700</text:p>
          </table:table-cell>
          <table:table-cell office:value-type="float" office:value="22.2912538902593" calcext:value-type="float">
            <text:p>22,29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1" calcext:value-type="float">
            <text:p>808,100</text:p>
          </table:table-cell>
          <table:table-cell office:value-type="float" office:value="22.3827810803057" calcext:value-type="float">
            <text:p>22,38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2" calcext:value-type="float">
            <text:p>808,200</text:p>
          </table:table-cell>
          <table:table-cell office:value-type="float" office:value="21.6630766256524" calcext:value-type="float">
            <text:p>21,66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5" calcext:value-type="float">
            <text:p>808,500</text:p>
          </table:table-cell>
          <table:table-cell office:value-type="float" office:value="18.7690643820564" calcext:value-type="float">
            <text:p>18,7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9.4" calcext:value-type="float">
            <text:p>809,400</text:p>
          </table:table-cell>
          <table:table-cell office:value-type="float" office:value="23.4530263387147" calcext:value-type="float">
            <text:p>23,45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0" calcext:value-type="float">
            <text:p>810,000</text:p>
          </table:table-cell>
          <table:table-cell office:value-type="float" office:value="25.7293606605372" calcext:value-type="float">
            <text:p>25,72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0.4" calcext:value-type="float">
            <text:p>810,400</text:p>
          </table:table-cell>
          <table:table-cell office:value-type="float" office:value="28.3321568383191" calcext:value-type="float">
            <text:p>28,33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1" calcext:value-type="float">
            <text:p>811,000</text:p>
          </table:table-cell>
          <table:table-cell office:value-type="float" office:value="24.0878023535196" calcext:value-type="float">
            <text:p>24,08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2.9" calcext:value-type="float">
            <text:p>922,900</text:p>
          </table:table-cell>
          <table:table-cell office:value-type="float" office:value="4.48330235429198" calcext:value-type="float">
            <text:p>4,4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5" calcext:value-type="float">
            <text:p>915,000</text:p>
          </table:table-cell>
          <table:table-cell office:value-type="float" office:value="923" calcext:value-type="float">
            <text:p>923,000</text:p>
          </table:table-cell>
          <table:table-cell office:value-type="float" office:value="4.54606056566195" calcext:value-type="float">
            <text:p>4,54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3.6" calcext:value-type="float">
            <text:p>923,600</text:p>
          </table:table-cell>
          <table:table-cell office:value-type="float" office:value="5.87272414547873" calcext:value-type="float">
            <text:p>5,87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3.7" calcext:value-type="float">
            <text:p>923,700</text:p>
          </table:table-cell>
          <table:table-cell office:value-type="float" office:value="5.25039681040078" calcext:value-type="float">
            <text:p>5,2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4.5" calcext:value-type="float">
            <text:p>924,500</text:p>
          </table:table-cell>
          <table:table-cell office:value-type="float" office:value="8.91004426974911" calcext:value-type="float">
            <text:p>8,9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5" calcext:value-type="float">
            <text:p>925,000</text:p>
          </table:table-cell>
          <table:table-cell office:value-type="float" office:value="5.94418483337567" calcext:value-type="float">
            <text:p>5,94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4" calcext:value-type="float">
            <text:p>926,400</text:p>
          </table:table-cell>
          <table:table-cell office:value-type="float" office:value="11.9368709840095" calcext:value-type="float">
            <text:p>11,93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7" calcext:value-type="float">
            <text:p>926,700</text:p>
          </table:table-cell>
          <table:table-cell office:value-type="float" office:value="10.0116598690394" calcext:value-type="float">
            <text:p>10,01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8" calcext:value-type="float">
            <text:p>926,800</text:p>
          </table:table-cell>
          <table:table-cell office:value-type="float" office:value="10.3150375665821" calcext:value-type="float">
            <text:p>10,31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26.8" calcext:value-type="float">
            <text:p>926,800</text:p>
          </table:table-cell>
          <table:table-cell office:value-type="float" office:value="11.1534747948789" calcext:value-type="float">
            <text:p>11,15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26.9" calcext:value-type="float">
            <text:p>926,900</text:p>
          </table:table-cell>
          <table:table-cell office:value-type="float" office:value="10.9994949379001" calcext:value-type="float">
            <text:p>10,99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" calcext:value-type="float">
            <text:p>927,000</text:p>
          </table:table-cell>
          <table:table-cell office:value-type="float" office:value="9.98888270918113" calcext:value-type="float">
            <text:p>9,98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15" calcext:value-type="float">
            <text:p>915,000</text:p>
          </table:table-cell>
          <table:table-cell office:value-type="float" office:value="927" calcext:value-type="float">
            <text:p>927,000</text:p>
          </table:table-cell>
          <table:table-cell office:value-type="float" office:value="15.9443476574685" calcext:value-type="float">
            <text:p>15,94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.2" calcext:value-type="float">
            <text:p>927,200</text:p>
          </table:table-cell>
          <table:table-cell office:value-type="float" office:value="13.3149873784728" calcext:value-type="float">
            <text:p>13,31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.3" calcext:value-type="float">
            <text:p>927,300</text:p>
          </table:table-cell>
          <table:table-cell office:value-type="float" office:value="6.65081448646204" calcext:value-type="float">
            <text:p>6,6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7.4" calcext:value-type="float">
            <text:p>927,400</text:p>
          </table:table-cell>
          <table:table-cell office:value-type="float" office:value="13.3099795475258" calcext:value-type="float">
            <text:p>13,3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5" calcext:value-type="float">
            <text:p>928,500</text:p>
          </table:table-cell>
          <table:table-cell office:value-type="float" office:value="11.2669625207704" calcext:value-type="float">
            <text:p>11,26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6" calcext:value-type="float">
            <text:p>928,600</text:p>
          </table:table-cell>
          <table:table-cell office:value-type="float" office:value="18.4703967351964" calcext:value-type="float">
            <text:p>18,4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9" calcext:value-type="float">
            <text:p>928,900</text:p>
          </table:table-cell>
          <table:table-cell office:value-type="float" office:value="16.2169321663775" calcext:value-type="float">
            <text:p>16,21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9.5" calcext:value-type="float">
            <text:p>929,500</text:p>
          </table:table-cell>
          <table:table-cell office:value-type="float" office:value="8.61845564923193" calcext:value-type="float">
            <text:p>8,6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9.8" calcext:value-type="float">
            <text:p>929,800</text:p>
          </table:table-cell>
          <table:table-cell office:value-type="float" office:value="14.3820876246964" calcext:value-type="float">
            <text:p>14,3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29.8" calcext:value-type="float">
            <text:p>929,800</text:p>
          </table:table-cell>
          <table:table-cell office:value-type="float" office:value="16.0402272081442" calcext:value-type="float">
            <text:p>16,04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0.8" calcext:value-type="float">
            <text:p>930,800</text:p>
          </table:table-cell>
          <table:table-cell office:value-type="float" office:value="17.6496773656379" calcext:value-type="float">
            <text:p>17,6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0.9" calcext:value-type="float">
            <text:p>930,900</text:p>
          </table:table-cell>
          <table:table-cell office:value-type="float" office:value="17.7604429374195" calcext:value-type="float">
            <text:p>17,7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1.3" calcext:value-type="float">
            <text:p>931,300</text:p>
          </table:table-cell>
          <table:table-cell office:value-type="float" office:value="15.070574714397" calcext:value-type="float">
            <text:p>15,0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1.4" calcext:value-type="float">
            <text:p>931,400</text:p>
          </table:table-cell>
          <table:table-cell office:value-type="float" office:value="18.2829611022577" calcext:value-type="float">
            <text:p>18,2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1.7" calcext:value-type="float">
            <text:p>931,700</text:p>
          </table:table-cell>
          <table:table-cell office:value-type="float" office:value="10.2420701032555" calcext:value-type="float">
            <text:p>10,24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8" calcext:value-type="float">
            <text:p>918,000</text:p>
          </table:table-cell>
          <table:table-cell office:value-type="float" office:value="932" calcext:value-type="float">
            <text:p>932,000</text:p>
          </table:table-cell>
          <table:table-cell office:value-type="float" office:value="13.2916013582513" calcext:value-type="float">
            <text:p>13,29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3" calcext:value-type="float">
            <text:p>932,300</text:p>
          </table:table-cell>
          <table:table-cell office:value-type="float" office:value="10.8428163623049" calcext:value-type="float">
            <text:p>10,84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2.3" calcext:value-type="float">
            <text:p>932,300</text:p>
          </table:table-cell>
          <table:table-cell office:value-type="float" office:value="13.1406916780578" calcext:value-type="float">
            <text:p>13,14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2.4" calcext:value-type="float">
            <text:p>932,400</text:p>
          </table:table-cell>
          <table:table-cell office:value-type="float" office:value="14.1043728443818" calcext:value-type="float">
            <text:p>14,10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4" calcext:value-type="float">
            <text:p>932,400</text:p>
          </table:table-cell>
          <table:table-cell office:value-type="float" office:value="14.46989211355" calcext:value-type="float">
            <text:p>14,4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7" calcext:value-type="float">
            <text:p>932,700</text:p>
          </table:table-cell>
          <table:table-cell office:value-type="float" office:value="27.749074058626" calcext:value-type="float">
            <text:p>27,74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3" calcext:value-type="float">
            <text:p>933,000</text:p>
          </table:table-cell>
          <table:table-cell office:value-type="float" office:value="12.1014232404476" calcext:value-type="float">
            <text:p>12,10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3.1" calcext:value-type="float">
            <text:p>933,100</text:p>
          </table:table-cell>
          <table:table-cell office:value-type="float" office:value="18.8470451559684" calcext:value-type="float">
            <text:p>18,84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3.3" calcext:value-type="float">
            <text:p>933,300</text:p>
          </table:table-cell>
          <table:table-cell office:value-type="float" office:value="17.8141641522819" calcext:value-type="float">
            <text:p>17,81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3.9" calcext:value-type="float">
            <text:p>933,900</text:p>
          </table:table-cell>
          <table:table-cell office:value-type="float" office:value="18.1625377570916" calcext:value-type="float">
            <text:p>18,16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4" calcext:value-type="float">
            <text:p>934,000</text:p>
          </table:table-cell>
          <table:table-cell office:value-type="float" office:value="14.0079342596338" calcext:value-type="float">
            <text:p>14,00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4.3" calcext:value-type="float">
            <text:p>934,300</text:p>
          </table:table-cell>
          <table:table-cell office:value-type="float" office:value="15.6847413466436" calcext:value-type="float">
            <text:p>15,68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4.5" calcext:value-type="float">
            <text:p>934,500</text:p>
          </table:table-cell>
          <table:table-cell office:value-type="float" office:value="20.0346921336188" calcext:value-type="float">
            <text:p>20,03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4.7" calcext:value-type="float">
            <text:p>934,700</text:p>
          </table:table-cell>
          <table:table-cell office:value-type="float" office:value="18.6073462195267" calcext:value-type="float">
            <text:p>18,60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4.8" calcext:value-type="float">
            <text:p>934,800</text:p>
          </table:table-cell>
          <table:table-cell office:value-type="float" office:value="16.7650429962666" calcext:value-type="float">
            <text:p>16,76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4.9" calcext:value-type="float">
            <text:p>934,900</text:p>
          </table:table-cell>
          <table:table-cell office:value-type="float" office:value="18.3814520040659" calcext:value-type="float">
            <text:p>18,38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2" calcext:value-type="float">
            <text:p>935,200</text:p>
          </table:table-cell>
          <table:table-cell office:value-type="float" office:value="17.5549929586365" calcext:value-type="float">
            <text:p>17,55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5.7" calcext:value-type="float">
            <text:p>935,700</text:p>
          </table:table-cell>
          <table:table-cell office:value-type="float" office:value="16.5599919484683" calcext:value-type="float">
            <text:p>16,5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8" calcext:value-type="float">
            <text:p>935,800</text:p>
          </table:table-cell>
          <table:table-cell office:value-type="float" office:value="21.4983203478267" calcext:value-type="float">
            <text:p>21,49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9" calcext:value-type="float">
            <text:p>935,900</text:p>
          </table:table-cell>
          <table:table-cell office:value-type="float" office:value="17.6914919916012" calcext:value-type="float">
            <text:p>17,69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36.3" calcext:value-type="float">
            <text:p>936,300</text:p>
          </table:table-cell>
          <table:table-cell office:value-type="float" office:value="17.1726526780227" calcext:value-type="float">
            <text:p>17,17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3" calcext:value-type="float">
            <text:p>936,300</text:p>
          </table:table-cell>
          <table:table-cell office:value-type="float" office:value="19.5905305923267" calcext:value-type="float">
            <text:p>19,59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6.4" calcext:value-type="float">
            <text:p>936,400</text:p>
          </table:table-cell>
          <table:table-cell office:value-type="float" office:value="15.4861945687836" calcext:value-type="float">
            <text:p>15,48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5" calcext:value-type="float">
            <text:p>936,500</text:p>
          </table:table-cell>
          <table:table-cell office:value-type="float" office:value="20.8073170890541" calcext:value-type="float">
            <text:p>20,80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5" calcext:value-type="float">
            <text:p>936,500</text:p>
          </table:table-cell>
          <table:table-cell office:value-type="float" office:value="21.5574168726734" calcext:value-type="float">
            <text:p>21,55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6.9" calcext:value-type="float">
            <text:p>936,900</text:p>
          </table:table-cell>
          <table:table-cell office:value-type="float" office:value="23.1009860299416" calcext:value-type="float">
            <text:p>23,10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" calcext:value-type="float">
            <text:p>937,000</text:p>
          </table:table-cell>
          <table:table-cell office:value-type="float" office:value="26.9320131689655" calcext:value-type="float">
            <text:p>26,9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.3" calcext:value-type="float">
            <text:p>937,300</text:p>
          </table:table-cell>
          <table:table-cell office:value-type="float" office:value="20.0502147397755" calcext:value-type="float">
            <text:p>20,0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.5" calcext:value-type="float">
            <text:p>937,500</text:p>
          </table:table-cell>
          <table:table-cell office:value-type="float" office:value="25.6179190758691" calcext:value-type="float">
            <text:p>25,6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7.8" calcext:value-type="float">
            <text:p>937,800</text:p>
          </table:table-cell>
          <table:table-cell office:value-type="float" office:value="20.0321963071673" calcext:value-type="float">
            <text:p>20,0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" calcext:value-type="float">
            <text:p>938,000</text:p>
          </table:table-cell>
          <table:table-cell office:value-type="float" office:value="17.8450117524322" calcext:value-type="float">
            <text:p>17,84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8" calcext:value-type="float">
            <text:p>938,000</text:p>
          </table:table-cell>
          <table:table-cell office:value-type="float" office:value="21.1239726903398" calcext:value-type="float">
            <text:p>21,12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1" calcext:value-type="float">
            <text:p>938,100</text:p>
          </table:table-cell>
          <table:table-cell office:value-type="float" office:value="21.1578721887518" calcext:value-type="float">
            <text:p>21,15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3" calcext:value-type="float">
            <text:p>938,300</text:p>
          </table:table-cell>
          <table:table-cell office:value-type="float" office:value="14.6139203045133" calcext:value-type="float">
            <text:p>14,61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3" calcext:value-type="float">
            <text:p>938,300</text:p>
          </table:table-cell>
          <table:table-cell office:value-type="float" office:value="18.732325002519" calcext:value-type="float">
            <text:p>18,7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5" calcext:value-type="float">
            <text:p>938,500</text:p>
          </table:table-cell>
          <table:table-cell office:value-type="float" office:value="14.9833240637717" calcext:value-type="float">
            <text:p>14,9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6" calcext:value-type="float">
            <text:p>938,600</text:p>
          </table:table-cell>
          <table:table-cell office:value-type="float" office:value="19.9176080670122" calcext:value-type="float">
            <text:p>19,9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7" calcext:value-type="float">
            <text:p>938,700</text:p>
          </table:table-cell>
          <table:table-cell office:value-type="float" office:value="21.8736269410346" calcext:value-type="float">
            <text:p>21,87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9" calcext:value-type="float">
            <text:p>938,900</text:p>
          </table:table-cell>
          <table:table-cell office:value-type="float" office:value="18.6455237404465" calcext:value-type="float">
            <text:p>18,64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1" calcext:value-type="float">
            <text:p>939,100</text:p>
          </table:table-cell>
          <table:table-cell office:value-type="float" office:value="17.9595223890961" calcext:value-type="float">
            <text:p>17,9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18" calcext:value-type="float">
            <text:p>918,000</text:p>
          </table:table-cell>
          <table:table-cell office:value-type="float" office:value="939.2" calcext:value-type="float">
            <text:p>939,200</text:p>
          </table:table-cell>
          <table:table-cell office:value-type="float" office:value="19.0601387426453" calcext:value-type="float">
            <text:p>19,0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22" calcext:value-type="float">
            <text:p>922,000</text:p>
          </table:table-cell>
          <table:table-cell office:value-type="float" office:value="939.3" calcext:value-type="float">
            <text:p>939,300</text:p>
          </table:table-cell>
          <table:table-cell office:value-type="float" office:value="14.5376904783547" calcext:value-type="float">
            <text:p>14,53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4" calcext:value-type="float">
            <text:p>939,400</text:p>
          </table:table-cell>
          <table:table-cell office:value-type="float" office:value="13.9777601130431" calcext:value-type="float">
            <text:p>13,9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9.6" calcext:value-type="float">
            <text:p>939,600</text:p>
          </table:table-cell>
          <table:table-cell office:value-type="float" office:value="24.0979482759656" calcext:value-type="float">
            <text:p>24,09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19" calcext:value-type="float">
            <text:p>919,000</text:p>
          </table:table-cell>
          <table:table-cell office:value-type="float" office:value="939.8" calcext:value-type="float">
            <text:p>939,800</text:p>
          </table:table-cell>
          <table:table-cell office:value-type="float" office:value="17.2420674192189" calcext:value-type="float">
            <text:p>17,24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9" calcext:value-type="float">
            <text:p>939,900</text:p>
          </table:table-cell>
          <table:table-cell office:value-type="float" office:value="15.8706577613462" calcext:value-type="float">
            <text:p>15,8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0.9414527777909" calcext:value-type="float">
            <text:p>20,94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2.2033531001263" calcext:value-type="float">
            <text:p>22,20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2.5509300128497" calcext:value-type="float">
            <text:p>22,5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0.3" calcext:value-type="float">
            <text:p>940,300</text:p>
          </table:table-cell>
          <table:table-cell office:value-type="float" office:value="17.0818292020758" calcext:value-type="float">
            <text:p>17,0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" calcext:value-type="float">
            <text:p>941,000</text:p>
          </table:table-cell>
          <table:table-cell office:value-type="float" office:value="21.5664348261624" calcext:value-type="float">
            <text:p>21,56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" calcext:value-type="float">
            <text:p>941,000</text:p>
          </table:table-cell>
          <table:table-cell office:value-type="float" office:value="25.5777681243345" calcext:value-type="float">
            <text:p>25,5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2" calcext:value-type="float">
            <text:p>941,200</text:p>
          </table:table-cell>
          <table:table-cell office:value-type="float" office:value="23.3180902591386" calcext:value-type="float">
            <text:p>23,3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3" calcext:value-type="float">
            <text:p>941,300</text:p>
          </table:table-cell>
          <table:table-cell office:value-type="float" office:value="14.7501412422616" calcext:value-type="float">
            <text:p>14,7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3" calcext:value-type="float">
            <text:p>941,300</text:p>
          </table:table-cell>
          <table:table-cell office:value-type="float" office:value="22.0002525238032" calcext:value-type="float">
            <text:p>22,00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5" calcext:value-type="float">
            <text:p>941,500</text:p>
          </table:table-cell>
          <table:table-cell office:value-type="float" office:value="18.1000306936511" calcext:value-type="float">
            <text:p>18,10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1.5" calcext:value-type="float">
            <text:p>941,500</text:p>
          </table:table-cell>
          <table:table-cell office:value-type="float" office:value="19.3405159071715" calcext:value-type="float">
            <text:p>19,34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41.7" calcext:value-type="float">
            <text:p>941,700</text:p>
          </table:table-cell>
          <table:table-cell office:value-type="float" office:value="26.0514448309067" calcext:value-type="float">
            <text:p>26,0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41.8" calcext:value-type="float">
            <text:p>941,800</text:p>
          </table:table-cell>
          <table:table-cell office:value-type="float" office:value="15.5120025213453" calcext:value-type="float">
            <text:p>15,51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41.8" calcext:value-type="float">
            <text:p>941,800</text:p>
          </table:table-cell>
          <table:table-cell office:value-type="float" office:value="17.7938815951501" calcext:value-type="float">
            <text:p>17,7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9" calcext:value-type="float">
            <text:p>941,900</text:p>
          </table:table-cell>
          <table:table-cell office:value-type="float" office:value="15.7511904312023" calcext:value-type="float">
            <text:p>15,7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9" calcext:value-type="float">
            <text:p>941,900</text:p>
          </table:table-cell>
          <table:table-cell office:value-type="float" office:value="17.5337769272149" calcext:value-type="float">
            <text:p>17,53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1" calcext:value-type="float">
            <text:p>942,100</text:p>
          </table:table-cell>
          <table:table-cell office:value-type="float" office:value="25.2298324299716" calcext:value-type="float">
            <text:p>25,23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2.3" calcext:value-type="float">
            <text:p>942,300</text:p>
          </table:table-cell>
          <table:table-cell office:value-type="float" office:value="14.6670454496542" calcext:value-type="float">
            <text:p>14,66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2.7" calcext:value-type="float">
            <text:p>942,700</text:p>
          </table:table-cell>
          <table:table-cell office:value-type="float" office:value="15.3264477293338" calcext:value-type="float">
            <text:p>15,32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3" calcext:value-type="float">
            <text:p>923,000</text:p>
          </table:table-cell>
          <table:table-cell office:value-type="float" office:value="942.7" calcext:value-type="float">
            <text:p>942,700</text:p>
          </table:table-cell>
          <table:table-cell office:value-type="float" office:value="16.9446812369611" calcext:value-type="float">
            <text:p>16,94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8" calcext:value-type="float">
            <text:p>942,800</text:p>
          </table:table-cell>
          <table:table-cell office:value-type="float" office:value="24.393988330461" calcext:value-type="float">
            <text:p>24,3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9" calcext:value-type="float">
            <text:p>942,900</text:p>
          </table:table-cell>
          <table:table-cell office:value-type="float" office:value="19.4333619210767" calcext:value-type="float">
            <text:p>19,43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3.4" calcext:value-type="float">
            <text:p>943,400</text:p>
          </table:table-cell>
          <table:table-cell office:value-type="float" office:value="23.0178674560052" calcext:value-type="float">
            <text:p>23,0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3.5" calcext:value-type="float">
            <text:p>943,500</text:p>
          </table:table-cell>
          <table:table-cell office:value-type="float" office:value="16.4806283591103" calcext:value-type="float">
            <text:p>16,48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22" calcext:value-type="float">
            <text:p>922,000</text:p>
          </table:table-cell>
          <table:table-cell office:value-type="float" office:value="943.6" calcext:value-type="float">
            <text:p>943,600</text:p>
          </table:table-cell>
          <table:table-cell office:value-type="float" office:value="15.6999646142559" calcext:value-type="float">
            <text:p>15,70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25" calcext:value-type="float">
            <text:p>925,000</text:p>
          </table:table-cell>
          <table:table-cell office:value-type="float" office:value="943.7" calcext:value-type="float">
            <text:p>943,700</text:p>
          </table:table-cell>
          <table:table-cell office:value-type="float" office:value="18.3184788305871" calcext:value-type="float">
            <text:p>18,3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9" calcext:value-type="float">
            <text:p>919,000</text:p>
          </table:table-cell>
          <table:table-cell office:value-type="float" office:value="943.8" calcext:value-type="float">
            <text:p>943,800</text:p>
          </table:table-cell>
          <table:table-cell office:value-type="float" office:value="21.0280236298559" calcext:value-type="float">
            <text:p>21,02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4" calcext:value-type="float">
            <text:p>944,000</text:p>
          </table:table-cell>
          <table:table-cell office:value-type="float" office:value="17.5815559923208" calcext:value-type="float">
            <text:p>17,5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4.1" calcext:value-type="float">
            <text:p>944,100</text:p>
          </table:table-cell>
          <table:table-cell office:value-type="float" office:value="21.0842226426407" calcext:value-type="float">
            <text:p>21,08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44.1" calcext:value-type="float">
            <text:p>944,100</text:p>
          </table:table-cell>
          <table:table-cell office:value-type="float" office:value="24.6190982775568" calcext:value-type="float">
            <text:p>24,61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5.3" calcext:value-type="float">
            <text:p>945,300</text:p>
          </table:table-cell>
          <table:table-cell office:value-type="float" office:value="22.5785050189088" calcext:value-type="float">
            <text:p>22,57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5.5" calcext:value-type="float">
            <text:p>945,500</text:p>
          </table:table-cell>
          <table:table-cell office:value-type="float" office:value="18.3439363278441" calcext:value-type="float">
            <text:p>18,34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5.7" calcext:value-type="float">
            <text:p>945,700</text:p>
          </table:table-cell>
          <table:table-cell office:value-type="float" office:value="18.2698902265145" calcext:value-type="float">
            <text:p>18,2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5.9" calcext:value-type="float">
            <text:p>945,900</text:p>
          </table:table-cell>
          <table:table-cell office:value-type="float" office:value="15.014437496401" calcext:value-type="float">
            <text:p>15,01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4" calcext:value-type="float">
            <text:p>946,400</text:p>
          </table:table-cell>
          <table:table-cell office:value-type="float" office:value="16.8007936320481" calcext:value-type="float">
            <text:p>16,80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5" calcext:value-type="float">
            <text:p>946,500</text:p>
          </table:table-cell>
          <table:table-cell office:value-type="float" office:value="18.1061683780234" calcext:value-type="float">
            <text:p>18,10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5" calcext:value-type="float">
            <text:p>946,500</text:p>
          </table:table-cell>
          <table:table-cell office:value-type="float" office:value="27.4317334486904" calcext:value-type="float">
            <text:p>27,4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8" calcext:value-type="float">
            <text:p>946,800</text:p>
          </table:table-cell>
          <table:table-cell office:value-type="float" office:value="25.0324234188826" calcext:value-type="float">
            <text:p>25,0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1" calcext:value-type="float">
            <text:p>947,100</text:p>
          </table:table-cell>
          <table:table-cell office:value-type="float" office:value="26.9709720502123" calcext:value-type="float">
            <text:p>26,9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2" calcext:value-type="float">
            <text:p>947,200</text:p>
          </table:table-cell>
          <table:table-cell office:value-type="float" office:value="22.6362541070735" calcext:value-type="float">
            <text:p>22,63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5" calcext:value-type="float">
            <text:p>947,500</text:p>
          </table:table-cell>
          <table:table-cell office:value-type="float" office:value="18.1184375092826" calcext:value-type="float">
            <text:p>18,1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8.4" calcext:value-type="float">
            <text:p>948,400</text:p>
          </table:table-cell>
          <table:table-cell office:value-type="float" office:value="25.6046870709251" calcext:value-type="float">
            <text:p>25,60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8.6" calcext:value-type="float">
            <text:p>948,600</text:p>
          </table:table-cell>
          <table:table-cell office:value-type="float" office:value="20.7696359567947" calcext:value-type="float">
            <text:p>20,7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4" calcext:value-type="float">
            <text:p>924,000</text:p>
          </table:table-cell>
          <table:table-cell office:value-type="float" office:value="948.9" calcext:value-type="float">
            <text:p>948,900</text:p>
          </table:table-cell>
          <table:table-cell office:value-type="float" office:value="20.1574359039592" calcext:value-type="float">
            <text:p>20,15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9" calcext:value-type="float">
            <text:p>949,000</text:p>
          </table:table-cell>
          <table:table-cell office:value-type="float" office:value="27.2845092395748" calcext:value-type="float">
            <text:p>27,28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9.4" calcext:value-type="float">
            <text:p>949,400</text:p>
          </table:table-cell>
          <table:table-cell office:value-type="float" office:value="20.3590001937445" calcext:value-type="float">
            <text:p>20,35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9.9" calcext:value-type="float">
            <text:p>949,900</text:p>
          </table:table-cell>
          <table:table-cell office:value-type="float" office:value="23.3687825955911" calcext:value-type="float">
            <text:p>23,36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9.9" calcext:value-type="float">
            <text:p>949,900</text:p>
          </table:table-cell>
          <table:table-cell office:value-type="float" office:value="27.09427983911" calcext:value-type="float">
            <text:p>27,0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50.6" calcext:value-type="float">
            <text:p>950,600</text:p>
          </table:table-cell>
          <table:table-cell office:value-type="float" office:value="34.9164081136012" calcext:value-type="float">
            <text:p>34,91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0.9" calcext:value-type="float">
            <text:p>950,900</text:p>
          </table:table-cell>
          <table:table-cell office:value-type="float" office:value="34.4913837871947" calcext:value-type="float">
            <text:p>34,49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1.3" calcext:value-type="float">
            <text:p>951,300</text:p>
          </table:table-cell>
          <table:table-cell office:value-type="float" office:value="20.7527775918738" calcext:value-type="float">
            <text:p>20,75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5" calcext:value-type="float">
            <text:p>915,000</text:p>
          </table:table-cell>
          <table:table-cell office:value-type="float" office:value="951.9" calcext:value-type="float">
            <text:p>951,900</text:p>
          </table:table-cell>
          <table:table-cell office:value-type="float" office:value="27.0285856907912" calcext:value-type="float">
            <text:p>27,02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51.9" calcext:value-type="float">
            <text:p>951,900</text:p>
          </table:table-cell>
          <table:table-cell office:value-type="float" office:value="27.2659739113301" calcext:value-type="float">
            <text:p>27,26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5" calcext:value-type="float">
            <text:p>915,000</text:p>
          </table:table-cell>
          <table:table-cell office:value-type="float" office:value="952" calcext:value-type="float">
            <text:p>952,000</text:p>
          </table:table-cell>
          <table:table-cell office:value-type="float" office:value="26.1661358757205" calcext:value-type="float">
            <text:p>26,16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2" calcext:value-type="float">
            <text:p>922,000</text:p>
          </table:table-cell>
          <table:table-cell office:value-type="float" office:value="952.3" calcext:value-type="float">
            <text:p>952,300</text:p>
          </table:table-cell>
          <table:table-cell office:value-type="float" office:value="22.5095041655248" calcext:value-type="float">
            <text:p>22,5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1" calcext:value-type="float">
            <text:p>921,000</text:p>
          </table:table-cell>
          <table:table-cell office:value-type="float" office:value="952.3" calcext:value-type="float">
            <text:p>952,300</text:p>
          </table:table-cell>
          <table:table-cell office:value-type="float" office:value="25.9916653307684" calcext:value-type="float">
            <text:p>25,99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2" calcext:value-type="float">
            <text:p>922,000</text:p>
          </table:table-cell>
          <table:table-cell office:value-type="float" office:value="952.6" calcext:value-type="float">
            <text:p>952,600</text:p>
          </table:table-cell>
          <table:table-cell office:value-type="float" office:value="21.0776342758543" calcext:value-type="float">
            <text:p>21,0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53.1" calcext:value-type="float">
            <text:p>953,100</text:p>
          </table:table-cell>
          <table:table-cell office:value-type="float" office:value="21.5223398149716" calcext:value-type="float">
            <text:p>21,52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1" calcext:value-type="float">
            <text:p>921,000</text:p>
          </table:table-cell>
          <table:table-cell office:value-type="float" office:value="953.2" calcext:value-type="float">
            <text:p>953,200</text:p>
          </table:table-cell>
          <table:table-cell office:value-type="float" office:value="29.3060479158218" calcext:value-type="float">
            <text:p>29,30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3.2" calcext:value-type="float">
            <text:p>953,200</text:p>
          </table:table-cell>
          <table:table-cell office:value-type="float" office:value="31.1690729908849" calcext:value-type="float">
            <text:p>31,16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32" calcext:value-type="float">
            <text:p>932,000</text:p>
          </table:table-cell>
          <table:table-cell office:value-type="float" office:value="953.3" calcext:value-type="float">
            <text:p>953,300</text:p>
          </table:table-cell>
          <table:table-cell office:value-type="float" office:value="17.7203586620337" calcext:value-type="float">
            <text:p>17,72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54" calcext:value-type="float">
            <text:p>954,000</text:p>
          </table:table-cell>
          <table:table-cell office:value-type="float" office:value="22.3258693995205" calcext:value-type="float">
            <text:p>22,32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54.2" calcext:value-type="float">
            <text:p>954,200</text:p>
          </table:table-cell>
          <table:table-cell office:value-type="float" office:value="22.3994047539959" calcext:value-type="float">
            <text:p>22,39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28" calcext:value-type="float">
            <text:p>928,000</text:p>
          </table:table-cell>
          <table:table-cell office:value-type="float" office:value="955" calcext:value-type="float">
            <text:p>955,000</text:p>
          </table:table-cell>
          <table:table-cell office:value-type="float" office:value="16.8588914885357" calcext:value-type="float">
            <text:p>16,85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5" calcext:value-type="float">
            <text:p>925,000</text:p>
          </table:table-cell>
          <table:table-cell office:value-type="float" office:value="955.3" calcext:value-type="float">
            <text:p>955,300</text:p>
          </table:table-cell>
          <table:table-cell office:value-type="float" office:value="23.758273412762" calcext:value-type="float">
            <text:p>23,75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55.3" calcext:value-type="float">
            <text:p>955,300</text:p>
          </table:table-cell>
          <table:table-cell office:value-type="float" office:value="27.3213388316816" calcext:value-type="float">
            <text:p>27,32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55.9" calcext:value-type="float">
            <text:p>955,900</text:p>
          </table:table-cell>
          <table:table-cell office:value-type="float" office:value="18.5798576719821" calcext:value-type="float">
            <text:p>18,58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23" calcext:value-type="float">
            <text:p>923,000</text:p>
          </table:table-cell>
          <table:table-cell office:value-type="float" office:value="957.4" calcext:value-type="float">
            <text:p>957,400</text:p>
          </table:table-cell>
          <table:table-cell office:value-type="float" office:value="23.1238212912812" calcext:value-type="float">
            <text:p>23,12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22" calcext:value-type="float">
            <text:p>922,000</text:p>
          </table:table-cell>
          <table:table-cell office:value-type="float" office:value="957.5" calcext:value-type="float">
            <text:p>957,500</text:p>
          </table:table-cell>
          <table:table-cell office:value-type="float" office:value="26.7592144046785" calcext:value-type="float">
            <text:p>26,75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57.7" calcext:value-type="float">
            <text:p>957,700</text:p>
          </table:table-cell>
          <table:table-cell office:value-type="float" office:value="22.7940050598105" calcext:value-type="float">
            <text:p>22,7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39" calcext:value-type="float">
            <text:p>939,000</text:p>
          </table:table-cell>
          <table:table-cell office:value-type="float" office:value="957.8" calcext:value-type="float">
            <text:p>957,800</text:p>
          </table:table-cell>
          <table:table-cell office:value-type="float" office:value="13.9825287809863" calcext:value-type="float">
            <text:p>13,9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7" calcext:value-type="float">
            <text:p>927,000</text:p>
          </table:table-cell>
          <table:table-cell office:value-type="float" office:value="957.9" calcext:value-type="float">
            <text:p>957,900</text:p>
          </table:table-cell>
          <table:table-cell office:value-type="float" office:value="20.1022386813011" calcext:value-type="float">
            <text:p>20,10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8" calcext:value-type="float">
            <text:p>928,000</text:p>
          </table:table-cell>
          <table:table-cell office:value-type="float" office:value="958" calcext:value-type="float">
            <text:p>958,000</text:p>
          </table:table-cell>
          <table:table-cell office:value-type="float" office:value="20.4993224820291" calcext:value-type="float">
            <text:p>20,49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20" calcext:value-type="float">
            <text:p>920,000</text:p>
          </table:table-cell>
          <table:table-cell office:value-type="float" office:value="958.4" calcext:value-type="float">
            <text:p>958,400</text:p>
          </table:table-cell>
          <table:table-cell office:value-type="float" office:value="20.1836017047944" calcext:value-type="float">
            <text:p>20,18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25" calcext:value-type="float">
            <text:p>925,000</text:p>
          </table:table-cell>
          <table:table-cell office:value-type="float" office:value="958.5" calcext:value-type="float">
            <text:p>958,500</text:p>
          </table:table-cell>
          <table:table-cell office:value-type="float" office:value="23.8245904710052" calcext:value-type="float">
            <text:p>23,82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23" calcext:value-type="float">
            <text:p>923,000</text:p>
          </table:table-cell>
          <table:table-cell office:value-type="float" office:value="958.7" calcext:value-type="float">
            <text:p>958,700</text:p>
          </table:table-cell>
          <table:table-cell office:value-type="float" office:value="24.3404099298996" calcext:value-type="float">
            <text:p>24,34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35" calcext:value-type="float">
            <text:p>935,000</text:p>
          </table:table-cell>
          <table:table-cell office:value-type="float" office:value="958.9" calcext:value-type="float">
            <text:p>958,900</text:p>
          </table:table-cell>
          <table:table-cell office:value-type="float" office:value="17.9285619427029" calcext:value-type="float">
            <text:p>17,92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59.6" calcext:value-type="float">
            <text:p>959,600</text:p>
          </table:table-cell>
          <table:table-cell office:value-type="float" office:value="22.9308138150878" calcext:value-type="float">
            <text:p>22,93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60.2" calcext:value-type="float">
            <text:p>960,200</text:p>
          </table:table-cell>
          <table:table-cell office:value-type="float" office:value="26.8898989709271" calcext:value-type="float">
            <text:p>26,89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7" calcext:value-type="float">
            <text:p>927,000</text:p>
          </table:table-cell>
          <table:table-cell office:value-type="float" office:value="960.5" calcext:value-type="float">
            <text:p>960,500</text:p>
          </table:table-cell>
          <table:table-cell office:value-type="float" office:value="21.083168642308" calcext:value-type="float">
            <text:p>21,0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60.9" calcext:value-type="float">
            <text:p>960,900</text:p>
          </table:table-cell>
          <table:table-cell office:value-type="float" office:value="27.0819743248777" calcext:value-type="float">
            <text:p>27,0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4" calcext:value-type="float">
            <text:p>924,000</text:p>
          </table:table-cell>
          <table:table-cell office:value-type="float" office:value="961" calcext:value-type="float">
            <text:p>961,000</text:p>
          </table:table-cell>
          <table:table-cell office:value-type="float" office:value="25.2102272015854" calcext:value-type="float">
            <text:p>25,2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35" calcext:value-type="float">
            <text:p>935,000</text:p>
          </table:table-cell>
          <table:table-cell office:value-type="float" office:value="961" calcext:value-type="float">
            <text:p>961,000</text:p>
          </table:table-cell>
          <table:table-cell office:value-type="float" office:value="30.283842409957" calcext:value-type="float">
            <text:p>30,28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26" calcext:value-type="float">
            <text:p>926,000</text:p>
          </table:table-cell>
          <table:table-cell office:value-type="float" office:value="962.7" calcext:value-type="float">
            <text:p>962,700</text:p>
          </table:table-cell>
          <table:table-cell office:value-type="float" office:value="18.8623670012247" calcext:value-type="float">
            <text:p>18,86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64.5" calcext:value-type="float">
            <text:p>964,500</text:p>
          </table:table-cell>
          <table:table-cell office:value-type="float" office:value="37.0892317406429" calcext:value-type="float">
            <text:p>37,08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4.7" calcext:value-type="float">
            <text:p>964,700</text:p>
          </table:table-cell>
          <table:table-cell office:value-type="float" office:value="26.7749883286623" calcext:value-type="float">
            <text:p>26,77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3" calcext:value-type="float">
            <text:p>923,000</text:p>
          </table:table-cell>
          <table:table-cell office:value-type="float" office:value="965.7" calcext:value-type="float">
            <text:p>965,700</text:p>
          </table:table-cell>
          <table:table-cell office:value-type="float" office:value="36.4083323796444" calcext:value-type="float">
            <text:p>36,40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65.8" calcext:value-type="float">
            <text:p>965,800</text:p>
          </table:table-cell>
          <table:table-cell office:value-type="float" office:value="30.575225991715" calcext:value-type="float">
            <text:p>30,57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6.3" calcext:value-type="float">
            <text:p>966,300</text:p>
          </table:table-cell>
          <table:table-cell office:value-type="float" office:value="31.8853850184968" calcext:value-type="float">
            <text:p>31,88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6.4" calcext:value-type="float">
            <text:p>966,400</text:p>
          </table:table-cell>
          <table:table-cell office:value-type="float" office:value="27.3869393040632" calcext:value-type="float">
            <text:p>27,38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69.1" calcext:value-type="float">
            <text:p>969,100</text:p>
          </table:table-cell>
          <table:table-cell office:value-type="float" office:value="29.8345437370844" calcext:value-type="float">
            <text:p>29,83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45" calcext:value-type="float">
            <text:p>945,000</text:p>
          </table:table-cell>
          <table:table-cell office:value-type="float" office:value="970.3" calcext:value-type="float">
            <text:p>970,300</text:p>
          </table:table-cell>
          <table:table-cell office:value-type="float" office:value="16.2552555603821" calcext:value-type="float">
            <text:p>16,25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51" calcext:value-type="float">
            <text:p>951,000</text:p>
          </table:table-cell>
          <table:table-cell office:value-type="float" office:value="973.7" calcext:value-type="float">
            <text:p>973,700</text:p>
          </table:table-cell>
          <table:table-cell office:value-type="float" office:value="15.5781185570587" calcext:value-type="float">
            <text:p>15,5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20" calcext:value-type="float">
            <text:p>920,000</text:p>
          </table:table-cell>
          <table:table-cell office:value-type="float" office:value="974.1" calcext:value-type="float">
            <text:p>974,100</text:p>
          </table:table-cell>
          <table:table-cell office:value-type="float" office:value="28.7728653035769" calcext:value-type="float">
            <text:p>28,77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1010.8" calcext:value-type="float">
            <text:p>1.010,800</text:p>
          </table:table-cell>
          <table:table-cell office:value-type="float" office:value="118.673969812723" calcext:value-type="float">
            <text:p>118,67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91" calcext:value-type="float">
            <text:p>1.791,000</text:p>
          </table:table-cell>
          <table:table-cell office:value-type="float" office:value="1814.8" calcext:value-type="float">
            <text:p>1.814,800</text:p>
          </table:table-cell>
          <table:table-cell office:value-type="float" office:value="18.1034066775658" calcext:value-type="float">
            <text:p>18,1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792" calcext:value-type="float">
            <text:p>1.792,000</text:p>
          </table:table-cell>
          <table:table-cell office:value-type="float" office:value="1821.4" calcext:value-type="float">
            <text:p>1.821,400</text:p>
          </table:table-cell>
          <table:table-cell office:value-type="float" office:value="15.9317990893126" calcext:value-type="float">
            <text:p>15,93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83" calcext:value-type="float">
            <text:p>1.783,000</text:p>
          </table:table-cell>
          <table:table-cell office:value-type="float" office:value="1821.7" calcext:value-type="float">
            <text:p>1.821,700</text:p>
          </table:table-cell>
          <table:table-cell office:value-type="float" office:value="25.9916653307684" calcext:value-type="float">
            <text:p>25,9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784" calcext:value-type="float">
            <text:p>1.784,000</text:p>
          </table:table-cell>
          <table:table-cell office:value-type="float" office:value="1822.1" calcext:value-type="float">
            <text:p>1.822,100</text:p>
          </table:table-cell>
          <table:table-cell office:value-type="float" office:value="21.299191429619" calcext:value-type="float">
            <text:p>21,2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88" calcext:value-type="float">
            <text:p>1.788,000</text:p>
          </table:table-cell>
          <table:table-cell office:value-type="float" office:value="1822.8" calcext:value-type="float">
            <text:p>1.822,800</text:p>
          </table:table-cell>
          <table:table-cell office:value-type="float" office:value="20.1152236433558" calcext:value-type="float">
            <text:p>20,11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96" calcext:value-type="float">
            <text:p>1.796,000</text:p>
          </table:table-cell>
          <table:table-cell office:value-type="float" office:value="1823.6" calcext:value-type="float">
            <text:p>1.823,600</text:p>
          </table:table-cell>
          <table:table-cell office:value-type="float" office:value="14.2220486100515" calcext:value-type="float">
            <text:p>14,22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792" calcext:value-type="float">
            <text:p>1.792,000</text:p>
          </table:table-cell>
          <table:table-cell office:value-type="float" office:value="1823.7" calcext:value-type="float">
            <text:p>1.823,700</text:p>
          </table:table-cell>
          <table:table-cell office:value-type="float" office:value="17.2114303105039" calcext:value-type="float">
            <text:p>17,21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798" calcext:value-type="float">
            <text:p>1.798,000</text:p>
          </table:table-cell>
          <table:table-cell office:value-type="float" office:value="1825" calcext:value-type="float">
            <text:p>1.825,000</text:p>
          </table:table-cell>
          <table:table-cell office:value-type="float" office:value="19.3160842592672" calcext:value-type="float">
            <text:p>19,31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25.9" calcext:value-type="float">
            <text:p>1.825,900</text:p>
          </table:table-cell>
          <table:table-cell office:value-type="float" office:value="15.35831298606" calcext:value-type="float">
            <text:p>15,35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781" calcext:value-type="float">
            <text:p>1.781,000</text:p>
          </table:table-cell>
          <table:table-cell office:value-type="float" office:value="1826.1" calcext:value-type="float">
            <text:p>1.826,100</text:p>
          </table:table-cell>
          <table:table-cell office:value-type="float" office:value="21.9719518174118" calcext:value-type="float">
            <text:p>21,97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0" calcext:value-type="float">
            <text:p>1.800,00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6.0416125540213" calcext:value-type="float">
            <text:p>16,04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789" calcext:value-type="float">
            <text:p>1.789,000</text:p>
          </table:table-cell>
          <table:table-cell office:value-type="float" office:value="1828.8" calcext:value-type="float">
            <text:p>1.828,800</text:p>
          </table:table-cell>
          <table:table-cell office:value-type="float" office:value="22.3398000587889" calcext:value-type="float">
            <text:p>22,34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787" calcext:value-type="float">
            <text:p>1.787,000</text:p>
          </table:table-cell>
          <table:table-cell office:value-type="float" office:value="1829.2" calcext:value-type="float">
            <text:p>1.829,200</text:p>
          </table:table-cell>
          <table:table-cell office:value-type="float" office:value="21.9230979157194" calcext:value-type="float">
            <text:p>21,92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29.8" calcext:value-type="float">
            <text:p>1.829,800</text:p>
          </table:table-cell>
          <table:table-cell office:value-type="float" office:value="18.1769084280028" calcext:value-type="float">
            <text:p>18,17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30.1" calcext:value-type="float">
            <text:p>1.830,100</text:p>
          </table:table-cell>
          <table:table-cell office:value-type="float" office:value="12.4672905369745" calcext:value-type="float">
            <text:p>12,46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03" calcext:value-type="float">
            <text:p>1.803,000</text:p>
          </table:table-cell>
          <table:table-cell office:value-type="float" office:value="1830.6" calcext:value-type="float">
            <text:p>1.830,600</text:p>
          </table:table-cell>
          <table:table-cell office:value-type="float" office:value="18.1793533682826" calcext:value-type="float">
            <text:p>18,17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814" calcext:value-type="float">
            <text:p>1.814,000</text:p>
          </table:table-cell>
          <table:table-cell office:value-type="float" office:value="1830.9" calcext:value-type="float">
            <text:p>1.830,900</text:p>
          </table:table-cell>
          <table:table-cell office:value-type="float" office:value="17.5337769272149" calcext:value-type="float">
            <text:p>17,53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789" calcext:value-type="float">
            <text:p>1.789,0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.9267594221045" calcext:value-type="float">
            <text:p>18,92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793" calcext:value-type="float">
            <text:p>1.793,000</text:p>
          </table:table-cell>
          <table:table-cell office:value-type="float" office:value="1831.2" calcext:value-type="float">
            <text:p>1.831,200</text:p>
          </table:table-cell>
          <table:table-cell office:value-type="float" office:value="24.2386284907193" calcext:value-type="float">
            <text:p>24,23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31.3" calcext:value-type="float">
            <text:p>1.831,300</text:p>
          </table:table-cell>
          <table:table-cell office:value-type="float" office:value="13.5896202219848" calcext:value-type="float">
            <text:p>13,59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797" calcext:value-type="float">
            <text:p>1.797,000</text:p>
          </table:table-cell>
          <table:table-cell office:value-type="float" office:value="1831.7" calcext:value-type="float">
            <text:p>1.831,700</text:p>
          </table:table-cell>
          <table:table-cell office:value-type="float" office:value="22.6963041533687" calcext:value-type="float">
            <text:p>22,69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32.1" calcext:value-type="float">
            <text:p>1.832,100</text:p>
          </table:table-cell>
          <table:table-cell office:value-type="float" office:value="18.0951190472274" calcext:value-type="float">
            <text:p>18,09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793" calcext:value-type="float">
            <text:p>1.793,000</text:p>
          </table:table-cell>
          <table:table-cell office:value-type="float" office:value="1832.4" calcext:value-type="float">
            <text:p>1.832,400</text:p>
          </table:table-cell>
          <table:table-cell office:value-type="float" office:value="22.7166116409214" calcext:value-type="float">
            <text:p>22,71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15" calcext:value-type="float">
            <text:p>1.815,000</text:p>
          </table:table-cell>
          <table:table-cell office:value-type="float" office:value="1832.7" calcext:value-type="float">
            <text:p>1.832,700</text:p>
          </table:table-cell>
          <table:table-cell office:value-type="float" office:value="16.68032773459" calcext:value-type="float">
            <text:p>16,68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797" calcext:value-type="float">
            <text:p>1.797,000</text:p>
          </table:table-cell>
          <table:table-cell office:value-type="float" office:value="1833.1" calcext:value-type="float">
            <text:p>1.833,100</text:p>
          </table:table-cell>
          <table:table-cell office:value-type="float" office:value="26.189268370418" calcext:value-type="float">
            <text:p>26,18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33.7" calcext:value-type="float">
            <text:p>1.833,700</text:p>
          </table:table-cell>
          <table:table-cell office:value-type="float" office:value="16.3370744014955" calcext:value-type="float">
            <text:p>16,33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33.9" calcext:value-type="float">
            <text:p>1.833,900</text:p>
          </table:table-cell>
          <table:table-cell office:value-type="float" office:value="21.9314588864692" calcext:value-type="float">
            <text:p>21,9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34.7" calcext:value-type="float">
            <text:p>1.834,700</text:p>
          </table:table-cell>
          <table:table-cell office:value-type="float" office:value="15.7130518996152" calcext:value-type="float">
            <text:p>15,71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804" calcext:value-type="float">
            <text:p>1.804,000</text:p>
          </table:table-cell>
          <table:table-cell office:value-type="float" office:value="1835.2" calcext:value-type="float">
            <text:p>1.835,200</text:p>
          </table:table-cell>
          <table:table-cell office:value-type="float" office:value="19.8874611529755" calcext:value-type="float">
            <text:p>19,88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06" calcext:value-type="float">
            <text:p>1.806,000</text:p>
          </table:table-cell>
          <table:table-cell office:value-type="float" office:value="1835.5" calcext:value-type="float">
            <text:p>1.835,500</text:p>
          </table:table-cell>
          <table:table-cell office:value-type="float" office:value="17.5071414000116" calcext:value-type="float">
            <text:p>17,5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7.5941909605289" calcext:value-type="float">
            <text:p>17,59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799" calcext:value-type="float">
            <text:p>1.799,0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21.7408984788271" calcext:value-type="float">
            <text:p>21,7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798" calcext:value-type="float">
            <text:p>1.798,000</text:p>
          </table:table-cell>
          <table:table-cell office:value-type="float" office:value="1836.1" calcext:value-type="float">
            <text:p>1.836,100</text:p>
          </table:table-cell>
          <table:table-cell office:value-type="float" office:value="16.2989433877033" calcext:value-type="float">
            <text:p>16,2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03" calcext:value-type="float">
            <text:p>1.803,000</text:p>
          </table:table-cell>
          <table:table-cell office:value-type="float" office:value="1836.3" calcext:value-type="float">
            <text:p>1.836,300</text:p>
          </table:table-cell>
          <table:table-cell office:value-type="float" office:value="19.5621516653403" calcext:value-type="float">
            <text:p>19,5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806" calcext:value-type="float">
            <text:p>1.806,000</text:p>
          </table:table-cell>
          <table:table-cell office:value-type="float" office:value="1837.8" calcext:value-type="float">
            <text:p>1.837,800</text:p>
          </table:table-cell>
          <table:table-cell office:value-type="float" office:value="20.3513581310383" calcext:value-type="float">
            <text:p>20,35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22.3606797749979" calcext:value-type="float">
            <text:p>22,36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11" calcext:value-type="float">
            <text:p>1.811,000</text:p>
          </table:table-cell>
          <table:table-cell office:value-type="float" office:value="1838.7" calcext:value-type="float">
            <text:p>1.838,700</text:p>
          </table:table-cell>
          <table:table-cell office:value-type="float" office:value="17.2822966580769" calcext:value-type="float">
            <text:p>17,28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38.8" calcext:value-type="float">
            <text:p>1.838,800</text:p>
          </table:table-cell>
          <table:table-cell office:value-type="float" office:value="17.2033588451661" calcext:value-type="float">
            <text:p>17,2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39.1" calcext:value-type="float">
            <text:p>1.839,100</text:p>
          </table:table-cell>
          <table:table-cell office:value-type="float" office:value="18.5559214867444" calcext:value-type="float">
            <text:p>18,5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17" calcext:value-type="float">
            <text:p>1.817,000</text:p>
          </table:table-cell>
          <table:table-cell office:value-type="float" office:value="1839.4" calcext:value-type="float">
            <text:p>1.839,400</text:p>
          </table:table-cell>
          <table:table-cell office:value-type="float" office:value="21.1460529545245" calcext:value-type="float">
            <text:p>21,14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39.4" calcext:value-type="float">
            <text:p>1.839,400</text:p>
          </table:table-cell>
          <table:table-cell office:value-type="float" office:value="22.4954316349886" calcext:value-type="float">
            <text:p>22,49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40.5" calcext:value-type="float">
            <text:p>1.840,500</text:p>
          </table:table-cell>
          <table:table-cell office:value-type="float" office:value="18.7572208318112" calcext:value-type="float">
            <text:p>18,75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40.5" calcext:value-type="float">
            <text:p>1.840,500</text:p>
          </table:table-cell>
          <table:table-cell office:value-type="float" office:value="25.7563368686017" calcext:value-type="float">
            <text:p>25,7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1.3" calcext:value-type="float">
            <text:p>1.841,300</text:p>
          </table:table-cell>
          <table:table-cell office:value-type="float" office:value="16.4252515624233" calcext:value-type="float">
            <text:p>16,42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41.5" calcext:value-type="float">
            <text:p>1.841,500</text:p>
          </table:table-cell>
          <table:table-cell office:value-type="float" office:value="17.2127213937186" calcext:value-type="float">
            <text:p>17,21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02" calcext:value-type="float">
            <text:p>1.802,000</text:p>
          </table:table-cell>
          <table:table-cell office:value-type="float" office:value="1841.8" calcext:value-type="float">
            <text:p>1.841,800</text:p>
          </table:table-cell>
          <table:table-cell office:value-type="float" office:value="23.7102884372539" calcext:value-type="float">
            <text:p>23,71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10" calcext:value-type="float">
            <text:p>1.810,000</text:p>
          </table:table-cell>
          <table:table-cell office:value-type="float" office:value="1841.9" calcext:value-type="float">
            <text:p>1.841,900</text:p>
          </table:table-cell>
          <table:table-cell office:value-type="float" office:value="25.3616070293487" calcext:value-type="float">
            <text:p>25,3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3" calcext:value-type="float">
            <text:p>1.843,000</text:p>
          </table:table-cell>
          <table:table-cell office:value-type="float" office:value="24.0647275303734" calcext:value-type="float">
            <text:p>24,06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796" calcext:value-type="float">
            <text:p>1.796,000</text:p>
          </table:table-cell>
          <table:table-cell office:value-type="float" office:value="1843.7" calcext:value-type="float">
            <text:p>1.843,700</text:p>
          </table:table-cell>
          <table:table-cell office:value-type="float" office:value="29.450712121177" calcext:value-type="float">
            <text:p>29,45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43.7" calcext:value-type="float">
            <text:p>1.843,700</text:p>
          </table:table-cell>
          <table:table-cell office:value-type="float" office:value="31.3335106377962" calcext:value-type="float">
            <text:p>31,33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4.1" calcext:value-type="float">
            <text:p>1.844,100</text:p>
          </table:table-cell>
          <table:table-cell office:value-type="float" office:value="16.0308729921015" calcext:value-type="float">
            <text:p>16,0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44.8" calcext:value-type="float">
            <text:p>1.844,800</text:p>
          </table:table-cell>
          <table:table-cell office:value-type="float" office:value="28.3854422782759" calcext:value-type="float">
            <text:p>28,38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20" calcext:value-type="float">
            <text:p>1.820,000</text:p>
          </table:table-cell>
          <table:table-cell office:value-type="float" office:value="1845.4" calcext:value-type="float">
            <text:p>1.845,400</text:p>
          </table:table-cell>
          <table:table-cell office:value-type="float" office:value="15.1231977805989" calcext:value-type="float">
            <text:p>15,12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45.7" calcext:value-type="float">
            <text:p>1.845,700</text:p>
          </table:table-cell>
          <table:table-cell office:value-type="float" office:value="25.5910140479036" calcext:value-type="float">
            <text:p>25,59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20" calcext:value-type="float">
            <text:p>1.820,000</text:p>
          </table:table-cell>
          <table:table-cell office:value-type="float" office:value="1846.2" calcext:value-type="float">
            <text:p>1.846,200</text:p>
          </table:table-cell>
          <table:table-cell office:value-type="float" office:value="19.1357722022859" calcext:value-type="float">
            <text:p>19,13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7" calcext:value-type="float">
            <text:p>1.817,000</text:p>
          </table:table-cell>
          <table:table-cell office:value-type="float" office:value="1847.1" calcext:value-type="float">
            <text:p>1.847,100</text:p>
          </table:table-cell>
          <table:table-cell office:value-type="float" office:value="25.5405994883092" calcext:value-type="float">
            <text:p>25,5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10" calcext:value-type="float">
            <text:p>1.810,000</text:p>
          </table:table-cell>
          <table:table-cell office:value-type="float" office:value="1847.6" calcext:value-type="float">
            <text:p>1.847,600</text:p>
          </table:table-cell>
          <table:table-cell office:value-type="float" office:value="20.1560578156212" calcext:value-type="float">
            <text:p>20,1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848.7" calcext:value-type="float">
            <text:p>1.848,700</text:p>
          </table:table-cell>
          <table:table-cell office:value-type="float" office:value="19.2587642386525" calcext:value-type="float">
            <text:p>19,25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9" calcext:value-type="float">
            <text:p>1.849,000</text:p>
          </table:table-cell>
          <table:table-cell office:value-type="float" office:value="19.0438091427809" calcext:value-type="float">
            <text:p>19,04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9" calcext:value-type="float">
            <text:p>1.849,000</text:p>
          </table:table-cell>
          <table:table-cell office:value-type="float" office:value="19.607254893137" calcext:value-type="float">
            <text:p>19,6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9.1" calcext:value-type="float">
            <text:p>1.849,100</text:p>
          </table:table-cell>
          <table:table-cell office:value-type="float" office:value="14.8357675905226" calcext:value-type="float">
            <text:p>14,83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49.2" calcext:value-type="float">
            <text:p>1.849,200</text:p>
          </table:table-cell>
          <table:table-cell office:value-type="float" office:value="24.5438383306279" calcext:value-type="float">
            <text:p>24,54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779" calcext:value-type="float">
            <text:p>1.779,000</text:p>
          </table:table-cell>
          <table:table-cell office:value-type="float" office:value="1849.3" calcext:value-type="float">
            <text:p>1.849,300</text:p>
          </table:table-cell>
          <table:table-cell office:value-type="float" office:value="38.7070191739603" calcext:value-type="float">
            <text:p>38,7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9" calcext:value-type="float">
            <text:p>1.839,000</text:p>
          </table:table-cell>
          <table:table-cell office:value-type="float" office:value="1849.5" calcext:value-type="float">
            <text:p>1.849,500</text:p>
          </table:table-cell>
          <table:table-cell office:value-type="float" office:value="7.89162706783448" calcext:value-type="float">
            <text:p>7,8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49.6" calcext:value-type="float">
            <text:p>1.849,600</text:p>
          </table:table-cell>
          <table:table-cell office:value-type="float" office:value="26.4163249189251" calcext:value-type="float">
            <text:p>26,41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14" calcext:value-type="float">
            <text:p>1.814,000</text:p>
          </table:table-cell>
          <table:table-cell office:value-type="float" office:value="1850.1" calcext:value-type="float">
            <text:p>1.850,100</text:p>
          </table:table-cell>
          <table:table-cell office:value-type="float" office:value="23.1969825623938" calcext:value-type="float">
            <text:p>23,19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0.1" calcext:value-type="float">
            <text:p>1.850,100</text:p>
          </table:table-cell>
          <table:table-cell office:value-type="float" office:value="27.339227006873" calcext:value-type="float">
            <text:p>27,33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829" calcext:value-type="float">
            <text:p>1.829,000</text:p>
          </table:table-cell>
          <table:table-cell office:value-type="float" office:value="1852.2" calcext:value-type="float">
            <text:p>1.852,200</text:p>
          </table:table-cell>
          <table:table-cell office:value-type="float" office:value="18.3593754432624" calcext:value-type="float">
            <text:p>18,35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22" calcext:value-type="float">
            <text:p>1.822,000</text:p>
          </table:table-cell>
          <table:table-cell office:value-type="float" office:value="1852.7" calcext:value-type="float">
            <text:p>1.852,700</text:p>
          </table:table-cell>
          <table:table-cell office:value-type="float" office:value="20.3854523292143" calcext:value-type="float">
            <text:p>20,38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2.8" calcext:value-type="float">
            <text:p>1.852,800</text:p>
          </table:table-cell>
          <table:table-cell office:value-type="float" office:value="22.5920339943087" calcext:value-type="float">
            <text:p>22,5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3" calcext:value-type="float">
            <text:p>1.853,000</text:p>
          </table:table-cell>
          <table:table-cell office:value-type="float" office:value="22.5831795812724" calcext:value-type="float">
            <text:p>22,5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54.6" calcext:value-type="float">
            <text:p>1.854,600</text:p>
          </table:table-cell>
          <table:table-cell office:value-type="float" office:value="25.9709239128855" calcext:value-type="float">
            <text:p>25,97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54.8" calcext:value-type="float">
            <text:p>1.854,800</text:p>
          </table:table-cell>
          <table:table-cell office:value-type="float" office:value="11.3411737585764" calcext:value-type="float">
            <text:p>11,3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54.8" calcext:value-type="float">
            <text:p>1.854,800</text:p>
          </table:table-cell>
          <table:table-cell office:value-type="float" office:value="22.9530922632321" calcext:value-type="float">
            <text:p>22,95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11" calcext:value-type="float">
            <text:p>1.811,000</text:p>
          </table:table-cell>
          <table:table-cell office:value-type="float" office:value="1855.9" calcext:value-type="float">
            <text:p>1.855,900</text:p>
          </table:table-cell>
          <table:table-cell office:value-type="float" office:value="24.0437101962239" calcext:value-type="float">
            <text:p>24,04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6" calcext:value-type="float">
            <text:p>1.816,000</text:p>
          </table:table-cell>
          <table:table-cell office:value-type="float" office:value="1856.3" calcext:value-type="float">
            <text:p>1.856,300</text:p>
          </table:table-cell>
          <table:table-cell office:value-type="float" office:value="21.385613024752" calcext:value-type="float">
            <text:p>21,38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56.4" calcext:value-type="float">
            <text:p>1.856,400</text:p>
          </table:table-cell>
          <table:table-cell office:value-type="float" office:value="20.6677419075127" calcext:value-type="float">
            <text:p>20,66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58.1" calcext:value-type="float">
            <text:p>1.858,100</text:p>
          </table:table-cell>
          <table:table-cell office:value-type="float" office:value="36.1369309402138" calcext:value-type="float">
            <text:p>36,13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9" calcext:value-type="float">
            <text:p>1.829,000</text:p>
          </table:table-cell>
          <table:table-cell office:value-type="float" office:value="1858.8" calcext:value-type="float">
            <text:p>1.858,800</text:p>
          </table:table-cell>
          <table:table-cell office:value-type="float" office:value="27.2674001531336" calcext:value-type="float">
            <text:p>27,26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58.9" calcext:value-type="float">
            <text:p>1.858,900</text:p>
          </table:table-cell>
          <table:table-cell office:value-type="float" office:value="17.3490313530436" calcext:value-type="float">
            <text:p>17,34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60.1" calcext:value-type="float">
            <text:p>1.860,100</text:p>
          </table:table-cell>
          <table:table-cell office:value-type="float" office:value="21.3824954369482" calcext:value-type="float">
            <text:p>21,38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24" calcext:value-type="float">
            <text:p>1.824,000</text:p>
          </table:table-cell>
          <table:table-cell office:value-type="float" office:value="1860.6" calcext:value-type="float">
            <text:p>1.860,600</text:p>
          </table:table-cell>
          <table:table-cell office:value-type="float" office:value="22.7752302098379" calcext:value-type="float">
            <text:p>22,77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1.2" calcext:value-type="float">
            <text:p>1.861,200</text:p>
          </table:table-cell>
          <table:table-cell office:value-type="float" office:value="25.9306768133807" calcext:value-type="float">
            <text:p>25,9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2" calcext:value-type="float">
            <text:p>1.842,000</text:p>
          </table:table-cell>
          <table:table-cell office:value-type="float" office:value="1861.6" calcext:value-type="float">
            <text:p>1.861,600</text:p>
          </table:table-cell>
          <table:table-cell office:value-type="float" office:value="13.5006172698387" calcext:value-type="float">
            <text:p>13,50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1.7" calcext:value-type="float">
            <text:p>1.861,700</text:p>
          </table:table-cell>
          <table:table-cell office:value-type="float" office:value="21.5718437887086" calcext:value-type="float">
            <text:p>21,57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1" calcext:value-type="float">
            <text:p>1.841,00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8.165902124585" calcext:value-type="float">
            <text:p>18,16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62.2" calcext:value-type="float">
            <text:p>1.862,200</text:p>
          </table:table-cell>
          <table:table-cell office:value-type="float" office:value="29.1311211974792" calcext:value-type="float">
            <text:p>29,1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63.4" calcext:value-type="float">
            <text:p>1.863,400</text:p>
          </table:table-cell>
          <table:table-cell office:value-type="float" office:value="15.3057723315966" calcext:value-type="float">
            <text:p>15,30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63.5" calcext:value-type="float">
            <text:p>1.863,500</text:p>
          </table:table-cell>
          <table:table-cell office:value-type="float" office:value="19.7610728453695" calcext:value-type="float">
            <text:p>19,76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6" calcext:value-type="float">
            <text:p>1.826,000</text:p>
          </table:table-cell>
          <table:table-cell office:value-type="float" office:value="1864.2" calcext:value-type="float">
            <text:p>1.864,200</text:p>
          </table:table-cell>
          <table:table-cell office:value-type="float" office:value="25.8534330408942" calcext:value-type="float">
            <text:p>25,85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5.2" calcext:value-type="float">
            <text:p>1.865,200</text:p>
          </table:table-cell>
          <table:table-cell office:value-type="float" office:value="28.1496003524029" calcext:value-type="float">
            <text:p>28,15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865.6" calcext:value-type="float">
            <text:p>1.865,600</text:p>
          </table:table-cell>
          <table:table-cell office:value-type="float" office:value="24.4140214721877" calcext:value-type="float">
            <text:p>24,41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65.9" calcext:value-type="float">
            <text:p>1.865,900</text:p>
          </table:table-cell>
          <table:table-cell office:value-type="float" office:value="24.6145846558047" calcext:value-type="float">
            <text:p>24,61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66" calcext:value-type="float">
            <text:p>1.866,000</text:p>
          </table:table-cell>
          <table:table-cell office:value-type="float" office:value="20.5318181259127" calcext:value-type="float">
            <text:p>20,53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41" calcext:value-type="float">
            <text:p>1.841,000</text:p>
          </table:table-cell>
          <table:table-cell office:value-type="float" office:value="1866" calcext:value-type="float">
            <text:p>1.866,000</text:p>
          </table:table-cell>
          <table:table-cell office:value-type="float" office:value="26.5832027165025" calcext:value-type="float">
            <text:p>26,5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45" calcext:value-type="float">
            <text:p>1.845,000</text:p>
          </table:table-cell>
          <table:table-cell office:value-type="float" office:value="1866.6" calcext:value-type="float">
            <text:p>1.866,600</text:p>
          </table:table-cell>
          <table:table-cell office:value-type="float" office:value="16.8997041394221" calcext:value-type="float">
            <text:p>16,90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67" calcext:value-type="float">
            <text:p>1.867,000</text:p>
          </table:table-cell>
          <table:table-cell office:value-type="float" office:value="18.6368809979925" calcext:value-type="float">
            <text:p>18,63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67.8" calcext:value-type="float">
            <text:p>1.867,800</text:p>
          </table:table-cell>
          <table:table-cell office:value-type="float" office:value="27.3121869420147" calcext:value-type="float">
            <text:p>27,31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69.3" calcext:value-type="float">
            <text:p>1.869,300</text:p>
          </table:table-cell>
          <table:table-cell office:value-type="float" office:value="33.3801338123941" calcext:value-type="float">
            <text:p>33,38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69.8" calcext:value-type="float">
            <text:p>1.869,800</text:p>
          </table:table-cell>
          <table:table-cell office:value-type="float" office:value="20.313104691854" calcext:value-type="float">
            <text:p>20,31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27" calcext:value-type="float">
            <text:p>1.827,000</text:p>
          </table:table-cell>
          <table:table-cell office:value-type="float" office:value="1870" calcext:value-type="float">
            <text:p>1.870,000</text:p>
          </table:table-cell>
          <table:table-cell office:value-type="float" office:value="24.814870093913" calcext:value-type="float">
            <text:p>24,81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71.3" calcext:value-type="float">
            <text:p>1.871,300</text:p>
          </table:table-cell>
          <table:table-cell office:value-type="float" office:value="27.9406116213976" calcext:value-type="float">
            <text:p>27,9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27" calcext:value-type="float">
            <text:p>1.827,000</text:p>
          </table:table-cell>
          <table:table-cell office:value-type="float" office:value="1872.9" calcext:value-type="float">
            <text:p>1.872,900</text:p>
          </table:table-cell>
          <table:table-cell office:value-type="float" office:value="34.9076559574607" calcext:value-type="float">
            <text:p>34,90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73.6" calcext:value-type="float">
            <text:p>1.873,600</text:p>
          </table:table-cell>
          <table:table-cell office:value-type="float" office:value="31.7217065535048" calcext:value-type="float">
            <text:p>31,72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76.2" calcext:value-type="float">
            <text:p>1.876,200</text:p>
          </table:table-cell>
          <table:table-cell office:value-type="float" office:value="25.2533826117083" calcext:value-type="float">
            <text:p>25,25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64" calcext:value-type="float">
            <text:p>1.864,000</text:p>
          </table:table-cell>
          <table:table-cell office:value-type="float" office:value="1876.4" calcext:value-type="float">
            <text:p>1.876,400</text:p>
          </table:table-cell>
          <table:table-cell office:value-type="float" office:value="9.34760813137659" calcext:value-type="float">
            <text:p>9,34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42" calcext:value-type="float">
            <text:p>1.842,000</text:p>
          </table:table-cell>
          <table:table-cell office:value-type="float" office:value="1876.8" calcext:value-type="float">
            <text:p>1.876,800</text:p>
          </table:table-cell>
          <table:table-cell office:value-type="float" office:value="16.3353740221779" calcext:value-type="float">
            <text:p>16,33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1" calcext:value-type="float">
            <text:p>1.851,000</text:p>
          </table:table-cell>
          <table:table-cell office:value-type="float" office:value="1877.3" calcext:value-type="float">
            <text:p>1.877,300</text:p>
          </table:table-cell>
          <table:table-cell office:value-type="float" office:value="30.1663904223079" calcext:value-type="float">
            <text:p>30,16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77.9" calcext:value-type="float">
            <text:p>1.877,900</text:p>
          </table:table-cell>
          <table:table-cell office:value-type="float" office:value="25.216617096228" calcext:value-type="float">
            <text:p>25,21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4" calcext:value-type="float">
            <text:p>1.824,000</text:p>
          </table:table-cell>
          <table:table-cell office:value-type="float" office:value="1879" calcext:value-type="float">
            <text:p>1.879,000</text:p>
          </table:table-cell>
          <table:table-cell office:value-type="float" office:value="37.4699879903904" calcext:value-type="float">
            <text:p>37,47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80" calcext:value-type="float">
            <text:p>1.880,000</text:p>
          </table:table-cell>
          <table:table-cell office:value-type="float" office:value="22.7791327510265" calcext:value-type="float">
            <text:p>22,77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81" calcext:value-type="float">
            <text:p>1.881,000</text:p>
          </table:table-cell>
          <table:table-cell office:value-type="float" office:value="28.3117564901148" calcext:value-type="float">
            <text:p>28,31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881.8" calcext:value-type="float">
            <text:p>1.881,800</text:p>
          </table:table-cell>
          <table:table-cell office:value-type="float" office:value="24.8408266099715" calcext:value-type="float">
            <text:p>24,8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47" calcext:value-type="float">
            <text:p>1.847,000</text:p>
          </table:table-cell>
          <table:table-cell office:value-type="float" office:value="1881.8" calcext:value-type="float">
            <text:p>1.881,800</text:p>
          </table:table-cell>
          <table:table-cell office:value-type="float" office:value="32.002777657225" calcext:value-type="float">
            <text:p>32,0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63" calcext:value-type="float">
            <text:p>1.863,000</text:p>
          </table:table-cell>
          <table:table-cell office:value-type="float" office:value="1882.8" calcext:value-type="float">
            <text:p>1.882,800</text:p>
          </table:table-cell>
          <table:table-cell office:value-type="float" office:value="15.5834670225994" calcext:value-type="float">
            <text:p>15,5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83.4" calcext:value-type="float">
            <text:p>1.883,400</text:p>
          </table:table-cell>
          <table:table-cell office:value-type="float" office:value="29.6617973531986" calcext:value-type="float">
            <text:p>29,6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84.2" calcext:value-type="float">
            <text:p>1.884,200</text:p>
          </table:table-cell>
          <table:table-cell office:value-type="float" office:value="44.2060830404344" calcext:value-type="float">
            <text:p>44,20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84.9" calcext:value-type="float">
            <text:p>1.884,900</text:p>
          </table:table-cell>
          <table:table-cell office:value-type="float" office:value="24.9819935153302" calcext:value-type="float">
            <text:p>24,98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86.5" calcext:value-type="float">
            <text:p>1.886,500</text:p>
          </table:table-cell>
          <table:table-cell office:value-type="float" office:value="26.3069488074074" calcext:value-type="float">
            <text:p>26,3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88.5" calcext:value-type="float">
            <text:p>1.888,500</text:p>
          </table:table-cell>
          <table:table-cell office:value-type="float" office:value="30.826575836083" calcext:value-type="float">
            <text:p>30,82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888.6" calcext:value-type="float">
            <text:p>1.888,600</text:p>
          </table:table-cell>
          <table:table-cell office:value-type="float" office:value="25.7302243372351" calcext:value-type="float">
            <text:p>25,73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89.1" calcext:value-type="float">
            <text:p>1.889,100</text:p>
          </table:table-cell>
          <table:table-cell office:value-type="float" office:value="32.0015624618549" calcext:value-type="float">
            <text:p>32,00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89.4" calcext:value-type="float">
            <text:p>1.889,400</text:p>
          </table:table-cell>
          <table:table-cell office:value-type="float" office:value="33.4770236298138" calcext:value-type="float">
            <text:p>33,47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90.5" calcext:value-type="float">
            <text:p>1.890,500</text:p>
          </table:table-cell>
          <table:table-cell office:value-type="float" office:value="29.4514666678739" calcext:value-type="float">
            <text:p>29,45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52" calcext:value-type="float">
            <text:p>1.852,000</text:p>
          </table:table-cell>
          <table:table-cell office:value-type="float" office:value="1893.2" calcext:value-type="float">
            <text:p>1.893,200</text:p>
          </table:table-cell>
          <table:table-cell office:value-type="float" office:value="23.5031912726761" calcext:value-type="float">
            <text:p>23,5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0" calcext:value-type="float">
            <text:p>1.870,000</text:p>
          </table:table-cell>
          <table:table-cell office:value-type="float" office:value="1895.2" calcext:value-type="float">
            <text:p>1.895,200</text:p>
          </table:table-cell>
          <table:table-cell office:value-type="float" office:value="22.6018681627082" calcext:value-type="float">
            <text:p>22,60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895.6" calcext:value-type="float">
            <text:p>1.895,600</text:p>
          </table:table-cell>
          <table:table-cell office:value-type="float" office:value="33.4902971022952" calcext:value-type="float">
            <text:p>33,49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97.4" calcext:value-type="float">
            <text:p>1.897,400</text:p>
          </table:table-cell>
          <table:table-cell office:value-type="float" office:value="44.6447707526375" calcext:value-type="float">
            <text:p>44,6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98" calcext:value-type="float">
            <text:p>1.898,000</text:p>
          </table:table-cell>
          <table:table-cell office:value-type="float" office:value="43.1251409015412" calcext:value-type="float">
            <text:p>43,12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00.6" calcext:value-type="float">
            <text:p>1.900,600</text:p>
          </table:table-cell>
          <table:table-cell office:value-type="float" office:value="31.531994333798" calcext:value-type="float">
            <text:p>31,53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902.2" calcext:value-type="float">
            <text:p>1.902,200</text:p>
          </table:table-cell>
          <table:table-cell office:value-type="float" office:value="39.6647058338883" calcext:value-type="float">
            <text:p>39,66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03.4" calcext:value-type="float">
            <text:p>1.903,400</text:p>
          </table:table-cell>
          <table:table-cell office:value-type="float" office:value="40.1447381359002" calcext:value-type="float">
            <text:p>40,1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03.9" calcext:value-type="float">
            <text:p>1.903,900</text:p>
          </table:table-cell>
          <table:table-cell office:value-type="float" office:value="33.8409679399262" calcext:value-type="float">
            <text:p>33,8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61" calcext:value-type="float">
            <text:p>1.861,000</text:p>
          </table:table-cell>
          <table:table-cell office:value-type="float" office:value="1904.1" calcext:value-type="float">
            <text:p>1.904,100</text:p>
          </table:table-cell>
          <table:table-cell office:value-type="float" office:value="27.6985759762323" calcext:value-type="float">
            <text:p>27,6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43" calcext:value-type="float">
            <text:p>1.843,000</text:p>
          </table:table-cell>
          <table:table-cell office:value-type="float" office:value="1904.8" calcext:value-type="float">
            <text:p>1.904,800</text:p>
          </table:table-cell>
          <table:table-cell office:value-type="float" office:value="43.6419777533308" calcext:value-type="float">
            <text:p>43,64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1" calcext:value-type="float">
            <text:p>1.871,000</text:p>
          </table:table-cell>
          <table:table-cell office:value-type="float" office:value="1906.9" calcext:value-type="float">
            <text:p>1.906,900</text:p>
          </table:table-cell>
          <table:table-cell office:value-type="float" office:value="35.5385549634322" calcext:value-type="float">
            <text:p>35,53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51" calcext:value-type="float">
            <text:p>1.851,000</text:p>
          </table:table-cell>
          <table:table-cell office:value-type="float" office:value="1908.1" calcext:value-type="float">
            <text:p>1.908,100</text:p>
          </table:table-cell>
          <table:table-cell office:value-type="float" office:value="55.6825326690915" calcext:value-type="float">
            <text:p>55,6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53" calcext:value-type="float">
            <text:p>1.853,000</text:p>
          </table:table-cell>
          <table:table-cell office:value-type="float" office:value="1910.8" calcext:value-type="float">
            <text:p>1.910,800</text:p>
          </table:table-cell>
          <table:table-cell office:value-type="float" office:value="24.7556951921057" calcext:value-type="float">
            <text:p>24,7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0" calcext:value-type="float">
            <text:p>1.860,000</text:p>
          </table:table-cell>
          <table:table-cell office:value-type="float" office:value="1911.1" calcext:value-type="float">
            <text:p>1.911,100</text:p>
          </table:table-cell>
          <table:table-cell office:value-type="float" office:value="39.6889293268427" calcext:value-type="float">
            <text:p>39,68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8" calcext:value-type="float">
            <text:p>1.858,000</text:p>
          </table:table-cell>
          <table:table-cell office:value-type="float" office:value="1911.8" calcext:value-type="float">
            <text:p>1.911,800</text:p>
          </table:table-cell>
          <table:table-cell office:value-type="float" office:value="30.3454188378484" calcext:value-type="float">
            <text:p>30,3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58" calcext:value-type="float">
            <text:p>1.858,000</text:p>
          </table:table-cell>
          <table:table-cell office:value-type="float" office:value="1912.8" calcext:value-type="float">
            <text:p>1.912,800</text:p>
          </table:table-cell>
          <table:table-cell office:value-type="float" office:value="37.1058545844782" calcext:value-type="float">
            <text:p>37,10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5" calcext:value-type="float">
            <text:p>1.865,000</text:p>
          </table:table-cell>
          <table:table-cell office:value-type="float" office:value="1915.6" calcext:value-type="float">
            <text:p>1.915,600</text:p>
          </table:table-cell>
          <table:table-cell office:value-type="float" office:value="23.945308053516" calcext:value-type="float">
            <text:p>23,9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64" calcext:value-type="float">
            <text:p>1.864,000</text:p>
          </table:table-cell>
          <table:table-cell office:value-type="float" office:value="1916" calcext:value-type="float">
            <text:p>1.916,000</text:p>
          </table:table-cell>
          <table:table-cell office:value-type="float" office:value="24.9621936357987" calcext:value-type="float">
            <text:p>24,9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17.3" calcext:value-type="float">
            <text:p>1.917,300</text:p>
          </table:table-cell>
          <table:table-cell office:value-type="float" office:value="54.0700163368448" calcext:value-type="float">
            <text:p>54,07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918" calcext:value-type="float">
            <text:p>1.918,000</text:p>
          </table:table-cell>
          <table:table-cell office:value-type="float" office:value="85.2538692507397" calcext:value-type="float">
            <text:p>85,25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75" calcext:value-type="float">
            <text:p>1.875,000</text:p>
          </table:table-cell>
          <table:table-cell office:value-type="float" office:value="1918.7" calcext:value-type="float">
            <text:p>1.918,700</text:p>
          </table:table-cell>
          <table:table-cell office:value-type="float" office:value="38.3204326118007" calcext:value-type="float">
            <text:p>38,32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1" calcext:value-type="float">
            <text:p>1.821,000</text:p>
          </table:table-cell>
          <table:table-cell office:value-type="float" office:value="1919.3" calcext:value-type="float">
            <text:p>1.919,300</text:p>
          </table:table-cell>
          <table:table-cell office:value-type="float" office:value="79.5878969023138" calcext:value-type="float">
            <text:p>79,58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919.4" calcext:value-type="float">
            <text:p>1.919,400</text:p>
          </table:table-cell>
          <table:table-cell office:value-type="float" office:value="39.0019942510066" calcext:value-type="float">
            <text:p>39,00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89" calcext:value-type="float">
            <text:p>1.889,000</text:p>
          </table:table-cell>
          <table:table-cell office:value-type="float" office:value="1919.9" calcext:value-type="float">
            <text:p>1.919,900</text:p>
          </table:table-cell>
          <table:table-cell office:value-type="float" office:value="20.365821040819" calcext:value-type="float">
            <text:p>20,36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91" calcext:value-type="float">
            <text:p>1.891,000</text:p>
          </table:table-cell>
          <table:table-cell office:value-type="float" office:value="1922.6" calcext:value-type="float">
            <text:p>1.922,600</text:p>
          </table:table-cell>
          <table:table-cell office:value-type="float" office:value="29.4852128664145" calcext:value-type="float">
            <text:p>29,48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68" calcext:value-type="float">
            <text:p>1.868,000</text:p>
          </table:table-cell>
          <table:table-cell office:value-type="float" office:value="1923.9" calcext:value-type="float">
            <text:p>1.923,900</text:p>
          </table:table-cell>
          <table:table-cell office:value-type="float" office:value="44.9702370710031" calcext:value-type="float">
            <text:p>44,97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69" calcext:value-type="float">
            <text:p>1.869,000</text:p>
          </table:table-cell>
          <table:table-cell office:value-type="float" office:value="1928.1" calcext:value-type="float">
            <text:p>1.928,100</text:p>
          </table:table-cell>
          <table:table-cell office:value-type="float" office:value="40.0928089977908" calcext:value-type="float">
            <text:p>40,09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81" calcext:value-type="float">
            <text:p>1.881,000</text:p>
          </table:table-cell>
          <table:table-cell office:value-type="float" office:value="1932.2" calcext:value-type="float">
            <text:p>1.932,200</text:p>
          </table:table-cell>
          <table:table-cell office:value-type="float" office:value="40.0882360134076" calcext:value-type="float">
            <text:p>40,08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45" calcext:value-type="float">
            <text:p>1.845,000</text:p>
          </table:table-cell>
          <table:table-cell office:value-type="float" office:value="1933.7" calcext:value-type="float">
            <text:p>1.933,700</text:p>
          </table:table-cell>
          <table:table-cell office:value-type="float" office:value="41.9100889471205" calcext:value-type="float">
            <text:p>41,91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99" calcext:value-type="float">
            <text:p>1.899,000</text:p>
          </table:table-cell>
          <table:table-cell office:value-type="float" office:value="1938.2" calcext:value-type="float">
            <text:p>1.938,200</text:p>
          </table:table-cell>
          <table:table-cell office:value-type="float" office:value="39.7430636855176" calcext:value-type="float">
            <text:p>39,74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907" calcext:value-type="float">
            <text:p>1.907,000</text:p>
          </table:table-cell>
          <table:table-cell office:value-type="float" office:value="1940" calcext:value-type="float">
            <text:p>1.940,000</text:p>
          </table:table-cell>
          <table:table-cell office:value-type="float" office:value="30.7715597409181" calcext:value-type="float">
            <text:p>30,77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42" calcext:value-type="float">
            <text:p>1.942,000</text:p>
          </table:table-cell>
          <table:table-cell office:value-type="float" office:value="52.1919534027996" calcext:value-type="float">
            <text:p>52,1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51.7" calcext:value-type="float">
            <text:p>1.951,700</text:p>
          </table:table-cell>
          <table:table-cell office:value-type="float" office:value="93.1176674965605" calcext:value-type="float">
            <text:p>93,11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72" calcext:value-type="float">
            <text:p>1.872,000</text:p>
          </table:table-cell>
          <table:table-cell office:value-type="float" office:value="1954.1" calcext:value-type="float">
            <text:p>1.954,100</text:p>
          </table:table-cell>
          <table:table-cell office:value-type="float" office:value="42.8989769367781" calcext:value-type="float">
            <text:p>42,8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95" calcext:value-type="float">
            <text:p>1.895,000</text:p>
          </table:table-cell>
          <table:table-cell office:value-type="float" office:value="1963.5" calcext:value-type="float">
            <text:p>1.963,500</text:p>
          </table:table-cell>
          <table:table-cell office:value-type="float" office:value="48.3741207212654" calcext:value-type="float">
            <text:p>48,37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87" calcext:value-type="float">
            <text:p>1.887,000</text:p>
          </table:table-cell>
          <table:table-cell office:value-type="float" office:value="1999.1" calcext:value-type="float">
            <text:p>1.999,100</text:p>
          </table:table-cell>
          <table:table-cell office:value-type="float" office:value="71.4352076282339" calcext:value-type="float">
            <text:p>71,43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90" calcext:value-type="float">
            <text:p>1.890,000</text:p>
          </table:table-cell>
          <table:table-cell office:value-type="float" office:value="2012.9" calcext:value-type="float">
            <text:p>2.012,900</text:p>
          </table:table-cell>
          <table:table-cell office:value-type="float" office:value="140.363377623146" calcext:value-type="float">
            <text:p>140,36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6" calcext:value-type="float">
            <text:p>1.876,000</text:p>
          </table:table-cell>
          <table:table-cell office:value-type="float" office:value="2022.8" calcext:value-type="float">
            <text:p>2.022,800</text:p>
          </table:table-cell>
          <table:table-cell office:value-type="float" office:value="96.4812013929254" calcext:value-type="float">
            <text:p>96,48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885" calcext:value-type="float">
            <text:p>1.885,000</text:p>
          </table:table-cell>
          <table:table-cell office:value-type="float" office:value="2110.2" calcext:value-type="float">
            <text:p>2.110,200</text:p>
          </table:table-cell>
          <table:table-cell office:value-type="float" office:value="258.360127642706" calcext:value-type="float">
            <text:p>258,36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905" calcext:value-type="float">
            <text:p>1.905,000</text:p>
          </table:table-cell>
          <table:table-cell office:value-type="float" office:value="2280" calcext:value-type="float">
            <text:p>2.280,000</text:p>
          </table:table-cell>
          <table:table-cell office:value-type="float" office:value="283.464675439855" calcext:value-type="float">
            <text:p>283,46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2069" calcext:value-type="float">
            <text:p>2.069,000</text:p>
          </table:table-cell>
          <table:table-cell office:value-type="float" office:value="2313.9" calcext:value-type="float">
            <text:p>2.313,900</text:p>
          </table:table-cell>
          <table:table-cell office:value-type="float" office:value="214.684497189092" calcext:value-type="float">
            <text:p>214,68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970" calcext:value-type="float">
            <text:p>1.970,000</text:p>
          </table:table-cell>
          <table:table-cell office:value-type="float" office:value="2387.1" calcext:value-type="float">
            <text:p>2.387,100</text:p>
          </table:table-cell>
          <table:table-cell office:value-type="float" office:value="216.900105015086" calcext:value-type="float">
            <text:p>216,90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2173" calcext:value-type="float">
            <text:p>2.173,000</text:p>
          </table:table-cell>
          <table:table-cell office:value-type="float" office:value="2423.9" calcext:value-type="float">
            <text:p>2.423,900</text:p>
          </table:table-cell>
          <table:table-cell office:value-type="float" office:value="136.052645039419" calcext:value-type="float">
            <text:p>136,05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0.1" calcext:value-type="float">
            <text:p>1.320,100</text:p>
          </table:table-cell>
          <table:table-cell office:value-type="float" office:value="4.72463990397387" calcext:value-type="float">
            <text:p>4,72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2" calcext:value-type="float">
            <text:p>1.312,000</text:p>
          </table:table-cell>
          <table:table-cell office:value-type="float" office:value="1320.5" calcext:value-type="float">
            <text:p>1.320,500</text:p>
          </table:table-cell>
          <table:table-cell office:value-type="float" office:value="5.23343948936919" calcext:value-type="float">
            <text:p>5,23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0.9" calcext:value-type="float">
            <text:p>1.320,900</text:p>
          </table:table-cell>
          <table:table-cell office:value-type="float" office:value="4.9766119666563" calcext:value-type="float">
            <text:p>4,9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1.3" calcext:value-type="float">
            <text:p>1.321,300</text:p>
          </table:table-cell>
          <table:table-cell office:value-type="float" office:value="4.62000481000231" calcext:value-type="float">
            <text:p>4,62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1.7" calcext:value-type="float">
            <text:p>1.321,700</text:p>
          </table:table-cell>
          <table:table-cell office:value-type="float" office:value="5.20789998197183" calcext:value-type="float">
            <text:p>5,2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3.19722101554181" calcext:value-type="float">
            <text:p>3,19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1" calcext:value-type="float">
            <text:p>1.322,100</text:p>
          </table:table-cell>
          <table:table-cell office:value-type="float" office:value="3.95671019352638" calcext:value-type="float">
            <text:p>3,95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1" calcext:value-type="float">
            <text:p>1.322,100</text:p>
          </table:table-cell>
          <table:table-cell office:value-type="float" office:value="4.06748625620843" calcext:value-type="float">
            <text:p>4,06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2" calcext:value-type="float">
            <text:p>1.322,200</text:p>
          </table:table-cell>
          <table:table-cell office:value-type="float" office:value="5.41192099802731" calcext:value-type="float">
            <text:p>5,41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3" calcext:value-type="float">
            <text:p>1.322,300</text:p>
          </table:table-cell>
          <table:table-cell office:value-type="float" office:value="5.14349643292922" calcext:value-type="float">
            <text:p>5,14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4" calcext:value-type="float">
            <text:p>1.322,400</text:p>
          </table:table-cell>
          <table:table-cell office:value-type="float" office:value="4.69515116310907" calcext:value-type="float">
            <text:p>4,69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4" calcext:value-type="float">
            <text:p>1.322,400</text:p>
          </table:table-cell>
          <table:table-cell office:value-type="float" office:value="5.29570056219613" calcext:value-type="float">
            <text:p>5,29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2.5" calcext:value-type="float">
            <text:p>1.322,500</text:p>
          </table:table-cell>
          <table:table-cell office:value-type="float" office:value="4.30116263352131" calcext:value-type="float">
            <text:p>4,3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2.6" calcext:value-type="float">
            <text:p>1.322,600</text:p>
          </table:table-cell>
          <table:table-cell office:value-type="float" office:value="2.91356978445495" calcext:value-type="float">
            <text:p>2,91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6" calcext:value-type="float">
            <text:p>1.322,600</text:p>
          </table:table-cell>
          <table:table-cell office:value-type="float" office:value="5.1033757890679" calcext:value-type="float">
            <text:p>5,1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7" calcext:value-type="float">
            <text:p>1.322,700</text:p>
          </table:table-cell>
          <table:table-cell office:value-type="float" office:value="4.62000481000231" calcext:value-type="float">
            <text:p>4,62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3.93841479673118" calcext:value-type="float">
            <text:p>3,93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6.25033332444492" calcext:value-type="float">
            <text:p>6,2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6.40832791503889" calcext:value-type="float">
            <text:p>6,4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4.62961481479111" calcext:value-type="float">
            <text:p>4,63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5.44569146716517" calcext:value-type="float">
            <text:p>5,44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5.58669053296414" calcext:value-type="float">
            <text:p>5,58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3.77123616632825" calcext:value-type="float">
            <text:p>3,7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5.3748384988657" calcext:value-type="float">
            <text:p>5,37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3.1" calcext:value-type="float">
            <text:p>1.323,100</text:p>
          </table:table-cell>
          <table:table-cell office:value-type="float" office:value="5.54677083235522" calcext:value-type="float">
            <text:p>5,5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3" calcext:value-type="float">
            <text:p>1.323,300</text:p>
          </table:table-cell>
          <table:table-cell office:value-type="float" office:value="6.81583124465062" calcext:value-type="float">
            <text:p>6,81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3.5" calcext:value-type="float">
            <text:p>1.323,500</text:p>
          </table:table-cell>
          <table:table-cell office:value-type="float" office:value="3.50396600693811" calcext:value-type="float">
            <text:p>3,50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3.5" calcext:value-type="float">
            <text:p>1.323,500</text:p>
          </table:table-cell>
          <table:table-cell office:value-type="float" office:value="3.68932393686311" calcext:value-type="float">
            <text:p>3,68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3.71782493162632" calcext:value-type="float">
            <text:p>3,71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4.59951688284276" calcext:value-type="float">
            <text:p>4,60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5.98516684999025" calcext:value-type="float">
            <text:p>5,98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3.7" calcext:value-type="float">
            <text:p>1.323,700</text:p>
          </table:table-cell>
          <table:table-cell office:value-type="float" office:value="5.94511938016761" calcext:value-type="float">
            <text:p>5,94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3.8" calcext:value-type="float">
            <text:p>1.323,800</text:p>
          </table:table-cell>
          <table:table-cell office:value-type="float" office:value="3.91010087963071" calcext:value-type="float">
            <text:p>3,91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3.8" calcext:value-type="float">
            <text:p>1.323,800</text:p>
          </table:table-cell>
          <table:table-cell office:value-type="float" office:value="5.59364719024081" calcext:value-type="float">
            <text:p>5,59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3.9" calcext:value-type="float">
            <text:p>1.323,900</text:p>
          </table:table-cell>
          <table:table-cell office:value-type="float" office:value="4.30632609592498" calcext:value-type="float">
            <text:p>4,30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4.1" calcext:value-type="float">
            <text:p>1.324,100</text:p>
          </table:table-cell>
          <table:table-cell office:value-type="float" office:value="5.50656174234179" calcext:value-type="float">
            <text:p>5,50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1" calcext:value-type="float">
            <text:p>1.324,100</text:p>
          </table:table-cell>
          <table:table-cell office:value-type="float" office:value="7.17170365626839" calcext:value-type="float">
            <text:p>7,17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5.59861093883514" calcext:value-type="float">
            <text:p>5,59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44722162382112" calcext:value-type="float">
            <text:p>6,4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5328231093286" calcext:value-type="float">
            <text:p>6,53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71730766172149" calcext:value-type="float">
            <text:p>6,71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4" calcext:value-type="float">
            <text:p>1.324,400</text:p>
          </table:table-cell>
          <table:table-cell office:value-type="float" office:value="4.5018514709691" calcext:value-type="float">
            <text:p>4,50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3.83695481107378" calcext:value-type="float">
            <text:p>3,83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5.42115198909686" calcext:value-type="float">
            <text:p>5,42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5.98609499868932" calcext:value-type="float">
            <text:p>5,98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4.6" calcext:value-type="float">
            <text:p>1.324,600</text:p>
          </table:table-cell>
          <table:table-cell office:value-type="float" office:value="6.63659886119724" calcext:value-type="float">
            <text:p>6,63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7.5129517797231" calcext:value-type="float">
            <text:p>7,51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3.0840089349921" calcext:value-type="float">
            <text:p>3,0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3.5213633723318" calcext:value-type="float">
            <text:p>3,52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5.80804040389987" calcext:value-type="float">
            <text:p>5,8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5.6" calcext:value-type="float">
            <text:p>1.325,600</text:p>
          </table:table-cell>
          <table:table-cell office:value-type="float" office:value="8.01664934163062" calcext:value-type="float">
            <text:p>8,01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5.9" calcext:value-type="float">
            <text:p>1.325,900</text:p>
          </table:table-cell>
          <table:table-cell office:value-type="float" office:value="5.21642704454985" calcext:value-type="float">
            <text:p>5,21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5.9" calcext:value-type="float">
            <text:p>1.325,900</text:p>
          </table:table-cell>
          <table:table-cell office:value-type="float" office:value="6.80604306643899" calcext:value-type="float">
            <text:p>6,80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8.0691456246068" calcext:value-type="float">
            <text:p>8,06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6.4" calcext:value-type="float">
            <text:p>1.326,400</text:p>
          </table:table-cell>
          <table:table-cell office:value-type="float" office:value="4.37670601657863" calcext:value-type="float">
            <text:p>4,3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6.4" calcext:value-type="float">
            <text:p>1.326,400</text:p>
          </table:table-cell>
          <table:table-cell office:value-type="float" office:value="4.62361090250659" calcext:value-type="float">
            <text:p>4,62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26.5" calcext:value-type="float">
            <text:p>1.326,500</text:p>
          </table:table-cell>
          <table:table-cell office:value-type="float" office:value="4.57651007258199" calcext:value-type="float">
            <text:p>4,5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6.9" calcext:value-type="float">
            <text:p>1.326,900</text:p>
          </table:table-cell>
          <table:table-cell office:value-type="float" office:value="7.96450458806656" calcext:value-type="float">
            <text:p>7,96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4.52155332208351" calcext:value-type="float">
            <text:p>4,52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4.30632609592498" calcext:value-type="float">
            <text:p>4,30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6.47130417904906" calcext:value-type="float">
            <text:p>6,4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7.34014834848573" calcext:value-type="float">
            <text:p>7,34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2" calcext:value-type="float">
            <text:p>1.327,200</text:p>
          </table:table-cell>
          <table:table-cell office:value-type="float" office:value="7.800284895082" calcext:value-type="float">
            <text:p>7,80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3" calcext:value-type="float">
            <text:p>1.327,300</text:p>
          </table:table-cell>
          <table:table-cell office:value-type="float" office:value="5.25039681040078" calcext:value-type="float">
            <text:p>5,2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3" calcext:value-type="float">
            <text:p>1.327,300</text:p>
          </table:table-cell>
          <table:table-cell office:value-type="float" office:value="5.57872944515346" calcext:value-type="float">
            <text:p>5,57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5" calcext:value-type="float">
            <text:p>1.327,500</text:p>
          </table:table-cell>
          <table:table-cell office:value-type="float" office:value="7.9337534902746" calcext:value-type="float">
            <text:p>7,93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4.6475800154489" calcext:value-type="float">
            <text:p>4,64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6.00370256129036" calcext:value-type="float">
            <text:p>6,00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7.38165895235542" calcext:value-type="float">
            <text:p>7,38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8" calcext:value-type="float">
            <text:p>1.327,800</text:p>
          </table:table-cell>
          <table:table-cell office:value-type="float" office:value="6.87669171105473" calcext:value-type="float">
            <text:p>6,8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8.1" calcext:value-type="float">
            <text:p>1.328,100</text:p>
          </table:table-cell>
          <table:table-cell office:value-type="float" office:value="4.77144282860716" calcext:value-type="float">
            <text:p>4,7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8.3" calcext:value-type="float">
            <text:p>1.328,300</text:p>
          </table:table-cell>
          <table:table-cell office:value-type="float" office:value="7.48405712906517" calcext:value-type="float">
            <text:p>7,4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28.4" calcext:value-type="float">
            <text:p>1.328,400</text:p>
          </table:table-cell>
          <table:table-cell office:value-type="float" office:value="4.27395211328656" calcext:value-type="float">
            <text:p>4,27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8.8" calcext:value-type="float">
            <text:p>1.328,800</text:p>
          </table:table-cell>
          <table:table-cell office:value-type="float" office:value="5.90291829898098" calcext:value-type="float">
            <text:p>5,9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0.2740233382816" calcext:value-type="float">
            <text:p>10,27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29.2" calcext:value-type="float">
            <text:p>1.329,200</text:p>
          </table:table-cell>
          <table:table-cell office:value-type="float" office:value="6.64663657632774" calcext:value-type="float">
            <text:p>6,6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9.3" calcext:value-type="float">
            <text:p>1.329,300</text:p>
          </table:table-cell>
          <table:table-cell office:value-type="float" office:value="8.09732466106347" calcext:value-type="float">
            <text:p>8,09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9.4" calcext:value-type="float">
            <text:p>1.329,400</text:p>
          </table:table-cell>
          <table:table-cell office:value-type="float" office:value="8.26236447190916" calcext:value-type="float">
            <text:p>8,26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29.5" calcext:value-type="float">
            <text:p>1.329,500</text:p>
          </table:table-cell>
          <table:table-cell office:value-type="float" office:value="4.00693842672377" calcext:value-type="float">
            <text:p>4,00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9.9" calcext:value-type="float">
            <text:p>1.329,900</text:p>
          </table:table-cell>
          <table:table-cell office:value-type="float" office:value="7.69487563974306" calcext:value-type="float">
            <text:p>7,69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0.2" calcext:value-type="float">
            <text:p>1.330,200</text:p>
          </table:table-cell>
          <table:table-cell office:value-type="float" office:value="7.72873426463437" calcext:value-type="float">
            <text:p>7,72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0.5" calcext:value-type="float">
            <text:p>1.330,500</text:p>
          </table:table-cell>
          <table:table-cell office:value-type="float" office:value="8.70823365174209" calcext:value-type="float">
            <text:p>8,7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0.5" calcext:value-type="float">
            <text:p>1.330,500</text:p>
          </table:table-cell>
          <table:table-cell office:value-type="float" office:value="9.83474566128795" calcext:value-type="float">
            <text:p>9,83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0.6" calcext:value-type="float">
            <text:p>1.330,600</text:p>
          </table:table-cell>
          <table:table-cell office:value-type="float" office:value="6.50128192487195" calcext:value-type="float">
            <text:p>6,5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0.8" calcext:value-type="float">
            <text:p>1.330,800</text:p>
          </table:table-cell>
          <table:table-cell office:value-type="float" office:value="6.30343821523883" calcext:value-type="float">
            <text:p>6,3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7.75241897732572" calcext:value-type="float">
            <text:p>7,75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8.64677203739446" calcext:value-type="float">
            <text:p>8,6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10.2896927931682" calcext:value-type="float">
            <text:p>10,29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13.4284110088358" calcext:value-type="float">
            <text:p>13,42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1.2" calcext:value-type="float">
            <text:p>1.331,200</text:p>
          </table:table-cell>
          <table:table-cell office:value-type="float" office:value="5.92171146432065" calcext:value-type="float">
            <text:p>5,92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1.2" calcext:value-type="float">
            <text:p>1.331,200</text:p>
          </table:table-cell>
          <table:table-cell office:value-type="float" office:value="7.05218642219088" calcext:value-type="float">
            <text:p>7,05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31.6" calcext:value-type="float">
            <text:p>1.331,600</text:p>
          </table:table-cell>
          <table:table-cell office:value-type="float" office:value="10.7206964947868" calcext:value-type="float">
            <text:p>10,72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5.29255241930688" calcext:value-type="float">
            <text:p>5,29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6.70074622710038" calcext:value-type="float">
            <text:p>6,7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9.49912276651551" calcext:value-type="float">
            <text:p>9,49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1.9" calcext:value-type="float">
            <text:p>1.331,900</text:p>
          </table:table-cell>
          <table:table-cell office:value-type="float" office:value="9.35057930469195" calcext:value-type="float">
            <text:p>9,35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9" calcext:value-type="float">
            <text:p>1.331,900</text:p>
          </table:table-cell>
          <table:table-cell office:value-type="float" office:value="9.79171985801155" calcext:value-type="float">
            <text:p>9,7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2.2" calcext:value-type="float">
            <text:p>1.332,200</text:p>
          </table:table-cell>
          <table:table-cell office:value-type="float" office:value="6.92499498595887" calcext:value-type="float">
            <text:p>6,92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32.2" calcext:value-type="float">
            <text:p>1.332,200</text:p>
          </table:table-cell>
          <table:table-cell office:value-type="float" office:value="13.4395767129111" calcext:value-type="float">
            <text:p>13,44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2.8" calcext:value-type="float">
            <text:p>1.332,800</text:p>
          </table:table-cell>
          <table:table-cell office:value-type="float" office:value="7.19258877827263" calcext:value-type="float">
            <text:p>7,19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3" calcext:value-type="float">
            <text:p>1.333,000</text:p>
          </table:table-cell>
          <table:table-cell office:value-type="float" office:value="8.86942313043338" calcext:value-type="float">
            <text:p>8,86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3.1" calcext:value-type="float">
            <text:p>1.333,100</text:p>
          </table:table-cell>
          <table:table-cell office:value-type="float" office:value="10.6086966421161" calcext:value-type="float">
            <text:p>10,60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3.2" calcext:value-type="float">
            <text:p>1.333,200</text:p>
          </table:table-cell>
          <table:table-cell office:value-type="float" office:value="6.52856969191738" calcext:value-type="float">
            <text:p>6,52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3.3" calcext:value-type="float">
            <text:p>1.333,300</text:p>
          </table:table-cell>
          <table:table-cell office:value-type="float" office:value="10.349986580775" calcext:value-type="float">
            <text:p>10,3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3.5" calcext:value-type="float">
            <text:p>1.333,500</text:p>
          </table:table-cell>
          <table:table-cell office:value-type="float" office:value="11.9373363863133" calcext:value-type="float">
            <text:p>11,93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4" calcext:value-type="float">
            <text:p>1.334,000</text:p>
          </table:table-cell>
          <table:table-cell office:value-type="float" office:value="6.9602043392737" calcext:value-type="float">
            <text:p>6,96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4.3" calcext:value-type="float">
            <text:p>1.334,300</text:p>
          </table:table-cell>
          <table:table-cell office:value-type="float" office:value="9.64998560735829" calcext:value-type="float">
            <text:p>9,6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5.60257877132387" calcext:value-type="float">
            <text:p>5,6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11.5878288638458" calcext:value-type="float">
            <text:p>11,58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17.2127213937186" calcext:value-type="float">
            <text:p>17,21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4.6" calcext:value-type="float">
            <text:p>1.334,600</text:p>
          </table:table-cell>
          <table:table-cell office:value-type="float" office:value="8.69482604771366" calcext:value-type="float">
            <text:p>8,69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6" calcext:value-type="float">
            <text:p>1.334,600</text:p>
          </table:table-cell>
          <table:table-cell office:value-type="float" office:value="9.27601446982725" calcext:value-type="float">
            <text:p>9,27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4.8" calcext:value-type="float">
            <text:p>1.334,800</text:p>
          </table:table-cell>
          <table:table-cell office:value-type="float" office:value="9.99777753080931" calcext:value-type="float">
            <text:p>9,99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5" calcext:value-type="float">
            <text:p>1.335,000</text:p>
          </table:table-cell>
          <table:table-cell office:value-type="float" office:value="10.4562580942387" calcext:value-type="float">
            <text:p>10,45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35.3" calcext:value-type="float">
            <text:p>1.335,300</text:p>
          </table:table-cell>
          <table:table-cell office:value-type="float" office:value="12.9961532770278" calcext:value-type="float">
            <text:p>12,99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5.5" calcext:value-type="float">
            <text:p>1.335,500</text:p>
          </table:table-cell>
          <table:table-cell office:value-type="float" office:value="9.20446751432272" calcext:value-type="float">
            <text:p>9,20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9.67298643990917" calcext:value-type="float">
            <text:p>9,67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10.2637441727882" calcext:value-type="float">
            <text:p>10,26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5.9" calcext:value-type="float">
            <text:p>1.335,900</text:p>
          </table:table-cell>
          <table:table-cell office:value-type="float" office:value="9.96047745397333" calcext:value-type="float">
            <text:p>9,96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6" calcext:value-type="float">
            <text:p>1.336,000</text:p>
          </table:table-cell>
          <table:table-cell office:value-type="float" office:value="6.25388767976457" calcext:value-type="float">
            <text:p>6,25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7" calcext:value-type="float">
            <text:p>1.337,000</text:p>
          </table:table-cell>
          <table:table-cell office:value-type="float" office:value="9.34523051258412" calcext:value-type="float">
            <text:p>9,34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7.5" calcext:value-type="float">
            <text:p>1.337,500</text:p>
          </table:table-cell>
          <table:table-cell office:value-type="float" office:value="29.2014078808235" calcext:value-type="float">
            <text:p>29,2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7.6" calcext:value-type="float">
            <text:p>1.337,600</text:p>
          </table:table-cell>
          <table:table-cell office:value-type="float" office:value="12.8166558300778" calcext:value-type="float">
            <text:p>12,81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7.6" calcext:value-type="float">
            <text:p>1.337,600</text:p>
          </table:table-cell>
          <table:table-cell office:value-type="float" office:value="14.660604807897" calcext:value-type="float">
            <text:p>14,66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37.9" calcext:value-type="float">
            <text:p>1.337,900</text:p>
          </table:table-cell>
          <table:table-cell office:value-type="float" office:value="12.9824668089098" calcext:value-type="float">
            <text:p>12,98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8" calcext:value-type="float">
            <text:p>1.338,000</text:p>
          </table:table-cell>
          <table:table-cell office:value-type="float" office:value="14.2126704035519" calcext:value-type="float">
            <text:p>14,21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8.1" calcext:value-type="float">
            <text:p>1.338,100</text:p>
          </table:table-cell>
          <table:table-cell office:value-type="float" office:value="12.7754104087153" calcext:value-type="float">
            <text:p>12,77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8.1" calcext:value-type="float">
            <text:p>1.338,100</text:p>
          </table:table-cell>
          <table:table-cell office:value-type="float" office:value="15.6663120527243" calcext:value-type="float">
            <text:p>15,66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8.2" calcext:value-type="float">
            <text:p>1.338,200</text:p>
          </table:table-cell>
          <table:table-cell office:value-type="float" office:value="8.48266205595599" calcext:value-type="float">
            <text:p>8,48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8.5" calcext:value-type="float">
            <text:p>1.338,500</text:p>
          </table:table-cell>
          <table:table-cell office:value-type="float" office:value="10.2007624987329" calcext:value-type="float">
            <text:p>10,2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8.5" calcext:value-type="float">
            <text:p>1.338,500</text:p>
          </table:table-cell>
          <table:table-cell office:value-type="float" office:value="13.729530217746" calcext:value-type="float">
            <text:p>13,73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8.9" calcext:value-type="float">
            <text:p>1.338,900</text:p>
          </table:table-cell>
          <table:table-cell office:value-type="float" office:value="10.2896927931682" calcext:value-type="float">
            <text:p>10,29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9.2" calcext:value-type="float">
            <text:p>1.339,200</text:p>
          </table:table-cell>
          <table:table-cell office:value-type="float" office:value="7.67101326060935" calcext:value-type="float">
            <text:p>7,6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9.3" calcext:value-type="float">
            <text:p>1.339,300</text:p>
          </table:table-cell>
          <table:table-cell office:value-type="float" office:value="14.6594679303173" calcext:value-type="float">
            <text:p>14,65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9.5" calcext:value-type="float">
            <text:p>1.339,500</text:p>
          </table:table-cell>
          <table:table-cell office:value-type="float" office:value="13.0830679378602" calcext:value-type="float">
            <text:p>13,08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9.5" calcext:value-type="float">
            <text:p>1.339,500</text:p>
          </table:table-cell>
          <table:table-cell office:value-type="float" office:value="16.3180200323991" calcext:value-type="float">
            <text:p>16,31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9.7" calcext:value-type="float">
            <text:p>1.339,700</text:p>
          </table:table-cell>
          <table:table-cell office:value-type="float" office:value="10.9549582888805" calcext:value-type="float">
            <text:p>10,95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9.7" calcext:value-type="float">
            <text:p>1.339,700</text:p>
          </table:table-cell>
          <table:table-cell office:value-type="float" office:value="11.4702513776581" calcext:value-type="float">
            <text:p>11,47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9.9" calcext:value-type="float">
            <text:p>1.339,900</text:p>
          </table:table-cell>
          <table:table-cell office:value-type="float" office:value="12.9052099728925" calcext:value-type="float">
            <text:p>12,90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0.4" calcext:value-type="float">
            <text:p>1.340,400</text:p>
          </table:table-cell>
          <table:table-cell office:value-type="float" office:value="10.2977883278131" calcext:value-type="float">
            <text:p>10,29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0.5" calcext:value-type="float">
            <text:p>1.340,500</text:p>
          </table:table-cell>
          <table:table-cell office:value-type="float" office:value="15.2843420241472" calcext:value-type="float">
            <text:p>15,2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1" calcext:value-type="float">
            <text:p>1.341,000</text:p>
          </table:table-cell>
          <table:table-cell office:value-type="float" office:value="14.0870310727436" calcext:value-type="float">
            <text:p>14,08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42" calcext:value-type="float">
            <text:p>1.342,000</text:p>
          </table:table-cell>
          <table:table-cell office:value-type="float" office:value="5.14241620684717" calcext:value-type="float">
            <text:p>5,14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43" calcext:value-type="float">
            <text:p>1.343,000</text:p>
          </table:table-cell>
          <table:table-cell office:value-type="float" office:value="8.49836585598798" calcext:value-type="float">
            <text:p>8,49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3" calcext:value-type="float">
            <text:p>1.343,000</text:p>
          </table:table-cell>
          <table:table-cell office:value-type="float" office:value="13.8162545173751" calcext:value-type="float">
            <text:p>13,81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4.8" calcext:value-type="float">
            <text:p>1.344,800</text:p>
          </table:table-cell>
          <table:table-cell office:value-type="float" office:value="29.1463738930096" calcext:value-type="float">
            <text:p>29,14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45.5" calcext:value-type="float">
            <text:p>1.345,500</text:p>
          </table:table-cell>
          <table:table-cell office:value-type="float" office:value="16.2839389174323" calcext:value-type="float">
            <text:p>16,2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6.2" calcext:value-type="float">
            <text:p>1.346,200</text:p>
          </table:table-cell>
          <table:table-cell office:value-type="float" office:value="29.1882777079353" calcext:value-type="float">
            <text:p>29,18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6.6" calcext:value-type="float">
            <text:p>1.346,600</text:p>
          </table:table-cell>
          <table:table-cell office:value-type="float" office:value="51.7841674645832" calcext:value-type="float">
            <text:p>51,7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46.9" calcext:value-type="float">
            <text:p>1.346,900</text:p>
          </table:table-cell>
          <table:table-cell office:value-type="float" office:value="13.1186889588861" calcext:value-type="float">
            <text:p>13,11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47.2" calcext:value-type="float">
            <text:p>1.347,200</text:p>
          </table:table-cell>
          <table:table-cell office:value-type="float" office:value="14.4437606675762" calcext:value-type="float">
            <text:p>14,44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47.7" calcext:value-type="float">
            <text:p>1.347,700</text:p>
          </table:table-cell>
          <table:table-cell office:value-type="float" office:value="16.4049450539227" calcext:value-type="float">
            <text:p>16,40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8" calcext:value-type="float">
            <text:p>1.348,000</text:p>
          </table:table-cell>
          <table:table-cell office:value-type="float" office:value="19.7989898732233" calcext:value-type="float">
            <text:p>19,79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8.1" calcext:value-type="float">
            <text:p>1.348,100</text:p>
          </table:table-cell>
          <table:table-cell office:value-type="float" office:value="20.458358791566" calcext:value-type="float">
            <text:p>20,45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8.1" calcext:value-type="float">
            <text:p>1.348,100</text:p>
          </table:table-cell>
          <table:table-cell office:value-type="float" office:value="25.5753787850737" calcext:value-type="float">
            <text:p>25,57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50.6" calcext:value-type="float">
            <text:p>1.350,600</text:p>
          </table:table-cell>
          <table:table-cell office:value-type="float" office:value="21.7674578722969" calcext:value-type="float">
            <text:p>21,76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51.9" calcext:value-type="float">
            <text:p>1.351,900</text:p>
          </table:table-cell>
          <table:table-cell office:value-type="float" office:value="18.7998226941994" calcext:value-type="float">
            <text:p>18,80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53.4" calcext:value-type="float">
            <text:p>1.353,400</text:p>
          </table:table-cell>
          <table:table-cell office:value-type="float" office:value="16.4397891308455" calcext:value-type="float">
            <text:p>16,44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55.3" calcext:value-type="float">
            <text:p>1.355,300</text:p>
          </table:table-cell>
          <table:table-cell office:value-type="float" office:value="26.7915824259951" calcext:value-type="float">
            <text:p>26,7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4" calcext:value-type="float">
            <text:p>1.334,000</text:p>
          </table:table-cell>
          <table:table-cell office:value-type="float" office:value="1357.9" calcext:value-type="float">
            <text:p>1.357,900</text:p>
          </table:table-cell>
          <table:table-cell office:value-type="float" office:value="24.2782481520668" calcext:value-type="float">
            <text:p>24,27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40" calcext:value-type="float">
            <text:p>1.340,000</text:p>
          </table:table-cell>
          <table:table-cell office:value-type="float" office:value="1359.6" calcext:value-type="float">
            <text:p>1.359,600</text:p>
          </table:table-cell>
          <table:table-cell office:value-type="float" office:value="22.2820306275907" calcext:value-type="float">
            <text:p>22,28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59.7" calcext:value-type="float">
            <text:p>1.359,700</text:p>
          </table:table-cell>
          <table:table-cell office:value-type="float" office:value="20.1276482039562" calcext:value-type="float">
            <text:p>20,12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60.6" calcext:value-type="float">
            <text:p>1.360,600</text:p>
          </table:table-cell>
          <table:table-cell office:value-type="float" office:value="29.3378784357545" calcext:value-type="float">
            <text:p>29,33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61.9" calcext:value-type="float">
            <text:p>1.361,900</text:p>
          </table:table-cell>
          <table:table-cell office:value-type="float" office:value="32.0917088634709" calcext:value-type="float">
            <text:p>32,0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62.5" calcext:value-type="float">
            <text:p>1.362,500</text:p>
          </table:table-cell>
          <table:table-cell office:value-type="float" office:value="20.1232314612849" calcext:value-type="float">
            <text:p>20,12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62.7" calcext:value-type="float">
            <text:p>1.362,700</text:p>
          </table:table-cell>
          <table:table-cell office:value-type="float" office:value="26.63352106734" calcext:value-type="float">
            <text:p>26,63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37" calcext:value-type="float">
            <text:p>1.337,000</text:p>
          </table:table-cell>
          <table:table-cell office:value-type="float" office:value="1378.2" calcext:value-type="float">
            <text:p>1.378,200</text:p>
          </table:table-cell>
          <table:table-cell office:value-type="float" office:value="34.2922083796823" calcext:value-type="float">
            <text:p>34,2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409.6" calcext:value-type="float">
            <text:p>1.409,600</text:p>
          </table:table-cell>
          <table:table-cell office:value-type="float" office:value="86.8206324684532" calcext:value-type="float">
            <text:p>86,8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27" calcext:value-type="float">
            <text:p>1.227,000</text:p>
          </table:table-cell>
          <table:table-cell office:value-type="float" office:value="1255.3" calcext:value-type="float">
            <text:p>1.255,300</text:p>
          </table:table-cell>
          <table:table-cell office:value-type="float" office:value="15.3698839726698" calcext:value-type="float">
            <text:p>15,37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56.4" calcext:value-type="float">
            <text:p>1.256,400</text:p>
          </table:table-cell>
          <table:table-cell office:value-type="float" office:value="13.251415018782" calcext:value-type="float">
            <text:p>13,25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29" calcext:value-type="float">
            <text:p>1.229,000</text:p>
          </table:table-cell>
          <table:table-cell office:value-type="float" office:value="1259.4" calcext:value-type="float">
            <text:p>1.259,400</text:p>
          </table:table-cell>
          <table:table-cell office:value-type="float" office:value="15.6148077869125" calcext:value-type="float">
            <text:p>15,6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36" calcext:value-type="float">
            <text:p>1.236,000</text:p>
          </table:table-cell>
          <table:table-cell office:value-type="float" office:value="1259.6" calcext:value-type="float">
            <text:p>1.259,600</text:p>
          </table:table-cell>
          <table:table-cell office:value-type="float" office:value="16.8865495455867" calcext:value-type="float">
            <text:p>16,8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40" calcext:value-type="float">
            <text:p>1.240,000</text:p>
          </table:table-cell>
          <table:table-cell office:value-type="float" office:value="1260.5" calcext:value-type="float">
            <text:p>1.260,500</text:p>
          </table:table-cell>
          <table:table-cell office:value-type="float" office:value="14.0336896233473" calcext:value-type="float">
            <text:p>14,03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29" calcext:value-type="float">
            <text:p>1.229,000</text:p>
          </table:table-cell>
          <table:table-cell office:value-type="float" office:value="1261.5" calcext:value-type="float">
            <text:p>1.261,500</text:p>
          </table:table-cell>
          <table:table-cell office:value-type="float" office:value="19.5177981453965" calcext:value-type="float">
            <text:p>19,51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61.7" calcext:value-type="float">
            <text:p>1.261,700</text:p>
          </table:table-cell>
          <table:table-cell office:value-type="float" office:value="17.5312419538504" calcext:value-type="float">
            <text:p>17,5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42" calcext:value-type="float">
            <text:p>1.242,000</text:p>
          </table:table-cell>
          <table:table-cell office:value-type="float" office:value="1261.9" calcext:value-type="float">
            <text:p>1.261,900</text:p>
          </table:table-cell>
          <table:table-cell office:value-type="float" office:value="13.4035650315711" calcext:value-type="float">
            <text:p>13,40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2.3" calcext:value-type="float">
            <text:p>1.262,300</text:p>
          </table:table-cell>
          <table:table-cell office:value-type="float" office:value="13.7844517885591" calcext:value-type="float">
            <text:p>13,78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63.5" calcext:value-type="float">
            <text:p>1.263,500</text:p>
          </table:table-cell>
          <table:table-cell office:value-type="float" office:value="14.073221221723" calcext:value-type="float">
            <text:p>14,07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3.7" calcext:value-type="float">
            <text:p>1.263,700</text:p>
          </table:table-cell>
          <table:table-cell office:value-type="float" office:value="12.0926975209559" calcext:value-type="float">
            <text:p>12,0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26" calcext:value-type="float">
            <text:p>1.226,000</text:p>
          </table:table-cell>
          <table:table-cell office:value-type="float" office:value="1264.4" calcext:value-type="float">
            <text:p>1.264,400</text:p>
          </table:table-cell>
          <table:table-cell office:value-type="float" office:value="27.9491601941016" calcext:value-type="float">
            <text:p>27,9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4.9" calcext:value-type="float">
            <text:p>1.264,900</text:p>
          </table:table-cell>
          <table:table-cell office:value-type="float" office:value="12.3868209534704" calcext:value-type="float">
            <text:p>12,3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64.9" calcext:value-type="float">
            <text:p>1.264,900</text:p>
          </table:table-cell>
          <table:table-cell office:value-type="float" office:value="16.9144908288721" calcext:value-type="float">
            <text:p>16,91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1" calcext:value-type="float">
            <text:p>1.241,000</text:p>
          </table:table-cell>
          <table:table-cell office:value-type="float" office:value="1265.1" calcext:value-type="float">
            <text:p>1.265,100</text:p>
          </table:table-cell>
          <table:table-cell office:value-type="float" office:value="16.3329931937372" calcext:value-type="float">
            <text:p>16,33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65.3" calcext:value-type="float">
            <text:p>1.265,300</text:p>
          </table:table-cell>
          <table:table-cell office:value-type="float" office:value="9.42867965305853" calcext:value-type="float">
            <text:p>9,42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65.3" calcext:value-type="float">
            <text:p>1.265,300</text:p>
          </table:table-cell>
          <table:table-cell office:value-type="float" office:value="20.7259901251223" calcext:value-type="float">
            <text:p>20,72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30" calcext:value-type="float">
            <text:p>1.230,000</text:p>
          </table:table-cell>
          <table:table-cell office:value-type="float" office:value="1265.4" calcext:value-type="float">
            <text:p>1.265,400</text:p>
          </table:table-cell>
          <table:table-cell office:value-type="float" office:value="21.1039754022264" calcext:value-type="float">
            <text:p>21,10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9" calcext:value-type="float">
            <text:p>1.239,000</text:p>
          </table:table-cell>
          <table:table-cell office:value-type="float" office:value="1265.8" calcext:value-type="float">
            <text:p>1.265,800</text:p>
          </table:table-cell>
          <table:table-cell office:value-type="float" office:value="14.7482579008882" calcext:value-type="float">
            <text:p>14,74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27" calcext:value-type="float">
            <text:p>1.227,000</text:p>
          </table:table-cell>
          <table:table-cell office:value-type="float" office:value="1265.8" calcext:value-type="float">
            <text:p>1.265,800</text:p>
          </table:table-cell>
          <table:table-cell office:value-type="float" office:value="22.8803651874508" calcext:value-type="float">
            <text:p>22,88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65.9" calcext:value-type="float">
            <text:p>1.265,900</text:p>
          </table:table-cell>
          <table:table-cell office:value-type="float" office:value="10.5456678835961" calcext:value-type="float">
            <text:p>10,54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6.6" calcext:value-type="float">
            <text:p>1.266,600</text:p>
          </table:table-cell>
          <table:table-cell office:value-type="float" office:value="12.4739729036101" calcext:value-type="float">
            <text:p>12,47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7.1" calcext:value-type="float">
            <text:p>1.267,100</text:p>
          </table:table-cell>
          <table:table-cell office:value-type="float" office:value="13.7068514903233" calcext:value-type="float">
            <text:p>13,70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42" calcext:value-type="float">
            <text:p>1.242,000</text:p>
          </table:table-cell>
          <table:table-cell office:value-type="float" office:value="1267.2" calcext:value-type="float">
            <text:p>1.267,200</text:p>
          </table:table-cell>
          <table:table-cell office:value-type="float" office:value="12.7523418328644" calcext:value-type="float">
            <text:p>12,7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67.5" calcext:value-type="float">
            <text:p>1.267,500</text:p>
          </table:table-cell>
          <table:table-cell office:value-type="float" office:value="14.3158808476616" calcext:value-type="float">
            <text:p>14,3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7.7" calcext:value-type="float">
            <text:p>1.267,700</text:p>
          </table:table-cell>
          <table:table-cell office:value-type="float" office:value="15.8468363474298" calcext:value-type="float">
            <text:p>15,84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40" calcext:value-type="float">
            <text:p>1.240,000</text:p>
          </table:table-cell>
          <table:table-cell office:value-type="float" office:value="1267.8" calcext:value-type="float">
            <text:p>1.267,800</text:p>
          </table:table-cell>
          <table:table-cell office:value-type="float" office:value="15.8591018380964" calcext:value-type="float">
            <text:p>15,85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28" calcext:value-type="float">
            <text:p>1.228,000</text:p>
          </table:table-cell>
          <table:table-cell office:value-type="float" office:value="1267.8" calcext:value-type="float">
            <text:p>1.267,800</text:p>
          </table:table-cell>
          <table:table-cell office:value-type="float" office:value="18.9900558772801" calcext:value-type="float">
            <text:p>18,99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68.1" calcext:value-type="float">
            <text:p>1.268,100</text:p>
          </table:table-cell>
          <table:table-cell office:value-type="float" office:value="13.1186889588861" calcext:value-type="float">
            <text:p>13,11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8.3" calcext:value-type="float">
            <text:p>1.268,300</text:p>
          </table:table-cell>
          <table:table-cell office:value-type="float" office:value="12.193349735728" calcext:value-type="float">
            <text:p>12,1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68.7" calcext:value-type="float">
            <text:p>1.268,700</text:p>
          </table:table-cell>
          <table:table-cell office:value-type="float" office:value="12.3382872933537" calcext:value-type="float">
            <text:p>12,33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68.8" calcext:value-type="float">
            <text:p>1.268,800</text:p>
          </table:table-cell>
          <table:table-cell office:value-type="float" office:value="16.0817356719423" calcext:value-type="float">
            <text:p>16,0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.7453695295368" calcext:value-type="float">
            <text:p>12,74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36" calcext:value-type="float">
            <text:p>1.236,0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22.876479915698" calcext:value-type="float">
            <text:p>22,8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69.1" calcext:value-type="float">
            <text:p>1.269,100</text:p>
          </table:table-cell>
          <table:table-cell office:value-type="float" office:value="16.1620268255906" calcext:value-type="float">
            <text:p>16,16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69.6" calcext:value-type="float">
            <text:p>1.269,600</text:p>
          </table:table-cell>
          <table:table-cell office:value-type="float" office:value="15.0199866844149" calcext:value-type="float">
            <text:p>15,02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35" calcext:value-type="float">
            <text:p>1.235,000</text:p>
          </table:table-cell>
          <table:table-cell office:value-type="float" office:value="1269.6" calcext:value-type="float">
            <text:p>1.269,600</text:p>
          </table:table-cell>
          <table:table-cell office:value-type="float" office:value="17.2059421260344" calcext:value-type="float">
            <text:p>17,20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0.9341463112378" calcext:value-type="float">
            <text:p>10,93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9.3160842592672" calcext:value-type="float">
            <text:p>19,3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70.3" calcext:value-type="float">
            <text:p>1.270,300</text:p>
          </table:table-cell>
          <table:table-cell office:value-type="float" office:value="19.0207489045224" calcext:value-type="float">
            <text:p>19,0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70.9" calcext:value-type="float">
            <text:p>1.270,900</text:p>
          </table:table-cell>
          <table:table-cell office:value-type="float" office:value="16.7295480446358" calcext:value-type="float">
            <text:p>16,73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49" calcext:value-type="float">
            <text:p>1.249,00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.8403596613511" calcext:value-type="float">
            <text:p>13,84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49" calcext:value-type="float">
            <text:p>1.249,000</text:p>
          </table:table-cell>
          <table:table-cell office:value-type="float" office:value="1271.3" calcext:value-type="float">
            <text:p>1.271,300</text:p>
          </table:table-cell>
          <table:table-cell office:value-type="float" office:value="12.8931506364167" calcext:value-type="float">
            <text:p>12,8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1.4" calcext:value-type="float">
            <text:p>1.271,400</text:p>
          </table:table-cell>
          <table:table-cell office:value-type="float" office:value="9.75477091251022" calcext:value-type="float">
            <text:p>9,75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52" calcext:value-type="float">
            <text:p>1.252,000</text:p>
          </table:table-cell>
          <table:table-cell office:value-type="float" office:value="1271.4" calcext:value-type="float">
            <text:p>1.271,400</text:p>
          </table:table-cell>
          <table:table-cell office:value-type="float" office:value="17.7212991748473" calcext:value-type="float">
            <text:p>17,7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71.6" calcext:value-type="float">
            <text:p>1.271,600</text:p>
          </table:table-cell>
          <table:table-cell office:value-type="float" office:value="19.0799487537164" calcext:value-type="float">
            <text:p>19,08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71.7" calcext:value-type="float">
            <text:p>1.271,700</text:p>
          </table:table-cell>
          <table:table-cell office:value-type="float" office:value="16.2825741890594" calcext:value-type="float">
            <text:p>16,28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39" calcext:value-type="float">
            <text:p>1.239,000</text:p>
          </table:table-cell>
          <table:table-cell office:value-type="float" office:value="1271.8" calcext:value-type="float">
            <text:p>1.271,800</text:p>
          </table:table-cell>
          <table:table-cell office:value-type="float" office:value="18.6595224423825" calcext:value-type="float">
            <text:p>18,66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1.4212277993412" calcext:value-type="float">
            <text:p>11,4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2.7" calcext:value-type="float">
            <text:p>1.272,700</text:p>
          </table:table-cell>
          <table:table-cell office:value-type="float" office:value="15.384335467539" calcext:value-type="float">
            <text:p>15,38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72.7" calcext:value-type="float">
            <text:p>1.272,700</text:p>
          </table:table-cell>
          <table:table-cell office:value-type="float" office:value="16.2210425750697" calcext:value-type="float">
            <text:p>16,2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2.8" calcext:value-type="float">
            <text:p>1.272,800</text:p>
          </table:table-cell>
          <table:table-cell office:value-type="float" office:value="14.4821729492964" calcext:value-type="float">
            <text:p>14,4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72.9" calcext:value-type="float">
            <text:p>1.272,900</text:p>
          </table:table-cell>
          <table:table-cell office:value-type="float" office:value="16.8618570217584" calcext:value-type="float">
            <text:p>16,86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3.1" calcext:value-type="float">
            <text:p>1.273,100</text:p>
          </table:table-cell>
          <table:table-cell office:value-type="float" office:value="12.2242927539115" calcext:value-type="float">
            <text:p>12,22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3.4" calcext:value-type="float">
            <text:p>1.273,400</text:p>
          </table:table-cell>
          <table:table-cell office:value-type="float" office:value="14.3310075632447" calcext:value-type="float">
            <text:p>14,3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73.8" calcext:value-type="float">
            <text:p>1.273,800</text:p>
          </table:table-cell>
          <table:table-cell office:value-type="float" office:value="11.2625238931797" calcext:value-type="float">
            <text:p>11,26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3.9" calcext:value-type="float">
            <text:p>1.273,900</text:p>
          </table:table-cell>
          <table:table-cell office:value-type="float" office:value="10.0493228074776" calcext:value-type="float">
            <text:p>10,0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4.3913554299486" calcext:value-type="float">
            <text:p>14,39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74.3" calcext:value-type="float">
            <text:p>1.274,300</text:p>
          </table:table-cell>
          <table:table-cell office:value-type="float" office:value="20.57533582823" calcext:value-type="float">
            <text:p>20,57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34" calcext:value-type="float">
            <text:p>1.234,000</text:p>
          </table:table-cell>
          <table:table-cell office:value-type="float" office:value="1274.5" calcext:value-type="float">
            <text:p>1.274,500</text:p>
          </table:table-cell>
          <table:table-cell office:value-type="float" office:value="16.7613974490328" calcext:value-type="float">
            <text:p>16,76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5.5" calcext:value-type="float">
            <text:p>1.275,500</text:p>
          </table:table-cell>
          <table:table-cell office:value-type="float" office:value="15.7073938711112" calcext:value-type="float">
            <text:p>15,70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5.8" calcext:value-type="float">
            <text:p>1.275,800</text:p>
          </table:table-cell>
          <table:table-cell office:value-type="float" office:value="15.3318839894733" calcext:value-type="float">
            <text:p>15,33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5.9" calcext:value-type="float">
            <text:p>1.275,900</text:p>
          </table:table-cell>
          <table:table-cell office:value-type="float" office:value="20.1022386813011" calcext:value-type="float">
            <text:p>20,10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76.7" calcext:value-type="float">
            <text:p>1.276,700</text:p>
          </table:table-cell>
          <table:table-cell office:value-type="float" office:value="14.2052415991031" calcext:value-type="float">
            <text:p>14,20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76.8" calcext:value-type="float">
            <text:p>1.276,800</text:p>
          </table:table-cell>
          <table:table-cell office:value-type="float" office:value="10.850499220466" calcext:value-type="float">
            <text:p>10,85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77.5" calcext:value-type="float">
            <text:p>1.277,500</text:p>
          </table:table-cell>
          <table:table-cell office:value-type="float" office:value="17.2642855501047" calcext:value-type="float">
            <text:p>17,26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7.5" calcext:value-type="float">
            <text:p>1.277,500</text:p>
          </table:table-cell>
          <table:table-cell office:value-type="float" office:value="18.8458660365255" calcext:value-type="float">
            <text:p>18,84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9" calcext:value-type="float">
            <text:p>1.279,000</text:p>
          </table:table-cell>
          <table:table-cell office:value-type="float" office:value="14.422205101856" calcext:value-type="float">
            <text:p>14,42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79.4" calcext:value-type="float">
            <text:p>1.279,400</text:p>
          </table:table-cell>
          <table:table-cell office:value-type="float" office:value="9.86801792548928" calcext:value-type="float">
            <text:p>9,8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52" calcext:value-type="float">
            <text:p>1.252,000</text:p>
          </table:table-cell>
          <table:table-cell office:value-type="float" office:value="1279.4" calcext:value-type="float">
            <text:p>1.279,400</text:p>
          </table:table-cell>
          <table:table-cell office:value-type="float" office:value="17.6206949036889" calcext:value-type="float">
            <text:p>17,6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79.6" calcext:value-type="float">
            <text:p>1.279,600</text:p>
          </table:table-cell>
          <table:table-cell office:value-type="float" office:value="16.3584840373428" calcext:value-type="float">
            <text:p>16,35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4.9517743280039" calcext:value-type="float">
            <text:p>14,9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1.6714276000077" calcext:value-type="float">
            <text:p>11,67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81.1" calcext:value-type="float">
            <text:p>1.281,100</text:p>
          </table:table-cell>
          <table:table-cell office:value-type="float" office:value="20.8989632916723" calcext:value-type="float">
            <text:p>20,89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281.2" calcext:value-type="float">
            <text:p>1.281,200</text:p>
          </table:table-cell>
          <table:table-cell office:value-type="float" office:value="14.5357796106328" calcext:value-type="float">
            <text:p>14,53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58" calcext:value-type="float">
            <text:p>1.258,000</text:p>
          </table:table-cell>
          <table:table-cell office:value-type="float" office:value="1281.3" calcext:value-type="float">
            <text:p>1.281,300</text:p>
          </table:table-cell>
          <table:table-cell office:value-type="float" office:value="13.6385890439998" calcext:value-type="float">
            <text:p>13,63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81.5" calcext:value-type="float">
            <text:p>1.281,500</text:p>
          </table:table-cell>
          <table:table-cell office:value-type="float" office:value="9.27661336671716" calcext:value-type="float">
            <text:p>9,27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81.6" calcext:value-type="float">
            <text:p>1.281,600</text:p>
          </table:table-cell>
          <table:table-cell office:value-type="float" office:value="14.7888847149172" calcext:value-type="float">
            <text:p>14,78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81.8" calcext:value-type="float">
            <text:p>1.281,800</text:p>
          </table:table-cell>
          <table:table-cell office:value-type="float" office:value="21.5860036958108" calcext:value-type="float">
            <text:p>21,58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282.5" calcext:value-type="float">
            <text:p>1.282,500</text:p>
          </table:table-cell>
          <table:table-cell office:value-type="float" office:value="13.2936910684062" calcext:value-type="float">
            <text:p>13,29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83.3" calcext:value-type="float">
            <text:p>1.283,300</text:p>
          </table:table-cell>
          <table:table-cell office:value-type="float" office:value="16.4927593540654" calcext:value-type="float">
            <text:p>16,4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83.5" calcext:value-type="float">
            <text:p>1.283,500</text:p>
          </table:table-cell>
          <table:table-cell office:value-type="float" office:value="31.521597534248" calcext:value-type="float">
            <text:p>31,52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83.8" calcext:value-type="float">
            <text:p>1.283,800</text:p>
          </table:table-cell>
          <table:table-cell office:value-type="float" office:value="18.1769084280028" calcext:value-type="float">
            <text:p>18,17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83.8" calcext:value-type="float">
            <text:p>1.283,800</text:p>
          </table:table-cell>
          <table:table-cell office:value-type="float" office:value="21.6733323080078" calcext:value-type="float">
            <text:p>21,67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84.2" calcext:value-type="float">
            <text:p>1.284,200</text:p>
          </table:table-cell>
          <table:table-cell office:value-type="float" office:value="29.5815257663743" calcext:value-type="float">
            <text:p>29,5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73" calcext:value-type="float">
            <text:p>1.273,000</text:p>
          </table:table-cell>
          <table:table-cell office:value-type="float" office:value="1284.7" calcext:value-type="float">
            <text:p>1.284,700</text:p>
          </table:table-cell>
          <table:table-cell office:value-type="float" office:value="7.70353454230228" calcext:value-type="float">
            <text:p>7,70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85" calcext:value-type="float">
            <text:p>1.285,000</text:p>
          </table:table-cell>
          <table:table-cell office:value-type="float" office:value="23.6924741918891" calcext:value-type="float">
            <text:p>23,69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65" calcext:value-type="float">
            <text:p>1.265,000</text:p>
          </table:table-cell>
          <table:table-cell office:value-type="float" office:value="1285.1" calcext:value-type="float">
            <text:p>1.285,100</text:p>
          </table:table-cell>
          <table:table-cell office:value-type="float" office:value="12.2152000029108" calcext:value-type="float">
            <text:p>12,2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5.3" calcext:value-type="float">
            <text:p>1.285,300</text:p>
          </table:table-cell>
          <table:table-cell office:value-type="float" office:value="17.7641962009731" calcext:value-type="float">
            <text:p>17,76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5.5" calcext:value-type="float">
            <text:p>1.285,500</text:p>
          </table:table-cell>
          <table:table-cell office:value-type="float" office:value="14.5621274392019" calcext:value-type="float">
            <text:p>14,56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86.2" calcext:value-type="float">
            <text:p>1.286,200</text:p>
          </table:table-cell>
          <table:table-cell office:value-type="float" office:value="13.7501515143167" calcext:value-type="float">
            <text:p>13,75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86.2" calcext:value-type="float">
            <text:p>1.286,200</text:p>
          </table:table-cell>
          <table:table-cell office:value-type="float" office:value="16.6519935409815" calcext:value-type="float">
            <text:p>16,6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86.3" calcext:value-type="float">
            <text:p>1.286,300</text:p>
          </table:table-cell>
          <table:table-cell office:value-type="float" office:value="21.7309303375013" calcext:value-type="float">
            <text:p>21,7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86.6" calcext:value-type="float">
            <text:p>1.286,600</text:p>
          </table:table-cell>
          <table:table-cell office:value-type="float" office:value="8.99629553390357" calcext:value-type="float">
            <text:p>8,99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87.3" calcext:value-type="float">
            <text:p>1.287,300</text:p>
          </table:table-cell>
          <table:table-cell office:value-type="float" office:value="15.930752929127" calcext:value-type="float">
            <text:p>15,9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87.4" calcext:value-type="float">
            <text:p>1.287,400</text:p>
          </table:table-cell>
          <table:table-cell office:value-type="float" office:value="17.5195129308247" calcext:value-type="float">
            <text:p>17,52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287.7" calcext:value-type="float">
            <text:p>1.287,700</text:p>
          </table:table-cell>
          <table:table-cell office:value-type="float" office:value="14.0953104888746" calcext:value-type="float">
            <text:p>14,09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287.9" calcext:value-type="float">
            <text:p>1.287,900</text:p>
          </table:table-cell>
          <table:table-cell office:value-type="float" office:value="12.6968937583612" calcext:value-type="float">
            <text:p>12,69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89.1" calcext:value-type="float">
            <text:p>1.289,100</text:p>
          </table:table-cell>
          <table:table-cell office:value-type="float" office:value="11.3963931916101" calcext:value-type="float">
            <text:p>11,39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9.3" calcext:value-type="float">
            <text:p>1.289,300</text:p>
          </table:table-cell>
          <table:table-cell office:value-type="float" office:value="18.6669642833417" calcext:value-type="float">
            <text:p>18,66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0" calcext:value-type="float">
            <text:p>1.290,000</text:p>
          </table:table-cell>
          <table:table-cell office:value-type="float" office:value="10.9747184221029" calcext:value-type="float">
            <text:p>10,97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62" calcext:value-type="float">
            <text:p>1.262,000</text:p>
          </table:table-cell>
          <table:table-cell office:value-type="float" office:value="1290.9" calcext:value-type="float">
            <text:p>1.290,900</text:p>
          </table:table-cell>
          <table:table-cell office:value-type="float" office:value="17.5654332267794" calcext:value-type="float">
            <text:p>17,56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62" calcext:value-type="float">
            <text:p>1.262,000</text:p>
          </table:table-cell>
          <table:table-cell office:value-type="float" office:value="1291.5" calcext:value-type="float">
            <text:p>1.291,500</text:p>
          </table:table-cell>
          <table:table-cell office:value-type="float" office:value="17.115619896587" calcext:value-type="float">
            <text:p>17,1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91.5" calcext:value-type="float">
            <text:p>1.291,500</text:p>
          </table:table-cell>
          <table:table-cell office:value-type="float" office:value="25.7088398113265" calcext:value-type="float">
            <text:p>25,70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291.6" calcext:value-type="float">
            <text:p>1.291,600</text:p>
          </table:table-cell>
          <table:table-cell office:value-type="float" office:value="11.9461755851449" calcext:value-type="float">
            <text:p>11,94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91.8" calcext:value-type="float">
            <text:p>1.291,800</text:p>
          </table:table-cell>
          <table:table-cell office:value-type="float" office:value="16.8773352293674" calcext:value-type="float">
            <text:p>16,87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92.1" calcext:value-type="float">
            <text:p>1.292,100</text:p>
          </table:table-cell>
          <table:table-cell office:value-type="float" office:value="13.8680287792542" calcext:value-type="float">
            <text:p>13,8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2.4" calcext:value-type="float">
            <text:p>1.292,400</text:p>
          </table:table-cell>
          <table:table-cell office:value-type="float" office:value="13.688600285558" calcext:value-type="float">
            <text:p>13,68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75" calcext:value-type="float">
            <text:p>1.275,000</text:p>
          </table:table-cell>
          <table:table-cell office:value-type="float" office:value="1293" calcext:value-type="float">
            <text:p>1.293,000</text:p>
          </table:table-cell>
          <table:table-cell office:value-type="float" office:value="13.8082101181387" calcext:value-type="float">
            <text:p>13,808</text:p>
          </table:table-cell>
        </table:table-row>
        <table:table-row table:style-name="ro1">
          <table:table-cell table:style-name="ce3" office:value-type="string" calcext:value-type="string">
            <text:p>B-n78-k10</text:p>
          </table:table-cell>
          <table:table-cell table:style-name="ce3" office:value-type="float" office:value="0.5" calcext:value-type="float">
            <text:p>0,500</text:p>
          </table:table-cell>
          <table:table-cell table:style-name="ce3" office:value-type="float" office:value="0.4" calcext:value-type="float">
            <text:p>0,400</text:p>
          </table:table-cell>
          <table:table-cell table:style-name="ce3" office:value-type="float" office:value="0.85" calcext:value-type="float">
            <text:p>0,850</text:p>
          </table:table-cell>
          <table:table-cell table:style-name="ce3" office:value-type="float" office:value="1274" calcext:value-type="float">
            <text:p>1.274,000</text:p>
          </table:table-cell>
          <table:table-cell table:style-name="ce3" office:value-type="float" office:value="1293.2" calcext:value-type="float">
            <text:p>1.293,200</text:p>
          </table:table-cell>
          <table:table-cell table:style-name="ce3" office:value-type="float" office:value="15.0392080169728" calcext:value-type="float">
            <text:p>15,03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3" calcext:value-type="float">
            <text:p>1.263,000</text:p>
          </table:table-cell>
          <table:table-cell office:value-type="float" office:value="1293.2" calcext:value-type="float">
            <text:p>1.293,200</text:p>
          </table:table-cell>
          <table:table-cell office:value-type="float" office:value="20.0266489125532" calcext:value-type="float">
            <text:p>20,02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3.5" calcext:value-type="float">
            <text:p>1.293,500</text:p>
          </table:table-cell>
          <table:table-cell office:value-type="float" office:value="22.2023522277358" calcext:value-type="float">
            <text:p>22,20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293.7" calcext:value-type="float">
            <text:p>1.293,700</text:p>
          </table:table-cell>
          <table:table-cell office:value-type="float" office:value="18.2516361519241" calcext:value-type="float">
            <text:p>18,2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94" calcext:value-type="float">
            <text:p>1.294,000</text:p>
          </table:table-cell>
          <table:table-cell office:value-type="float" office:value="13.7113092008021" calcext:value-type="float">
            <text:p>13,71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94.2" calcext:value-type="float">
            <text:p>1.294,200</text:p>
          </table:table-cell>
          <table:table-cell office:value-type="float" office:value="26.1822671117516" calcext:value-type="float">
            <text:p>26,1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4.9" calcext:value-type="float">
            <text:p>1.294,900</text:p>
          </table:table-cell>
          <table:table-cell office:value-type="float" office:value="21.5275017903456" calcext:value-type="float">
            <text:p>21,52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63" calcext:value-type="float">
            <text:p>1.263,000</text:p>
          </table:table-cell>
          <table:table-cell office:value-type="float" office:value="1295.8" calcext:value-type="float">
            <text:p>1.295,800</text:p>
          </table:table-cell>
          <table:table-cell office:value-type="float" office:value="22.778157178412" calcext:value-type="float">
            <text:p>22,77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96" calcext:value-type="float">
            <text:p>1.296,000</text:p>
          </table:table-cell>
          <table:table-cell office:value-type="float" office:value="22.4697327284703" calcext:value-type="float">
            <text:p>22,47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296.9" calcext:value-type="float">
            <text:p>1.296,900</text:p>
          </table:table-cell>
          <table:table-cell office:value-type="float" office:value="19.456218657397" calcext:value-type="float">
            <text:p>19,45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7.4" calcext:value-type="float">
            <text:p>1.297,400</text:p>
          </table:table-cell>
          <table:table-cell office:value-type="float" office:value="24.8604996821151" calcext:value-type="float">
            <text:p>24,86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3" calcext:value-type="float">
            <text:p>1.283,000</text:p>
          </table:table-cell>
          <table:table-cell office:value-type="float" office:value="1297.9" calcext:value-type="float">
            <text:p>1.297,900</text:p>
          </table:table-cell>
          <table:table-cell office:value-type="float" office:value="13.0762719797689" calcext:value-type="float">
            <text:p>13,0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8.2" calcext:value-type="float">
            <text:p>1.298,200</text:p>
          </table:table-cell>
          <table:table-cell office:value-type="float" office:value="18.4980479450611" calcext:value-type="float">
            <text:p>18,49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79" calcext:value-type="float">
            <text:p>1.279,000</text:p>
          </table:table-cell>
          <table:table-cell office:value-type="float" office:value="1298.4" calcext:value-type="float">
            <text:p>1.298,400</text:p>
          </table:table-cell>
          <table:table-cell office:value-type="float" office:value="11.7681302205953" calcext:value-type="float">
            <text:p>11,7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98.4" calcext:value-type="float">
            <text:p>1.298,400</text:p>
          </table:table-cell>
          <table:table-cell office:value-type="float" office:value="25.1758261477597" calcext:value-type="float">
            <text:p>25,1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86" calcext:value-type="float">
            <text:p>1.286,000</text:p>
          </table:table-cell>
          <table:table-cell office:value-type="float" office:value="1298.5" calcext:value-type="float">
            <text:p>1.298,500</text:p>
          </table:table-cell>
          <table:table-cell office:value-type="float" office:value="8.44919457042438" calcext:value-type="float">
            <text:p>8,4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98.5" calcext:value-type="float">
            <text:p>1.298,500</text:p>
          </table:table-cell>
          <table:table-cell office:value-type="float" office:value="28.8145410821998" calcext:value-type="float">
            <text:p>28,8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98.8" calcext:value-type="float">
            <text:p>1.298,800</text:p>
          </table:table-cell>
          <table:table-cell office:value-type="float" office:value="21.2487908152702" calcext:value-type="float">
            <text:p>21,2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299.2" calcext:value-type="float">
            <text:p>1.299,200</text:p>
          </table:table-cell>
          <table:table-cell office:value-type="float" office:value="23.0978594486829" calcext:value-type="float">
            <text:p>23,09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301.9" calcext:value-type="float">
            <text:p>1.301,900</text:p>
          </table:table-cell>
          <table:table-cell office:value-type="float" office:value="16.2853035314394" calcext:value-type="float">
            <text:p>16,28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47" calcext:value-type="float">
            <text:p>1.247,000</text:p>
          </table:table-cell>
          <table:table-cell office:value-type="float" office:value="1302" calcext:value-type="float">
            <text:p>1.302,000</text:p>
          </table:table-cell>
          <table:table-cell office:value-type="float" office:value="32.2145584755989" calcext:value-type="float">
            <text:p>32,2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02.1" calcext:value-type="float">
            <text:p>1.302,100</text:p>
          </table:table-cell>
          <table:table-cell office:value-type="float" office:value="18.5977895938678" calcext:value-type="float">
            <text:p>18,59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302.1" calcext:value-type="float">
            <text:p>1.302,100</text:p>
          </table:table-cell>
          <table:table-cell office:value-type="float" office:value="29.4295769592429" calcext:value-type="float">
            <text:p>29,43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03.4" calcext:value-type="float">
            <text:p>1.303,400</text:p>
          </table:table-cell>
          <table:table-cell office:value-type="float" office:value="17.8150997128216" calcext:value-type="float">
            <text:p>17,8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303.6" calcext:value-type="float">
            <text:p>1.303,600</text:p>
          </table:table-cell>
          <table:table-cell office:value-type="float" office:value="28.0760870967923" calcext:value-type="float">
            <text:p>28,0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82" calcext:value-type="float">
            <text:p>1.282,000</text:p>
          </table:table-cell>
          <table:table-cell office:value-type="float" office:value="1304.9" calcext:value-type="float">
            <text:p>1.304,900</text:p>
          </table:table-cell>
          <table:table-cell office:value-type="float" office:value="15.329347307987" calcext:value-type="float">
            <text:p>15,32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73" calcext:value-type="float">
            <text:p>1.273,000</text:p>
          </table:table-cell>
          <table:table-cell office:value-type="float" office:value="1305" calcext:value-type="float">
            <text:p>1.305,000</text:p>
          </table:table-cell>
          <table:table-cell office:value-type="float" office:value="18.6428419388128" calcext:value-type="float">
            <text:p>18,64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8" calcext:value-type="float">
            <text:p>1.288,000</text:p>
          </table:table-cell>
          <table:table-cell office:value-type="float" office:value="1306.5" calcext:value-type="float">
            <text:p>1.306,500</text:p>
          </table:table-cell>
          <table:table-cell office:value-type="float" office:value="11.5782362886389" calcext:value-type="float">
            <text:p>11,57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306.5" calcext:value-type="float">
            <text:p>1.306,500</text:p>
          </table:table-cell>
          <table:table-cell office:value-type="float" office:value="22.0869493894773" calcext:value-type="float">
            <text:p>22,0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307.3" calcext:value-type="float">
            <text:p>1.307,300</text:p>
          </table:table-cell>
          <table:table-cell office:value-type="float" office:value="25.3379381779795" calcext:value-type="float">
            <text:p>25,33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7" calcext:value-type="float">
            <text:p>1.277,000</text:p>
          </table:table-cell>
          <table:table-cell office:value-type="float" office:value="1308" calcext:value-type="float">
            <text:p>1.308,000</text:p>
          </table:table-cell>
          <table:table-cell office:value-type="float" office:value="19.6694913225759" calcext:value-type="float">
            <text:p>19,66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309.4" calcext:value-type="float">
            <text:p>1.309,400</text:p>
          </table:table-cell>
          <table:table-cell office:value-type="float" office:value="26.7880570404051" calcext:value-type="float">
            <text:p>26,78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09.7" calcext:value-type="float">
            <text:p>1.309,700</text:p>
          </table:table-cell>
          <table:table-cell office:value-type="float" office:value="28.616428847779" calcext:value-type="float">
            <text:p>28,6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311.3" calcext:value-type="float">
            <text:p>1.311,300</text:p>
          </table:table-cell>
          <table:table-cell office:value-type="float" office:value="24.6713959430304" calcext:value-type="float">
            <text:p>24,67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11.6" calcext:value-type="float">
            <text:p>1.311,600</text:p>
          </table:table-cell>
          <table:table-cell office:value-type="float" office:value="30.3834750408105" calcext:value-type="float">
            <text:p>30,38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312.3" calcext:value-type="float">
            <text:p>1.312,300</text:p>
          </table:table-cell>
          <table:table-cell office:value-type="float" office:value="33.373475828701" calcext:value-type="float">
            <text:p>33,37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5" calcext:value-type="float">
            <text:p>1.275,000</text:p>
          </table:table-cell>
          <table:table-cell office:value-type="float" office:value="1313.3" calcext:value-type="float">
            <text:p>1.313,300</text:p>
          </table:table-cell>
          <table:table-cell office:value-type="float" office:value="27.4025546254359" calcext:value-type="float">
            <text:p>27,40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67" calcext:value-type="float">
            <text:p>1.267,000</text:p>
          </table:table-cell>
          <table:table-cell office:value-type="float" office:value="1314.2" calcext:value-type="float">
            <text:p>1.314,200</text:p>
          </table:table-cell>
          <table:table-cell office:value-type="float" office:value="26.8526845337048" calcext:value-type="float">
            <text:p>26,85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00" calcext:value-type="float">
            <text:p>1.300,000</text:p>
          </table:table-cell>
          <table:table-cell office:value-type="float" office:value="1314.3" calcext:value-type="float">
            <text:p>1.314,300</text:p>
          </table:table-cell>
          <table:table-cell office:value-type="float" office:value="10.2420701032555" calcext:value-type="float">
            <text:p>10,24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14.7" calcext:value-type="float">
            <text:p>1.314,700</text:p>
          </table:table-cell>
          <table:table-cell office:value-type="float" office:value="50.4756266814875" calcext:value-type="float">
            <text:p>50,4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67" calcext:value-type="float">
            <text:p>1.267,000</text:p>
          </table:table-cell>
          <table:table-cell office:value-type="float" office:value="1315.9" calcext:value-type="float">
            <text:p>1.315,900</text:p>
          </table:table-cell>
          <table:table-cell office:value-type="float" office:value="27.786687460005" calcext:value-type="float">
            <text:p>27,7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317.4" calcext:value-type="float">
            <text:p>1.317,400</text:p>
          </table:table-cell>
          <table:table-cell office:value-type="float" office:value="30.0229541813889" calcext:value-type="float">
            <text:p>30,02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90" calcext:value-type="float">
            <text:p>1.290,000</text:p>
          </table:table-cell>
          <table:table-cell office:value-type="float" office:value="1317.8" calcext:value-type="float">
            <text:p>1.317,800</text:p>
          </table:table-cell>
          <table:table-cell office:value-type="float" office:value="27.7240369034205" calcext:value-type="float">
            <text:p>27,72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318.2" calcext:value-type="float">
            <text:p>1.318,200</text:p>
          </table:table-cell>
          <table:table-cell office:value-type="float" office:value="39.6787096564392" calcext:value-type="float">
            <text:p>39,67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7" calcext:value-type="float">
            <text:p>1.277,0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24.5673676969177" calcext:value-type="float">
            <text:p>24,56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95" calcext:value-type="float">
            <text:p>1.295,000</text:p>
          </table:table-cell>
          <table:table-cell office:value-type="float" office:value="1324.9" calcext:value-type="float">
            <text:p>1.324,900</text:p>
          </table:table-cell>
          <table:table-cell office:value-type="float" office:value="19.2090834994512" calcext:value-type="float">
            <text:p>19,20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91" calcext:value-type="float">
            <text:p>1.291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24.8631811676981" calcext:value-type="float">
            <text:p>24,86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99" calcext:value-type="float">
            <text:p>1.299,000</text:p>
          </table:table-cell>
          <table:table-cell office:value-type="float" office:value="1325.5" calcext:value-type="float">
            <text:p>1.325,500</text:p>
          </table:table-cell>
          <table:table-cell office:value-type="float" office:value="30.5950250131546" calcext:value-type="float">
            <text:p>30,59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89" calcext:value-type="float">
            <text:p>1.289,000</text:p>
          </table:table-cell>
          <table:table-cell office:value-type="float" office:value="1329.9" calcext:value-type="float">
            <text:p>1.329,900</text:p>
          </table:table-cell>
          <table:table-cell office:value-type="float" office:value="29.5539055512691" calcext:value-type="float">
            <text:p>29,55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334.7" calcext:value-type="float">
            <text:p>1.334,700</text:p>
          </table:table-cell>
          <table:table-cell office:value-type="float" office:value="46.8782110011321" calcext:value-type="float">
            <text:p>46,87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285" calcext:value-type="float">
            <text:p>1.285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32.568048418316" calcext:value-type="float">
            <text:p>32,5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08" calcext:value-type="float">
            <text:p>1.308,000</text:p>
          </table:table-cell>
          <table:table-cell office:value-type="float" office:value="1347.1" calcext:value-type="float">
            <text:p>1.347,100</text:p>
          </table:table-cell>
          <table:table-cell office:value-type="float" office:value="31.9598706714113" calcext:value-type="float">
            <text:p>31,96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06" calcext:value-type="float">
            <text:p>1.306,000</text:p>
          </table:table-cell>
          <table:table-cell office:value-type="float" office:value="1366.5" calcext:value-type="float">
            <text:p>1.366,500</text:p>
          </table:table-cell>
          <table:table-cell office:value-type="float" office:value="76.2062260506902" calcext:value-type="float">
            <text:p>76,20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7" calcext:value-type="float">
            <text:p>1.287,000</text:p>
          </table:table-cell>
          <table:table-cell office:value-type="float" office:value="1371.7" calcext:value-type="float">
            <text:p>1.371,700</text:p>
          </table:table-cell>
          <table:table-cell office:value-type="float" office:value="113.552777743802" calcext:value-type="float">
            <text:p>113,55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293" calcext:value-type="float">
            <text:p>1.293,000</text:p>
          </table:table-cell>
          <table:table-cell office:value-type="float" office:value="1394.5" calcext:value-type="float">
            <text:p>1.394,500</text:p>
          </table:table-cell>
          <table:table-cell office:value-type="float" office:value="97.643626406324" calcext:value-type="float">
            <text:p>97,64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403.2" calcext:value-type="float">
            <text:p>1.403,200</text:p>
          </table:table-cell>
          <table:table-cell office:value-type="float" office:value="83.839529260765" calcext:value-type="float">
            <text:p>83,84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47" calcext:value-type="float">
            <text:p>1.347,000</text:p>
          </table:table-cell>
          <table:table-cell office:value-type="float" office:value="1431.4" calcext:value-type="float">
            <text:p>1.431,400</text:p>
          </table:table-cell>
          <table:table-cell office:value-type="float" office:value="90.621557405877" calcext:value-type="float">
            <text:p>90,62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65" calcext:value-type="float">
            <text:p>1.365,000</text:p>
          </table:table-cell>
          <table:table-cell office:value-type="float" office:value="1474.3" calcext:value-type="float">
            <text:p>1.474,300</text:p>
          </table:table-cell>
          <table:table-cell office:value-type="float" office:value="97.42353126655" calcext:value-type="float">
            <text:p>97,42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440" calcext:value-type="float">
            <text:p>1.440,000</text:p>
          </table:table-cell>
          <table:table-cell office:value-type="float" office:value="1731.2" calcext:value-type="float">
            <text:p>1.731,200</text:p>
          </table:table-cell>
          <table:table-cell office:value-type="float" office:value="242.326134693631" calcext:value-type="float">
            <text:p>242,326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9" table:default-cell-style-name="ce12"/>
        <table:table-column table:style-name="co9" table:number-columns-repeated="22" table:default-cell-style-name="Default"/>
        <table:table-row table:style-name="ro1">
          <table:table-cell table:style-name="ce7" office:value-type="string" calcext:value-type="string">
            <text:p>Elitism_ratio_A-n32-k5</text:p>
          </table:table-cell>
          <table:table-cell table:style-name="ce7" office:value-type="string" calcext:value-type="string">
            <text:p>Elitism_ratio_A-n46-k7</text:p>
          </table:table-cell>
          <table:table-cell table:style-name="ce7" office:value-type="string" calcext:value-type="string">
            <text:p>Elitism_ratio_A-n80-k10</text:p>
          </table:table-cell>
          <table:table-cell table:style-name="ce7" office:value-type="string" calcext:value-type="string">
            <text:p>Elitism_ratio_B-n50-k8</text:p>
          </table:table-cell>
          <table:table-cell table:style-name="ce7" office:value-type="string" calcext:value-type="string">
            <text:p>Elitism_ratio_B-n78-k10</text:p>
          </table:table-cell>
          <table:table-cell table:style-name="ce7" office:value-type="string" calcext:value-type="string">
            <text:p>Mutation_ratio_A-n32-k5</text:p>
          </table:table-cell>
          <table:table-cell table:style-name="ce7" office:value-type="string" calcext:value-type="string">
            <text:p>Mutation_ratio_A-n46-k7</text:p>
          </table:table-cell>
          <table:table-cell table:style-name="ce7" office:value-type="string" calcext:value-type="string">
            <text:p>Mutation_ratio_A-n80-k10</text:p>
          </table:table-cell>
          <table:table-cell table:style-name="ce7" office:value-type="string" calcext:value-type="string">
            <text:p>Mutation_ratio_B-n50-k8</text:p>
          </table:table-cell>
          <table:table-cell table:style-name="ce7" office:value-type="string" calcext:value-type="string">
            <text:p>Mutation_ratio_B-n78-k10</text:p>
          </table:table-cell>
          <table:table-cell table:style-name="ce7" office:value-type="string" calcext:value-type="string">
            <text:p>Crossover_bias_A-n32-k5</text:p>
          </table:table-cell>
          <table:table-cell table:style-name="ce7" office:value-type="string" calcext:value-type="string">
            <text:p>Crossover_bias_A-n46-k7</text:p>
          </table:table-cell>
          <table:table-cell table:style-name="ce7" office:value-type="string" calcext:value-type="string">
            <text:p>Crossover_bias_A-n80-k10</text:p>
          </table:table-cell>
          <table:table-cell table:style-name="ce7" office:value-type="string" calcext:value-type="string">
            <text:p>Crossover_bias_B-n50-k8</text:p>
          </table:table-cell>
          <table:table-cell table:style-name="ce7" office:value-type="string" calcext:value-type="string">
            <text:p>Crossover_bias_B-n78-k10</text:p>
          </table:table-cell>
          <table:table-cell table:style-name="ce7" office:value-type="string" calcext:value-type="string">
            <text:p>Media_objetivo_A-n32-k5</text:p>
          </table:table-cell>
          <table:table-cell table:style-name="ce7" office:value-type="string" calcext:value-type="string">
            <text:p>Media_objetivo_A-n46-k7</text:p>
          </table:table-cell>
          <table:table-cell table:style-name="ce7" office:value-type="string" calcext:value-type="string">
            <text:p>Media_objetivo_A-n80-k10</text:p>
          </table:table-cell>
          <table:table-cell table:style-name="ce7" office:value-type="string" calcext:value-type="string">
            <text:p>Media_objetivo_B-n50-k8</text:p>
          </table:table-cell>
          <table:table-cell table:style-name="ce7" office:value-type="string" calcext:value-type="string">
            <text:p>Media_objetivo_B-n78-k10</text:p>
          </table:table-cell>
          <table:table-cell table:style-name="ce7" office:value-type="string" calcext:value-type="string">
            <text:p>Desvio_padrao_A-n32-k5</text:p>
          </table:table-cell>
          <table:table-cell table:style-name="ce7" office:value-type="string" calcext:value-type="string">
            <text:p>Desvio_padrao_A-n46-k7</text:p>
          </table:table-cell>
          <table:table-cell table:style-name="ce7" office:value-type="string" calcext:value-type="string">
            <text:p>Desvio_padrao_A-n80-k10</text:p>
          </table:table-cell>
          <table:table-cell table:style-name="ce7" office:value-type="string" calcext:value-type="string">
            <text:p>Desvio_padrao_B-n50-k8</text:p>
          </table:table-cell>
          <table:table-cell table:style-name="ce7" office:value-type="string" calcext:value-type="string">
            <text:p>Desvio_padrao_B-n78-k10</text:p>
          </table:table-cell>
        </table:table-row>
        <table:table-row table:style-name="ro1">
          <table:table-cell table:style-name="ce8" office:value-type="float" office:value="0.2" calcext:value-type="float">
            <text:p>0,2</text:p>
          </table:table-cell>
          <table:table-cell table:number-columns-repeated="4" table:style-name="ce11" office:value-type="float" office:value="0.3" calcext:value-type="float">
            <text:p>0,3</text:p>
          </table:table-cell>
          <table:table-cell table:style-name="ce11" office:value-type="float" office:value="0.125" calcext:value-type="float">
            <text:p>0,125</text:p>
          </table:table-cell>
          <table:table-cell table:number-columns-repeated="4" table:style-name="ce11" office:value-type="float" office:value="0.15" calcext:value-type="float">
            <text:p>0,15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3" table:style-name="ce11" office:value-type="float" office:value="0.5" calcext:value-type="float">
            <text:p>0,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784.2" calcext:value-type="float">
            <text:p>784,2</text:p>
          </table:table-cell>
          <table:table-cell table:style-name="ce11" office:value-type="float" office:value="922.9" calcext:value-type="float">
            <text:p>922,9</text:p>
          </table:table-cell>
          <table:table-cell table:style-name="ce11" office:value-type="float" office:value="1814.8" calcext:value-type="float">
            <text:p>1814,8</text:p>
          </table:table-cell>
          <table:table-cell table:style-name="ce11" office:value-type="float" office:value="1320.1" calcext:value-type="float">
            <text:p>1320,1</text:p>
          </table:table-cell>
          <table:table-cell table:style-name="ce11" office:value-type="float" office:value="1255.3" calcext:value-type="float">
            <text:p>1255,3</text:p>
          </table:table-cell>
          <table:table-cell table:style-name="ce14" office:value-type="float" office:value="0.421637021355784" calcext:value-type="float">
            <text:p>0,422</text:p>
          </table:table-cell>
          <table:table-cell table:style-name="ce14" office:value-type="float" office:value="4.48330235429198" calcext:value-type="float">
            <text:p>4,483</text:p>
          </table:table-cell>
          <table:table-cell table:style-name="ce14" office:value-type="float" office:value="18.1034066775658" calcext:value-type="float">
            <text:p>18,103</text:p>
          </table:table-cell>
          <table:table-cell table:style-name="ce14" office:value-type="float" office:value="4.72463990397387" calcext:value-type="float">
            <text:p>4,725</text:p>
          </table:table-cell>
          <table:table-cell table:style-name="ce14" office:value-type="float" office:value="15.3698839726698" calcext:value-type="float">
            <text:p>15,370</text:p>
          </table:table-cell>
        </table:table-row>
        <table:table-row table:style-name="ro1">
          <table:table-cell table:style-name="ce8" office:value-type="float" office:value="0.1" calcext:value-type="float">
            <text:p>0,1</text:p>
          </table:table-cell>
          <table:table-cell table:number-columns-repeated="2" table:style-name="ce11" office:value-type="float" office:value="0.3" calcext:value-type="float">
            <text:p>0,3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2" table:style-name="ce11" office:value-type="float" office:value="0.6" calcext:value-type="float">
            <text:p>0,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784.2" calcext:value-type="float">
            <text:p>784,2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1821.4" calcext:value-type="float">
            <text:p>1821,4</text:p>
          </table:table-cell>
          <table:table-cell table:style-name="ce11" office:value-type="float" office:value="1320.5" calcext:value-type="float">
            <text:p>1320,5</text:p>
          </table:table-cell>
          <table:table-cell table:style-name="ce11" office:value-type="float" office:value="1256.4" calcext:value-type="float">
            <text:p>1256,4</text:p>
          </table:table-cell>
          <table:table-cell table:style-name="ce14" office:value-type="float" office:value="0.632455532033676" calcext:value-type="float">
            <text:p>0,632</text:p>
          </table:table-cell>
          <table:table-cell table:style-name="ce14" office:value-type="float" office:value="4.54606056566195" calcext:value-type="float">
            <text:p>4,546</text:p>
          </table:table-cell>
          <table:table-cell table:style-name="ce14" office:value-type="float" office:value="15.9317990893126" calcext:value-type="float">
            <text:p>15,932</text:p>
          </table:table-cell>
          <table:table-cell table:style-name="ce14" office:value-type="float" office:value="5.23343948936919" calcext:value-type="float">
            <text:p>5,233</text:p>
          </table:table-cell>
          <table:table-cell table:style-name="ce14" office:value-type="float" office:value="13.251415018782" calcext:value-type="float">
            <text:p>13,251</text:p>
          </table:table-cell>
        </table:table-row>
        <table:table-row table:style-name="ro1">
          <table:table-cell table:style-name="ce8" office:value-type="float" office:value="0.2" calcext:value-type="float">
            <text:p>0,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3" table:style-name="ce11" office:value-type="float" office:value="0.5" calcext:value-type="float">
            <text:p>0,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784.5" calcext:value-type="float">
            <text:p>784,5</text:p>
          </table:table-cell>
          <table:table-cell table:style-name="ce11" office:value-type="float" office:value="923.6" calcext:value-type="float">
            <text:p>923,6</text:p>
          </table:table-cell>
          <table:table-cell table:style-name="ce11" office:value-type="float" office:value="1821.7" calcext:value-type="float">
            <text:p>1821,7</text:p>
          </table:table-cell>
          <table:table-cell table:style-name="ce11" office:value-type="float" office:value="1320.9" calcext:value-type="float">
            <text:p>1320,9</text:p>
          </table:table-cell>
          <table:table-cell table:style-name="ce11" office:value-type="float" office:value="1259.4" calcext:value-type="float">
            <text:p>1259,4</text:p>
          </table:table-cell>
          <table:table-cell table:style-name="ce14" office:value-type="float" office:value="0.707106781186548" calcext:value-type="float">
            <text:p>0,707</text:p>
          </table:table-cell>
          <table:table-cell table:style-name="ce14" office:value-type="float" office:value="5.87272414547873" calcext:value-type="float">
            <text:p>5,873</text:p>
          </table:table-cell>
          <table:table-cell table:style-name="ce14" office:value-type="float" office:value="25.9916653307684" calcext:value-type="float">
            <text:p>25,992</text:p>
          </table:table-cell>
          <table:table-cell table:style-name="ce14" office:value-type="float" office:value="4.9766119666563" calcext:value-type="float">
            <text:p>4,977</text:p>
          </table:table-cell>
          <table:table-cell table:style-name="ce14" office:value-type="float" office:value="15.6148077869125" calcext:value-type="float">
            <text:p>15,615</text:p>
          </table:table-cell>
        </table:table-row>
        <table:table-row table:style-name="ro1">
          <table:table-cell table:style-name="ce9" office:value-type="float" office:value="0.3" calcext:value-type="float">
            <text:p>0,3</text:p>
          </table:table-cell>
          <table:table-cell table:style-name="ce12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style-name="ce12" office:value-type="float" office:value="0.3" calcext:value-type="float">
            <text:p>0,3</text:p>
          </table:table-cell>
          <table:table-cell table:style-name="ce12" office:value-type="float" office:value="0.2" calcext:value-type="float">
            <text:p>0,2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office:value-type="float" office:value="0.3" calcext:value-type="float">
            <text:p>0,3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office:value-type="float" office:value="0.2" calcext:value-type="float">
            <text:p>0,2</text:p>
          </table:table-cell>
          <table:table-cell table:style-name="ce12" office:value-type="float" office:value="0.1" calcext:value-type="float">
            <text:p>0,1</text:p>
          </table:table-cell>
          <table:table-cell table:number-columns-repeated="4" table:style-name="ce12" office:value-type="float" office:value="0.5" calcext:value-type="float">
            <text:p>0,5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784.5" calcext:value-type="float">
            <text:p>784,5</text:p>
          </table:table-cell>
          <table:table-cell table:style-name="ce12" office:value-type="float" office:value="923.7" calcext:value-type="float">
            <text:p>923,7</text:p>
          </table:table-cell>
          <table:table-cell table:style-name="ce12" office:value-type="float" office:value="1822.1" calcext:value-type="float">
            <text:p>1822,1</text:p>
          </table:table-cell>
          <table:table-cell table:style-name="ce12" office:value-type="float" office:value="1321.3" calcext:value-type="float">
            <text:p>1321,3</text:p>
          </table:table-cell>
          <table:table-cell table:style-name="ce12" office:value-type="float" office:value="1259.6" calcext:value-type="float">
            <text:p>1259,6</text:p>
          </table:table-cell>
          <table:table-cell table:style-name="ce2" office:value-type="float" office:value="0.707106781186548" calcext:value-type="float">
            <text:p>0,707</text:p>
          </table:table-cell>
          <table:table-cell table:style-name="ce2" office:value-type="float" office:value="5.25039681040078" calcext:value-type="float">
            <text:p>5,250</text:p>
          </table:table-cell>
          <table:table-cell table:style-name="ce2" office:value-type="float" office:value="21.299191429619" calcext:value-type="float">
            <text:p>21,299</text:p>
          </table:table-cell>
          <table:table-cell table:style-name="ce2" office:value-type="float" office:value="4.62000481000231" calcext:value-type="float">
            <text:p>4,620</text:p>
          </table:table-cell>
          <table:table-cell table:style-name="ce2" office:value-type="float" office:value="16.8865495455867" calcext:value-type="float">
            <text:p>16,887</text:p>
          </table:table-cell>
        </table:table-row>
        <table:table-row table:style-name="ro1">
          <table:table-cell table:style-name="ce9" office:value-type="float" office:value="0.5" calcext:value-type="float">
            <text:p>0,5</text:p>
          </table:table-cell>
          <table:table-cell table:style-name="ce12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.3" calcext:value-type="float">
            <text:p>0,3</text:p>
          </table:table-cell>
          <table:table-cell table:number-columns-repeated="4" table:style-name="ce12" office:value-type="float" office:value="0.15" calcext:value-type="float">
            <text:p>0,15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office:value-type="float" office:value="0.6" calcext:value-type="float">
            <text:p>0,6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784.6" calcext:value-type="float">
            <text:p>784,6</text:p>
          </table:table-cell>
          <table:table-cell table:style-name="ce12" office:value-type="float" office:value="924.5" calcext:value-type="float">
            <text:p>924,5</text:p>
          </table:table-cell>
          <table:table-cell table:style-name="ce12" office:value-type="float" office:value="1822.8" calcext:value-type="float">
            <text:p>1822,8</text:p>
          </table:table-cell>
          <table:table-cell table:style-name="ce12" office:value-type="float" office:value="1321.7" calcext:value-type="float">
            <text:p>1321,7</text:p>
          </table:table-cell>
          <table:table-cell table:style-name="ce12" office:value-type="float" office:value="1260.5" calcext:value-type="float">
            <text:p>1260,5</text:p>
          </table:table-cell>
          <table:table-cell table:style-name="ce2" office:value-type="float" office:value="0.699205898780101" calcext:value-type="float">
            <text:p>0,699</text:p>
          </table:table-cell>
          <table:table-cell table:style-name="ce2" office:value-type="float" office:value="8.91004426974911" calcext:value-type="float">
            <text:p>8,910</text:p>
          </table:table-cell>
          <table:table-cell table:style-name="ce2" office:value-type="float" office:value="20.1152236433558" calcext:value-type="float">
            <text:p>20,115</text:p>
          </table:table-cell>
          <table:table-cell table:style-name="ce2" office:value-type="float" office:value="5.20789998197183" calcext:value-type="float">
            <text:p>5,208</text:p>
          </table:table-cell>
          <table:table-cell table:style-name="ce2" office:value-type="float" office:value="14.0336896233473" calcext:value-type="float">
            <text:p>14,034</text:p>
          </table:table-cell>
        </table:table-row>
        <table:table-row table:style-name="ro1">
          <table:table-cell table:style-name="ce9" office:value-type="float" office:value="0.5" calcext:value-type="float">
            <text:p>0,5</text:p>
          </table:table-cell>
          <table:table-cell table:style-name="ce12"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style-name="ce12" office:value-type="float" office:value="0.2" calcext:value-type="float">
            <text:p>0,2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.3" calcext:value-type="float">
            <text:p>0,3</text:p>
          </table:table-cell>
          <table:table-cell table:style-name="ce12" office:value-type="float" office:value="0.125" calcext:value-type="float">
            <text:p>0,125</text:p>
          </table:table-cell>
          <table:table-cell table:style-name="ce12" office:value-type="float" office:value="0.15" calcext:value-type="float">
            <text:p>0,15</text:p>
          </table:table-cell>
          <table:table-cell table:style-name="ce12" office:value-type="float" office:value="0.3" calcext:value-type="float">
            <text:p>0,3</text:p>
          </table:table-cell>
          <table:table-cell table:style-name="ce12" office:value-type="float" office:value="0.2" calcext:value-type="float">
            <text:p>0,2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.7" calcext:value-type="float">
            <text:p>0,7</text:p>
          </table:table-cell>
          <table:table-cell table:number-columns-repeated="3" table:style-name="ce12" office:value-type="float" office:value="0.5" calcext:value-type="float">
            <text:p>0,5</text:p>
          </table:table-cell>
          <table:table-cell table:style-name="ce12" office:value-type="float" office:value="784.7" calcext:value-type="float">
            <text:p>784,7</text:p>
          </table:table-cell>
          <table:table-cell table:style-name="ce12" office:value-type="float" office:value="925" calcext:value-type="float">
            <text:p>925</text:p>
          </table:table-cell>
          <table:table-cell table:style-name="ce12" office:value-type="float" office:value="1823.6" calcext:value-type="float">
            <text:p>1823,6</text:p>
          </table:table-cell>
          <table:table-cell table:style-name="ce12" office:value-type="float" office:value="1322" calcext:value-type="float">
            <text:p>1322</text:p>
          </table:table-cell>
          <table:table-cell table:style-name="ce12" office:value-type="float" office:value="1261.5" calcext:value-type="float">
            <text:p>1261,5</text:p>
          </table:table-cell>
          <table:table-cell table:style-name="ce2" office:value-type="float" office:value="0.823272602348565" calcext:value-type="float">
            <text:p>0,823</text:p>
          </table:table-cell>
          <table:table-cell table:style-name="ce2" office:value-type="float" office:value="5.94418483337567" calcext:value-type="float">
            <text:p>5,944</text:p>
          </table:table-cell>
          <table:table-cell table:style-name="ce2" office:value-type="float" office:value="14.2220486100515" calcext:value-type="float">
            <text:p>14,222</text:p>
          </table:table-cell>
          <table:table-cell table:style-name="ce2" office:value-type="float" office:value="3.19722101554181" calcext:value-type="float">
            <text:p>3,197</text:p>
          </table:table-cell>
          <table:table-cell table:style-name="ce2" office:value-type="float" office:value="19.5177981453965" calcext:value-type="float">
            <text:p>19,518</text:p>
          </table:table-cell>
        </table:table-row>
        <table:table-row table:style-name="ro1">
          <table:table-cell table:style-name="ce9" office:value-type="float" office:value="0.3" calcext:value-type="float">
            <text:p>0,3</text:p>
          </table:table-cell>
          <table:table-cell table:style-name="ce12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.2" calcext:value-type="float">
            <text:p>0,2</text:p>
          </table:table-cell>
          <table:table-cell table:number-columns-repeated="2" table:style-name="ce12" office:value-type="float" office:value="0.125" calcext:value-type="float">
            <text:p>0,125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office:value-type="float" office:value="0.15" calcext:value-type="float">
            <text:p>0,15</text:p>
          </table:table-cell>
          <table:table-cell table:style-name="ce12" office:value-type="float" office:value="0.2" calcext:value-type="float">
            <text:p>0,2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2" table:style-name="ce12" office:value-type="float" office:value="0.6" calcext:value-type="float">
            <text:p>0,6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784.8" calcext:value-type="float">
            <text:p>784,8</text:p>
          </table:table-cell>
          <table:table-cell table:style-name="ce12" office:value-type="float" office:value="926.4" calcext:value-type="float">
            <text:p>926,4</text:p>
          </table:table-cell>
          <table:table-cell table:style-name="ce12" office:value-type="float" office:value="1823.7" calcext:value-type="float">
            <text:p>1823,7</text:p>
          </table:table-cell>
          <table:table-cell table:style-name="ce12" office:value-type="float" office:value="1322.1" calcext:value-type="float">
            <text:p>1322,1</text:p>
          </table:table-cell>
          <table:table-cell table:style-name="ce12" office:value-type="float" office:value="1261.7" calcext:value-type="float">
            <text:p>1261,7</text:p>
          </table:table-cell>
          <table:table-cell table:style-name="ce2" office:value-type="float" office:value="0.788810637746616" calcext:value-type="float">
            <text:p>0,789</text:p>
          </table:table-cell>
          <table:table-cell table:style-name="ce2" office:value-type="float" office:value="11.9368709840095" calcext:value-type="float">
            <text:p>11,937</text:p>
          </table:table-cell>
          <table:table-cell table:style-name="ce2" office:value-type="float" office:value="17.2114303105039" calcext:value-type="float">
            <text:p>17,211</text:p>
          </table:table-cell>
          <table:table-cell table:style-name="ce2" office:value-type="float" office:value="3.95671019352638" calcext:value-type="float">
            <text:p>3,957</text:p>
          </table:table-cell>
          <table:table-cell table:style-name="ce2" office:value-type="float" office:value="17.5312419538504" calcext:value-type="float">
            <text:p>17,531</text:p>
          </table:table-cell>
        </table:table-row>
        <table:table-row table:style-name="ro1">
          <table:table-cell table:style-name="ce9" office:value-type="float" office:value="0.2" calcext:value-type="float">
            <text:p>0,2</text:p>
          </table:table-cell>
          <table:table-cell table:style-name="ce12"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3" table:style-name="ce12" office:value-type="float" office:value="0.1" calcext:value-type="float">
            <text:p>0,1</text:p>
          </table:table-cell>
          <table:table-cell table:style-name="ce12" office:value-type="float" office:value="0.3" calcext:value-type="float">
            <text:p>0,3</text:p>
          </table:table-cell>
          <table:table-cell table:number-columns-repeated="2" table:style-name="ce12" office:value-type="float" office:value="0.125" calcext:value-type="float">
            <text:p>0,125</text:p>
          </table:table-cell>
          <table:table-cell table:style-name="ce12" office:value-type="float" office:value="0.75" calcext:value-type="float">
            <text:p>0,75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784.8" calcext:value-type="float">
            <text:p>784,8</text:p>
          </table:table-cell>
          <table:table-cell table:style-name="ce12" office:value-type="float" office:value="926.7" calcext:value-type="float">
            <text:p>926,7</text:p>
          </table:table-cell>
          <table:table-cell table:style-name="ce12" office:value-type="float" office:value="1825" calcext:value-type="float">
            <text:p>1825</text:p>
          </table:table-cell>
          <table:table-cell table:style-name="ce12" office:value-type="float" office:value="1322.1" calcext:value-type="float">
            <text:p>1322,1</text:p>
          </table:table-cell>
          <table:table-cell table:style-name="ce12" office:value-type="float" office:value="1261.9" calcext:value-type="float">
            <text:p>1261,9</text:p>
          </table:table-cell>
          <table:table-cell table:style-name="ce2" office:value-type="float" office:value="0.918936583472682" calcext:value-type="float">
            <text:p>0,919</text:p>
          </table:table-cell>
          <table:table-cell table:style-name="ce2" office:value-type="float" office:value="10.0116598690394" calcext:value-type="float">
            <text:p>10,012</text:p>
          </table:table-cell>
          <table:table-cell table:style-name="ce2" office:value-type="float" office:value="19.3160842592672" calcext:value-type="float">
            <text:p>19,316</text:p>
          </table:table-cell>
          <table:table-cell table:style-name="ce2" office:value-type="float" office:value="4.06748625620843" calcext:value-type="float">
            <text:p>4,067</text:p>
          </table:table-cell>
          <table:table-cell table:style-name="ce2" office:value-type="float" office:value="13.4035650315711" calcext:value-type="float">
            <text:p>13,404</text:p>
          </table:table-cell>
        </table:table-row>
        <table:table-row table:style-name="ro1">
          <table:table-cell table:style-name="ce9" office:value-type="float" office:value="0.5" calcext:value-type="float">
            <text:p>0,5</text:p>
          </table:table-cell>
          <table:table-cell table:style-name="ce12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number-columns-repeated="2" table:style-name="ce12" office:value-type="float" office:value="0.4" calcext:value-type="float">
            <text:p>0,4</text:p>
          </table:table-cell>
          <table:table-cell table:style-name="ce12" office:value-type="float" office:value="0.125" calcext:value-type="float">
            <text:p>0,125</text:p>
          </table:table-cell>
          <table:table-cell table:number-columns-repeated="2" table:style-name="ce12" office:value-type="float" office:value="0.2" calcext:value-type="float">
            <text:p>0,2</text:p>
          </table:table-cell>
          <table:table-cell table:number-columns-repeated="2" table:style-name="ce12" office:value-type="float" office:value="0.6" calcext:value-type="float">
            <text:p>0,6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.7" calcext:value-type="float">
            <text:p>0,7</text:p>
          </table:table-cell>
          <table:table-cell table:style-name="ce12" office:value-type="float" office:value="785.1" calcext:value-type="float">
            <text:p>785,1</text:p>
          </table:table-cell>
          <table:table-cell table:style-name="ce12" office:value-type="float" office:value="926.8" calcext:value-type="float">
            <text:p>926,8</text:p>
          </table:table-cell>
          <table:table-cell table:style-name="ce12" office:value-type="float" office:value="1825.9" calcext:value-type="float">
            <text:p>1825,9</text:p>
          </table:table-cell>
          <table:table-cell table:style-name="ce12" office:value-type="float" office:value="1322.2" calcext:value-type="float">
            <text:p>1322,2</text:p>
          </table:table-cell>
          <table:table-cell table:style-name="ce12" office:value-type="float" office:value="1262.3" calcext:value-type="float">
            <text:p>1262,3</text:p>
          </table:table-cell>
          <table:table-cell table:style-name="ce2" office:value-type="float" office:value="0.737864787372622" calcext:value-type="float">
            <text:p>0,738</text:p>
          </table:table-cell>
          <table:table-cell table:style-name="ce2" office:value-type="float" office:value="10.3150375665821" calcext:value-type="float">
            <text:p>10,315</text:p>
          </table:table-cell>
          <table:table-cell table:style-name="ce2" office:value-type="float" office:value="15.35831298606" calcext:value-type="float">
            <text:p>15,358</text:p>
          </table:table-cell>
          <table:table-cell table:style-name="ce2" office:value-type="float" office:value="5.41192099802731" calcext:value-type="float">
            <text:p>5,412</text:p>
          </table:table-cell>
          <table:table-cell table:style-name="ce2" office:value-type="float" office:value="13.7844517885591" calcext:value-type="float">
            <text:p>13,784</text:p>
          </table:table-cell>
        </table:table-row>
        <table:table-row table:style-name="ro1">
          <table:table-cell table:style-name="ce10" office:value-type="float" office:value="0.5" calcext:value-type="float">
            <text:p>0,5</text:p>
          </table:table-cell>
          <table:table-cell table:style-name="ce13" office:value-type="float" office:value="0.2" calcext:value-type="float">
            <text:p>0,2</text:p>
          </table:table-cell>
          <table:table-cell table:number-columns-repeated="2" table:style-name="ce13" office:value-type="float" office:value="0.3" calcext:value-type="float">
            <text:p>0,3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.6" calcext:value-type="float">
            <text:p>0,6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785.1" calcext:value-type="float">
            <text:p>785,1</text:p>
          </table:table-cell>
          <table:table-cell table:style-name="ce13" office:value-type="float" office:value="926.8" calcext:value-type="float">
            <text:p>926,8</text:p>
          </table:table-cell>
          <table:table-cell table:style-name="ce13" office:value-type="float" office:value="1826.1" calcext:value-type="float">
            <text:p>1826,1</text:p>
          </table:table-cell>
          <table:table-cell table:style-name="ce13" office:value-type="float" office:value="1322.3" calcext:value-type="float">
            <text:p>1322,3</text:p>
          </table:table-cell>
          <table:table-cell table:style-name="ce13" office:value-type="float" office:value="1263.5" calcext:value-type="float">
            <text:p>1263,5</text:p>
          </table:table-cell>
          <table:table-cell table:style-name="ce3" office:value-type="float" office:value="0.737864787372622" calcext:value-type="float">
            <text:p>0,738</text:p>
          </table:table-cell>
          <table:table-cell table:style-name="ce3" office:value-type="float" office:value="11.1534747948789" calcext:value-type="float">
            <text:p>11,153</text:p>
          </table:table-cell>
          <table:table-cell table:style-name="ce3" office:value-type="float" office:value="21.9719518174118" calcext:value-type="float">
            <text:p>21,972</text:p>
          </table:table-cell>
          <table:table-cell table:style-name="ce3" office:value-type="float" office:value="5.14349643292922" calcext:value-type="float">
            <text:p>5,143</text:p>
          </table:table-cell>
          <table:table-cell table:style-name="ce3" office:value-type="float" office:value="14.073221221723" calcext:value-type="float">
            <text:p>14,073</text:p>
          </table:table-cell>
        </table:table-row>
        <table:table-row table:style-name="ro2">
          <table:table-cell table:formula="of:=AVERAGE([.A2:.A4])" office:value-type="float" office:value="0.166666666666667" calcext:value-type="float">
            <text:p>0,166666666666667</text:p>
          </table:table-cell>
          <table:table-cell table:formula="of:=AVERAGE([.B2:.B4])" office:value-type="float" office:value="0.3" calcext:value-type="float">
            <text:p>0,3</text:p>
          </table:table-cell>
          <table:table-cell table:style-name="Default" table:formula="of:=AVERAGE([.C2:.C4])" office:value-type="float" office:value="0.233333333333333" calcext:value-type="float">
            <text:p>0,233333333333333</text:p>
          </table:table-cell>
          <table:table-cell table:formula="of:=AVERAGE([.D2:.D4])" office:value-type="float" office:value="0.333333333333333" calcext:value-type="float">
            <text:p>0,333333333333333</text:p>
          </table:table-cell>
          <table:table-cell table:formula="of:=AVERAGE([.E2:.E4])" office:value-type="float" office:value="0.366666666666667" calcext:value-type="float">
            <text:p>0,366666666666667</text:p>
          </table:table-cell>
          <table:table-cell table:formula="of:=AVERAGE([.F2:.F4])" office:value-type="float" office:value="0.225" calcext:value-type="float">
            <text:p>0,225</text:p>
          </table:table-cell>
          <table:table-cell table:formula="of:=AVERAGE([.G2:.G4])" office:value-type="float" office:value="0.158333333333333" calcext:value-type="float">
            <text:p>0,158333333333333</text:p>
          </table:table-cell>
          <table:table-cell table:formula="of:=AVERAGE([.H2:.H4])" office:value-type="float" office:value="0.2" calcext:value-type="float">
            <text:p>0,2</text:p>
          </table:table-cell>
          <table:table-cell table:formula="of:=AVERAGE([.I2:.I4])" office:value-type="float" office:value="0.216666666666667" calcext:value-type="float">
            <text:p>0,216666666666667</text:p>
          </table:table-cell>
          <table:table-cell table:formula="of:=AVERAGE([.J2:.J4])" office:value-type="float" office:value="0.191666666666667" calcext:value-type="float">
            <text:p>0,191666666666667</text:p>
          </table:table-cell>
          <table:table-cell table:formula="of:=AVERAGE([.K2:.K4])" office:value-type="float" office:value="0.666666666666667" calcext:value-type="float">
            <text:p>0,666666666666667</text:p>
          </table:table-cell>
          <table:table-cell table:formula="of:=AVERAGE([.L2:.L4])" office:value-type="float" office:value="0.533333333333333" calcext:value-type="float">
            <text:p>0,533333333333333</text:p>
          </table:table-cell>
          <table:table-cell table:formula="of:=AVERAGE([.M2:.M4])" office:value-type="float" office:value="0.5" calcext:value-type="float">
            <text:p>0,5</text:p>
          </table:table-cell>
          <table:table-cell table:formula="of:=AVERAGE([.N2:.N4])" office:value-type="float" office:value="0.533333333333333" calcext:value-type="float">
            <text:p>0,533333333333333</text:p>
          </table:table-cell>
          <table:table-cell table:formula="of:=AVERAGE([.O2:.O4])" office:value-type="float" office:value="0.566666666666667" calcext:value-type="float">
            <text:p>0,566666666666667</text:p>
          </table:table-cell>
          <table:table-cell table:number-columns-repeated="10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 calcext:value-type="string">
            <text:p>E_R</text:p>
          </table:table-cell>
          <table:table-cell table:style-name="Default" office:value-type="string" calcext:value-type="string">
            <text:p>M_R</text:p>
          </table:table-cell>
          <table:table-cell office:value-type="string" calcext:value-type="string">
            <text:p>C_R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0.28</text:p>
          </table:table-cell>
          <table:table-cell table:style-name="Default" office:value-type="string" calcext:value-type="string">
            <text:p>0.19833</text:p>
          </table:table-cell>
          <table:table-cell office:value-type="string" calcext:value-type="string">
            <text:p>0.56</text:p>
          </table:table-cell>
          <table:table-cell table:number-columns-repeated="21"/>
        </table:table-row>
      </table:table>
      <table:table table:name="Sheet3" table:style-name="ta1">
        <office:forms form:automatic-focus="false" form:apply-design-mode="false"/>
        <table:table-column table:style-name="co10" table:default-cell-style-name="ce29"/>
        <table:table-column table:style-name="co10" table:number-columns-repeated="6" table:default-cell-style-name="ce36"/>
        <table:table-column table:style-name="co10" table:default-cell-style-name="ce29"/>
        <table:table-column table:style-name="co10" table:number-columns-repeated="6" table:default-cell-style-name="ce36"/>
        <table:table-column table:style-name="co10" table:number-columns-repeated="1010" table:default-cell-style-name="ce29"/>
        <table:table-row table:style-name="ro3">
          <table:table-cell table:style-name="ce41" office:value-type="string" calcext:value-type="string">
            <text:p>Instancia</text:p>
          </table:table-cell>
          <table:table-cell table:style-name="ce48" office:value-type="string" calcext:value-type="string">
            <text:p>Elitism ratio</text:p>
          </table:table-cell>
          <table:table-cell table:style-name="ce48" office:value-type="string" calcext:value-type="string">
            <text:p>Mutation ratio</text:p>
          </table:table-cell>
          <table:table-cell table:style-name="ce48" office:value-type="string" calcext:value-type="string">
            <text:p>Crossover bias</text:p>
          </table:table-cell>
          <table:table-cell table:style-name="ce48" office:value-type="string" calcext:value-type="string">
            <text:p>Melhor objetivo</text:p>
          </table:table-cell>
          <table:table-cell table:style-name="ce48" office:value-type="string" calcext:value-type="string">
            <text:p>Media objetivo</text:p>
          </table:table-cell>
          <table:table-cell table:style-name="ce55" office:value-type="string" calcext:value-type="string">
            <text:p>Desvio padrao</text:p>
          </table:table-cell>
          <table:table-cell table:style-name="ce61" office:value-type="string" calcext:value-type="string">
            <text:p>Instancia</text:p>
          </table:table-cell>
          <table:table-cell table:style-name="ce48" office:value-type="string" calcext:value-type="string">
            <text:p>Elitism ratio</text:p>
          </table:table-cell>
          <table:table-cell table:style-name="ce48" office:value-type="string" calcext:value-type="string">
            <text:p>Mutation ratio</text:p>
          </table:table-cell>
          <table:table-cell table:style-name="ce48" office:value-type="string" calcext:value-type="string">
            <text:p>Crossover bias</text:p>
          </table:table-cell>
          <table:table-cell table:style-name="ce48" office:value-type="string" calcext:value-type="string">
            <text:p>Melhor objetivo</text:p>
          </table:table-cell>
          <table:table-cell table:style-name="ce48" office:value-type="string" calcext:value-type="string">
            <text:p>Media objetivo</text:p>
          </table:table-cell>
          <table:table-cell table:style-name="ce55" office:value-type="string" calcext:value-type="string">
            <text:p>Desvio padrao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A-n32-k5</text:p>
          </table:table-cell>
          <table:table-cell table:style-name="ce31" office:value-type="float" office:value="0.2" calcext:value-type="float">
            <text:p>0,20</text:p>
          </table:table-cell>
          <table:table-cell table:style-name="ce31" office:value-type="float" office:value="0.125" calcext:value-type="float">
            <text:p>0,13</text:p>
          </table:table-cell>
          <table:table-cell table:style-name="ce31" office:value-type="float" office:value="0.7" calcext:value-type="float">
            <text:p>0,70</text:p>
          </table:table-cell>
          <table:table-cell table:style-name="ce31" office:value-type="float" office:value="784" calcext:value-type="float">
            <text:p>784,00</text:p>
          </table:table-cell>
          <table:table-cell table:style-name="ce31" office:value-type="float" office:value="784.2" calcext:value-type="float">
            <text:p>784,20</text:p>
          </table:table-cell>
          <table:table-cell table:style-name="ce56" office:value-type="float" office:value="0.421637021355784" calcext:value-type="float">
            <text:p>0,42</text:p>
          </table:table-cell>
          <table:table-cell table:style-name="ce37" office:value-type="string" calcext:value-type="string">
            <text:p>B-n50-k8</text:p>
          </table:table-cell>
          <table:table-cell table:style-name="ce39" office:value-type="float" office:value="0.3" calcext:value-type="float">
            <text:p>0,30</text:p>
          </table:table-cell>
          <table:table-cell table:style-name="ce39" office:value-type="float" office:value="0.15" calcext:value-type="float">
            <text:p>0,15</text:p>
          </table:table-cell>
          <table:table-cell table:style-name="ce39" office:value-type="float" office:value="0.5" calcext:value-type="float">
            <text:p>0,50</text:p>
          </table:table-cell>
          <table:table-cell table:style-name="ce39" office:value-type="float" office:value="1314" calcext:value-type="float">
            <text:p>1314,00</text:p>
          </table:table-cell>
          <table:table-cell table:style-name="ce39" office:value-type="float" office:value="1320.1" calcext:value-type="float">
            <text:p>1320,10</text:p>
          </table:table-cell>
          <table:table-cell table:style-name="ce67" office:value-type="float" office:value="4.72463990397387" calcext:value-type="float">
            <text:p>4,72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A-n32-k5</text:p>
          </table:table-cell>
          <table:table-cell table:style-name="ce32" office:value-type="float" office:value="0.1" calcext:value-type="float">
            <text:p>0,10</text:p>
          </table:table-cell>
          <table:table-cell table:style-name="ce32" office:value-type="float" office:value="0.15" calcext:value-type="float">
            <text:p>0,15</text:p>
          </table:table-cell>
          <table:table-cell table:style-name="ce32" office:value-type="float" office:value="0.6" calcext:value-type="float">
            <text:p>0,60</text:p>
          </table:table-cell>
          <table:table-cell table:style-name="ce32" office:value-type="float" office:value="784" calcext:value-type="float">
            <text:p>784,00</text:p>
          </table:table-cell>
          <table:table-cell table:style-name="ce32" office:value-type="float" office:value="784.2" calcext:value-type="float">
            <text:p>784,20</text:p>
          </table:table-cell>
          <table:table-cell table:style-name="ce57" office:value-type="float" office:value="0.632455532033676" calcext:value-type="float">
            <text:p>0,63</text:p>
          </table:table-cell>
          <table:table-cell table:style-name="ce38" office:value-type="string" calcext:value-type="string">
            <text:p>B-n50-k8</text:p>
          </table:table-cell>
          <table:table-cell table:number-columns-repeated="2" table:style-name="ce40" office:value-type="float" office:value="0.2" calcext:value-type="float">
            <text:p>0,20</text:p>
          </table:table-cell>
          <table:table-cell table:style-name="ce40" office:value-type="float" office:value="0.6" calcext:value-type="float">
            <text:p>0,60</text:p>
          </table:table-cell>
          <table:table-cell table:style-name="ce40" office:value-type="float" office:value="1312" calcext:value-type="float">
            <text:p>1312,00</text:p>
          </table:table-cell>
          <table:table-cell table:style-name="ce40" office:value-type="float" office:value="1320.5" calcext:value-type="float">
            <text:p>1320,50</text:p>
          </table:table-cell>
          <table:table-cell table:style-name="ce68" office:value-type="float" office:value="5.23343948936919" calcext:value-type="float">
            <text:p>5,23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A-n32-k5</text:p>
          </table:table-cell>
          <table:table-cell table:style-name="ce32" office:value-type="float" office:value="0.2" calcext:value-type="float">
            <text:p>0,20</text:p>
          </table:table-cell>
          <table:table-cell table:style-name="ce32" office:value-type="float" office:value="0.4" calcext:value-type="float">
            <text:p>0,40</text:p>
          </table:table-cell>
          <table:table-cell table:style-name="ce32" office:value-type="float" office:value="0.7" calcext:value-type="float">
            <text:p>0,70</text:p>
          </table:table-cell>
          <table:table-cell table:style-name="ce32" office:value-type="float" office:value="784" calcext:value-type="float">
            <text:p>784,00</text:p>
          </table:table-cell>
          <table:table-cell table:style-name="ce32" office:value-type="float" office:value="784.5" calcext:value-type="float">
            <text:p>784,50</text:p>
          </table:table-cell>
          <table:table-cell table:style-name="ce57" office:value-type="float" office:value="0.707106781186548" calcext:value-type="float">
            <text:p>0,71</text:p>
          </table:table-cell>
          <table:table-cell table:style-name="ce38" office:value-type="string" calcext:value-type="string">
            <text:p>B-n50-k8</text:p>
          </table:table-cell>
          <table:table-cell table:style-name="ce40" office:value-type="float" office:value="0.5" calcext:value-type="float">
            <text:p>0,50</text:p>
          </table:table-cell>
          <table:table-cell table:style-name="ce40" office:value-type="float" office:value="0.3" calcext:value-type="float">
            <text:p>0,30</text:p>
          </table:table-cell>
          <table:table-cell table:style-name="ce40" office:value-type="float" office:value="0.5" calcext:value-type="float">
            <text:p>0,50</text:p>
          </table:table-cell>
          <table:table-cell table:style-name="ce40" office:value-type="float" office:value="1313" calcext:value-type="float">
            <text:p>1313,00</text:p>
          </table:table-cell>
          <table:table-cell table:style-name="ce40" office:value-type="float" office:value="1320.9" calcext:value-type="float">
            <text:p>1320,90</text:p>
          </table:table-cell>
          <table:table-cell table:style-name="ce68" office:value-type="float" office:value="4.9766119666563" calcext:value-type="float">
            <text:p>4,98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A-n32-k5</text:p>
          </table:table-cell>
          <table:table-cell table:style-name="ce32" office:value-type="float" office:value="0.3" calcext:value-type="float">
            <text:p>0,30</text:p>
          </table:table-cell>
          <table:table-cell table:style-name="ce32" office:value-type="float" office:value="0.4" calcext:value-type="float">
            <text:p>0,40</text:p>
          </table:table-cell>
          <table:table-cell table:style-name="ce32" office:value-type="float" office:value="0.5" calcext:value-type="float">
            <text:p>0,50</text:p>
          </table:table-cell>
          <table:table-cell table:style-name="ce32" office:value-type="float" office:value="784" calcext:value-type="float">
            <text:p>784,00</text:p>
          </table:table-cell>
          <table:table-cell table:style-name="ce32" office:value-type="float" office:value="784.5" calcext:value-type="float">
            <text:p>784,50</text:p>
          </table:table-cell>
          <table:table-cell table:style-name="ce57" office:value-type="float" office:value="0.707106781186548" calcext:value-type="float">
            <text:p>0,71</text:p>
          </table:table-cell>
          <table:table-cell table:style-name="ce38" office:value-type="string" calcext:value-type="string">
            <text:p>B-n50-k8</text:p>
          </table:table-cell>
          <table:table-cell table:style-name="ce40" office:value-type="float" office:value="0.3" calcext:value-type="float">
            <text:p>0,30</text:p>
          </table:table-cell>
          <table:table-cell table:style-name="ce40" office:value-type="float" office:value="0.2" calcext:value-type="float">
            <text:p>0,20</text:p>
          </table:table-cell>
          <table:table-cell table:style-name="ce40" office:value-type="float" office:value="0.5" calcext:value-type="float">
            <text:p>0,50</text:p>
          </table:table-cell>
          <table:table-cell table:style-name="ce40" office:value-type="float" office:value="1313" calcext:value-type="float">
            <text:p>1313,00</text:p>
          </table:table-cell>
          <table:table-cell table:style-name="ce40" office:value-type="float" office:value="1321.3" calcext:value-type="float">
            <text:p>1321,30</text:p>
          </table:table-cell>
          <table:table-cell table:style-name="ce68" office:value-type="float" office:value="4.62000481000231" calcext:value-type="float">
            <text:p>4,62</text:p>
          </table:table-cell>
          <table:table-cell table:number-columns-repeated="1010"/>
        </table:table-row>
        <table:table-row table:style-name="ro1">
          <table:table-cell table:style-name="ce43" office:value-type="string" calcext:value-type="string">
            <text:p>A-n32-k5</text:p>
          </table:table-cell>
          <table:table-cell table:style-name="ce32" office:value-type="float" office:value="0.5" calcext:value-type="float">
            <text:p>0,50</text:p>
          </table:table-cell>
          <table:table-cell table:style-name="ce32" office:value-type="float" office:value="0.15" calcext:value-type="float">
            <text:p>0,15</text:p>
          </table:table-cell>
          <table:table-cell table:style-name="ce32" office:value-type="float" office:value="0.6" calcext:value-type="float">
            <text:p>0,60</text:p>
          </table:table-cell>
          <table:table-cell table:style-name="ce32" office:value-type="float" office:value="784" calcext:value-type="float">
            <text:p>784,00</text:p>
          </table:table-cell>
          <table:table-cell table:style-name="ce32" office:value-type="float" office:value="784.6" calcext:value-type="float">
            <text:p>784,60</text:p>
          </table:table-cell>
          <table:table-cell table:style-name="ce57" office:value-type="float" office:value="0.699205898780101" calcext:value-type="float">
            <text:p>0,70</text:p>
          </table:table-cell>
          <table:table-cell table:style-name="ce38" office:value-type="string" calcext:value-type="string">
            <text:p>B-n50-k8</text:p>
          </table:table-cell>
          <table:table-cell table:style-name="ce40" office:value-type="float" office:value="0.5" calcext:value-type="float">
            <text:p>0,50</text:p>
          </table:table-cell>
          <table:table-cell table:style-name="ce40" office:value-type="float" office:value="0.15" calcext:value-type="float">
            <text:p>0,15</text:p>
          </table:table-cell>
          <table:table-cell table:style-name="ce40" office:value-type="float" office:value="0.6" calcext:value-type="float">
            <text:p>0,60</text:p>
          </table:table-cell>
          <table:table-cell table:style-name="ce40" office:value-type="float" office:value="1316" calcext:value-type="float">
            <text:p>1316,00</text:p>
          </table:table-cell>
          <table:table-cell table:style-name="ce40" office:value-type="float" office:value="1321.7" calcext:value-type="float">
            <text:p>1321,70</text:p>
          </table:table-cell>
          <table:table-cell table:style-name="ce68" office:value-type="float" office:value="5.20789998197183" calcext:value-type="float">
            <text:p>5,21</text:p>
          </table:table-cell>
          <table:table-cell table:number-columns-repeated="1010"/>
        </table:table-row>
        <table:table-row table:style-name="ro1">
          <table:table-cell table:style-name="ce44" office:value-type="string" calcext:value-type="string">
            <text:p>A-n46-k7</text:p>
          </table:table-cell>
          <table:table-cell table:style-name="ce33" office:value-type="float" office:value="0.3" calcext:value-type="float">
            <text:p>0,30</text:p>
          </table:table-cell>
          <table:table-cell table:style-name="ce33" office:value-type="float" office:value="0.2" calcext:value-type="float">
            <text:p>0,20</text:p>
          </table:table-cell>
          <table:table-cell table:style-name="ce33" office:value-type="float" office:value="0.6" calcext:value-type="float">
            <text:p>0,60</text:p>
          </table:table-cell>
          <table:table-cell table:style-name="ce33" office:value-type="float" office:value="915" calcext:value-type="float">
            <text:p>915,00</text:p>
          </table:table-cell>
          <table:table-cell table:style-name="ce33" office:value-type="float" office:value="923" calcext:value-type="float">
            <text:p>923,00</text:p>
          </table:table-cell>
          <table:table-cell table:style-name="ce58" office:value-type="float" office:value="4.54606056566195" calcext:value-type="float">
            <text:p>4,55</text:p>
          </table:table-cell>
          <table:table-cell table:style-name="ce25" office:value-type="string" calcext:value-type="string">
            <text:p>B-n78-k10</text:p>
          </table:table-cell>
          <table:table-cell table:style-name="ce32" office:value-type="float" office:value="0.3" calcext:value-type="float">
            <text:p>0,30</text:p>
          </table:table-cell>
          <table:table-cell table:style-name="ce32" office:value-type="float" office:value="0.15" calcext:value-type="float">
            <text:p>0,15</text:p>
          </table:table-cell>
          <table:table-cell table:style-name="ce32" office:value-type="float" office:value="0.6" calcext:value-type="float">
            <text:p>0,60</text:p>
          </table:table-cell>
          <table:table-cell table:style-name="ce32" office:value-type="float" office:value="1227" calcext:value-type="float">
            <text:p>1227,00</text:p>
          </table:table-cell>
          <table:table-cell table:style-name="ce32" office:value-type="float" office:value="1255.3" calcext:value-type="float">
            <text:p>1255,30</text:p>
          </table:table-cell>
          <table:table-cell table:style-name="ce57" office:value-type="float" office:value="15.3698839726698" calcext:value-type="float">
            <text:p>15,37</text:p>
          </table:table-cell>
          <table:table-cell table:number-columns-repeated="1010"/>
        </table:table-row>
        <table:table-row table:style-name="ro1">
          <table:table-cell table:style-name="ce44" office:value-type="string" calcext:value-type="string">
            <text:p>A-n46-k7</text:p>
          </table:table-cell>
          <table:table-cell table:style-name="ce33" office:value-type="float" office:value="0.3" calcext:value-type="float">
            <text:p>0,30</text:p>
          </table:table-cell>
          <table:table-cell table:style-name="ce33" office:value-type="float" office:value="0.125" calcext:value-type="float">
            <text:p>0,13</text:p>
          </table:table-cell>
          <table:table-cell table:style-name="ce33" office:value-type="float" office:value="0.5" calcext:value-type="float">
            <text:p>0,50</text:p>
          </table:table-cell>
          <table:table-cell table:style-name="ce33" office:value-type="float" office:value="914" calcext:value-type="float">
            <text:p>914,00</text:p>
          </table:table-cell>
          <table:table-cell table:style-name="ce33" office:value-type="float" office:value="923.6" calcext:value-type="float">
            <text:p>923,60</text:p>
          </table:table-cell>
          <table:table-cell table:style-name="ce58" office:value-type="float" office:value="5.87272414547873" calcext:value-type="float">
            <text:p>5,87</text:p>
          </table:table-cell>
          <table:table-cell table:style-name="ce25" office:value-type="string" calcext:value-type="string">
            <text:p>B-n78-k10</text:p>
          </table:table-cell>
          <table:table-cell table:style-name="ce32" office:value-type="float" office:value="0.5" calcext:value-type="float">
            <text:p>0,50</text:p>
          </table:table-cell>
          <table:table-cell table:style-name="ce32" office:value-type="float" office:value="0.3" calcext:value-type="float">
            <text:p>0,30</text:p>
          </table:table-cell>
          <table:table-cell table:style-name="ce32" office:value-type="float" office:value="0.5" calcext:value-type="float">
            <text:p>0,50</text:p>
          </table:table-cell>
          <table:table-cell table:style-name="ce32" office:value-type="float" office:value="1243" calcext:value-type="float">
            <text:p>1243,00</text:p>
          </table:table-cell>
          <table:table-cell table:style-name="ce32" office:value-type="float" office:value="1256.4" calcext:value-type="float">
            <text:p>1256,40</text:p>
          </table:table-cell>
          <table:table-cell table:style-name="ce57" office:value-type="float" office:value="13.251415018782" calcext:value-type="float">
            <text:p>13,25</text:p>
          </table:table-cell>
          <table:table-cell table:number-columns-repeated="1010"/>
        </table:table-row>
        <table:table-row table:style-name="ro1">
          <table:table-cell table:style-name="ce44" office:value-type="string" calcext:value-type="string">
            <text:p>A-n46-k7</text:p>
          </table:table-cell>
          <table:table-cell table:style-name="ce33" office:value-type="float" office:value="0.5" calcext:value-type="float">
            <text:p>0,50</text:p>
          </table:table-cell>
          <table:table-cell table:style-name="ce33" office:value-type="float" office:value="0.3" calcext:value-type="float">
            <text:p>0,30</text:p>
          </table:table-cell>
          <table:table-cell table:style-name="ce33" office:value-type="float" office:value="0.5" calcext:value-type="float">
            <text:p>0,50</text:p>
          </table:table-cell>
          <table:table-cell table:style-name="ce33" office:value-type="float" office:value="920" calcext:value-type="float">
            <text:p>920,00</text:p>
          </table:table-cell>
          <table:table-cell table:style-name="ce33" office:value-type="float" office:value="923.7" calcext:value-type="float">
            <text:p>923,70</text:p>
          </table:table-cell>
          <table:table-cell table:style-name="ce58" office:value-type="float" office:value="5.25039681040078" calcext:value-type="float">
            <text:p>5,25</text:p>
          </table:table-cell>
          <table:table-cell table:style-name="ce25" office:value-type="string" calcext:value-type="string">
            <text:p>B-n78-k10</text:p>
          </table:table-cell>
          <table:table-cell table:style-name="ce32" office:value-type="float" office:value="0.3" calcext:value-type="float">
            <text:p>0,30</text:p>
          </table:table-cell>
          <table:table-cell table:style-name="ce32" office:value-type="float" office:value="0.125" calcext:value-type="float">
            <text:p>0,13</text:p>
          </table:table-cell>
          <table:table-cell table:style-name="ce32" office:value-type="float" office:value="0.6" calcext:value-type="float">
            <text:p>0,60</text:p>
          </table:table-cell>
          <table:table-cell table:style-name="ce32" office:value-type="float" office:value="1229" calcext:value-type="float">
            <text:p>1229,00</text:p>
          </table:table-cell>
          <table:table-cell table:style-name="ce32" office:value-type="float" office:value="1259.4" calcext:value-type="float">
            <text:p>1259,40</text:p>
          </table:table-cell>
          <table:table-cell table:style-name="ce57" office:value-type="float" office:value="15.6148077869125" calcext:value-type="float">
            <text:p>15,61</text:p>
          </table:table-cell>
          <table:table-cell table:number-columns-repeated="1010"/>
        </table:table-row>
        <table:table-row table:style-name="ro1">
          <table:table-cell table:style-name="ce44" office:value-type="string" calcext:value-type="string">
            <text:p>A-n46-k7</text:p>
          </table:table-cell>
          <table:table-cell table:style-name="ce33" office:value-type="float" office:value="0.5" calcext:value-type="float">
            <text:p>0,50</text:p>
          </table:table-cell>
          <table:table-cell table:style-name="ce33" office:value-type="float" office:value="0.15" calcext:value-type="float">
            <text:p>0,15</text:p>
          </table:table-cell>
          <table:table-cell table:style-name="ce33" office:value-type="float" office:value="0.5" calcext:value-type="float">
            <text:p>0,50</text:p>
          </table:table-cell>
          <table:table-cell table:style-name="ce33" office:value-type="float" office:value="914" calcext:value-type="float">
            <text:p>914,00</text:p>
          </table:table-cell>
          <table:table-cell table:style-name="ce33" office:value-type="float" office:value="924.5" calcext:value-type="float">
            <text:p>924,50</text:p>
          </table:table-cell>
          <table:table-cell table:style-name="ce58" office:value-type="float" office:value="8.91004426974911" calcext:value-type="float">
            <text:p>8,91</text:p>
          </table:table-cell>
          <table:table-cell table:style-name="ce25" office:value-type="string" calcext:value-type="string">
            <text:p>B-n78-k10</text:p>
          </table:table-cell>
          <table:table-cell table:style-name="ce32" office:value-type="float" office:value="0.2" calcext:value-type="float">
            <text:p>0,20</text:p>
          </table:table-cell>
          <table:table-cell table:style-name="ce32" office:value-type="float" office:value="0.1" calcext:value-type="float">
            <text:p>0,10</text:p>
          </table:table-cell>
          <table:table-cell table:style-name="ce32" office:value-type="float" office:value="0.6" calcext:value-type="float">
            <text:p>0,60</text:p>
          </table:table-cell>
          <table:table-cell table:style-name="ce32" office:value-type="float" office:value="1236" calcext:value-type="float">
            <text:p>1236,00</text:p>
          </table:table-cell>
          <table:table-cell table:style-name="ce32" office:value-type="float" office:value="1259.6" calcext:value-type="float">
            <text:p>1259,60</text:p>
          </table:table-cell>
          <table:table-cell table:style-name="ce57" office:value-type="float" office:value="16.8865495455867" calcext:value-type="float">
            <text:p>16,89</text:p>
          </table:table-cell>
          <table:table-cell table:number-columns-repeated="1010"/>
        </table:table-row>
        <table:table-row table:style-name="ro1">
          <table:table-cell table:style-name="ce44" office:value-type="string" calcext:value-type="string">
            <text:p>A-n46-k7</text:p>
          </table:table-cell>
          <table:table-cell table:style-name="ce33" office:value-type="float" office:value="0.5" calcext:value-type="float">
            <text:p>0,50</text:p>
          </table:table-cell>
          <table:table-cell table:style-name="ce33" office:value-type="float" office:value="0.125" calcext:value-type="float">
            <text:p>0,13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920" calcext:value-type="float">
            <text:p>920,00</text:p>
          </table:table-cell>
          <table:table-cell table:style-name="ce33" office:value-type="float" office:value="925" calcext:value-type="float">
            <text:p>925,00</text:p>
          </table:table-cell>
          <table:table-cell table:style-name="ce58" office:value-type="float" office:value="5.94418483337567" calcext:value-type="float">
            <text:p>5,94</text:p>
          </table:table-cell>
          <table:table-cell table:style-name="ce25" office:value-type="string" calcext:value-type="string">
            <text:p>B-n78-k10</text:p>
          </table:table-cell>
          <table:table-cell table:style-name="ce32" office:value-type="float" office:value="0.3" calcext:value-type="float">
            <text:p>0,30</text:p>
          </table:table-cell>
          <table:table-cell table:style-name="ce32" office:value-type="float" office:value="0.1" calcext:value-type="float">
            <text:p>0,10</text:p>
          </table:table-cell>
          <table:table-cell table:style-name="ce32" office:value-type="float" office:value="0.5" calcext:value-type="float">
            <text:p>0,50</text:p>
          </table:table-cell>
          <table:table-cell table:style-name="ce32" office:value-type="float" office:value="1240" calcext:value-type="float">
            <text:p>1240,00</text:p>
          </table:table-cell>
          <table:table-cell table:style-name="ce32" office:value-type="float" office:value="1260.5" calcext:value-type="float">
            <text:p>1260,50</text:p>
          </table:table-cell>
          <table:table-cell table:style-name="ce57" office:value-type="float" office:value="14.0336896233473" calcext:value-type="float">
            <text:p>14,03</text:p>
          </table:table-cell>
          <table:table-cell table:number-columns-repeated="1010"/>
        </table:table-row>
        <table:table-row table:style-name="ro1">
          <table:table-cell table:style-name="ce45" office:value-type="string" calcext:value-type="string">
            <text:p>A-n80-k10</text:p>
          </table:table-cell>
          <table:table-cell table:style-name="ce34" office:value-type="float" office:value="0.3" calcext:value-type="float">
            <text:p>0,30</text:p>
          </table:table-cell>
          <table:table-cell table:style-name="ce34" office:value-type="float" office:value="0.15" calcext:value-type="float">
            <text:p>0,15</text:p>
          </table:table-cell>
          <table:table-cell table:style-name="ce34" office:value-type="float" office:value="0.5" calcext:value-type="float">
            <text:p>0,50</text:p>
          </table:table-cell>
          <table:table-cell table:style-name="ce34" office:value-type="float" office:value="1791" calcext:value-type="float">
            <text:p>1791,00</text:p>
          </table:table-cell>
          <table:table-cell table:style-name="ce34" office:value-type="float" office:value="1814.8" calcext:value-type="float">
            <text:p>1814,80</text:p>
          </table:table-cell>
          <table:table-cell table:style-name="ce59" office:value-type="float" office:value="18.1034066775658" calcext:value-type="float">
            <text:p>18,10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45" office:value-type="string" calcext:value-type="string">
            <text:p>A-n80-k10</text:p>
          </table:table-cell>
          <table:table-cell table:number-columns-repeated="2" table:style-name="ce34" office:value-type="float" office:value="0.3" calcext:value-type="float">
            <text:p>0,30</text:p>
          </table:table-cell>
          <table:table-cell table:style-name="ce34" office:value-type="float" office:value="0.5" calcext:value-type="float">
            <text:p>0,50</text:p>
          </table:table-cell>
          <table:table-cell table:style-name="ce34" office:value-type="float" office:value="1792" calcext:value-type="float">
            <text:p>1792,00</text:p>
          </table:table-cell>
          <table:table-cell table:style-name="ce34" office:value-type="float" office:value="1821.4" calcext:value-type="float">
            <text:p>1821,40</text:p>
          </table:table-cell>
          <table:table-cell table:style-name="ce59" office:value-type="float" office:value="15.9317990893126" calcext:value-type="float">
            <text:p>15,93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45" office:value-type="string" calcext:value-type="string">
            <text:p>A-n80-k10</text:p>
          </table:table-cell>
          <table:table-cell table:style-name="ce34" office:value-type="float" office:value="0.1" calcext:value-type="float">
            <text:p>0,10</text:p>
          </table:table-cell>
          <table:table-cell table:style-name="ce34" office:value-type="float" office:value="0.15" calcext:value-type="float">
            <text:p>0,15</text:p>
          </table:table-cell>
          <table:table-cell table:style-name="ce34" office:value-type="float" office:value="0.5" calcext:value-type="float">
            <text:p>0,50</text:p>
          </table:table-cell>
          <table:table-cell table:style-name="ce34" office:value-type="float" office:value="1783" calcext:value-type="float">
            <text:p>1783,00</text:p>
          </table:table-cell>
          <table:table-cell table:style-name="ce34" office:value-type="float" office:value="1821.7" calcext:value-type="float">
            <text:p>1821,70</text:p>
          </table:table-cell>
          <table:table-cell table:style-name="ce59" office:value-type="float" office:value="25.9916653307684" calcext:value-type="float">
            <text:p>25,99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45" office:value-type="string" calcext:value-type="string">
            <text:p>A-n80-k10</text:p>
          </table:table-cell>
          <table:table-cell table:style-name="ce34" office:value-type="float" office:value="0.5" calcext:value-type="float">
            <text:p>0,50</text:p>
          </table:table-cell>
          <table:table-cell table:style-name="ce34" office:value-type="float" office:value="0.1" calcext:value-type="float">
            <text:p>0,10</text:p>
          </table:table-cell>
          <table:table-cell table:style-name="ce34" office:value-type="float" office:value="0.5" calcext:value-type="float">
            <text:p>0,50</text:p>
          </table:table-cell>
          <table:table-cell table:style-name="ce34" office:value-type="float" office:value="1784" calcext:value-type="float">
            <text:p>1784,00</text:p>
          </table:table-cell>
          <table:table-cell table:style-name="ce34" office:value-type="float" office:value="1822.1" calcext:value-type="float">
            <text:p>1822,10</text:p>
          </table:table-cell>
          <table:table-cell table:style-name="ce59" office:value-type="float" office:value="21.299191429619" calcext:value-type="float">
            <text:p>21,30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46" office:value-type="string" calcext:value-type="string">
            <text:p>A-n80-k10</text:p>
          </table:table-cell>
          <table:table-cell table:style-name="ce53" office:value-type="float" office:value="0.5" calcext:value-type="float">
            <text:p>0,50</text:p>
          </table:table-cell>
          <table:table-cell table:style-name="ce53" office:value-type="float" office:value="0.15" calcext:value-type="float">
            <text:p>0,15</text:p>
          </table:table-cell>
          <table:table-cell table:style-name="ce53" office:value-type="float" office:value="0.5" calcext:value-type="float">
            <text:p>0,50</text:p>
          </table:table-cell>
          <table:table-cell table:style-name="ce53" office:value-type="float" office:value="1788" calcext:value-type="float">
            <text:p>1788,00</text:p>
          </table:table-cell>
          <table:table-cell table:style-name="ce53" office:value-type="float" office:value="1822.8" calcext:value-type="float">
            <text:p>1822,80</text:p>
          </table:table-cell>
          <table:table-cell table:style-name="ce60" office:value-type="float" office:value="20.1152236433558" calcext:value-type="float">
            <text:p>20,12</text:p>
          </table:table-cell>
          <table:table-cell table:style-name="Default" table:number-columns-repeated="7"/>
          <table:table-cell table:number-columns-repeated="101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ados.A1:resultados.G841">
          <table:sort>
            <table:sort-by table:field-number="0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 number:title="User-defined">
      <number:number number:decimal-places="3" loext:min-decimal-places="3" number:min-integer-digits="1" number:grouping="true"/>
    </number:number-style>
    <number:number-style style:name="N109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15:11:55.40858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09T16:37:57.290571139</dc:date>
    <meta:editing-duration>PT1H41M18S</meta:editing-duration>
    <meta:editing-cycles>15</meta:editing-cycles>
    <meta:generator>LibreOffice/6.4.7.2$Linux_X86_64 LibreOffice_project/40$Build-2</meta:generator>
    <meta:document-statistic meta:table-count="3" meta:cell-count="6372" meta:object-count="0"/>
  </office:meta>
</office:document-meta>
</file>